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rator Mono" svg:font-family="'Operator Mono', Hack, 'Fira Code', 'Ubuntu Mono', 'Droid Sans Mono', 'Liberation Mono', 'Source Code Pro', Menlo, Consolas, Courier, monospace"/>
    <style:font-face style:name="Hack3" svg:font-family="Hack" style:font-family-generic="roman"/>
    <style:font-face style:name="Liberation Serif" svg:font-family="'Liberation Serif'" style:font-family-generic="roman"/>
    <style:font-face style:name="Lucida Sans1" svg:font-family="'Lucida Sans'" style:font-family-generic="swiss"/>
    <style:font-face style:name="Hack4" svg:font-family="Hack" style:font-family-generic="modern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1" svg:font-family="NSimSun" style:font-family-generic="modern" style:font-pitch="fixed"/>
    <style:font-face style:name="Alef" svg:font-family="Alef" style:font-pitch="variable"/>
    <style:font-face style:name="Amiri" svg:font-family="Amiri" style:font-pitch="variable"/>
    <style:font-face style:name="Hack2" svg:font-family="Hack" style:font-pitch="variable"/>
    <style:font-face style:name="Hack" svg:font-family="Hack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Hack1" svg:font-family="Hack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color="#c9211e" fo:font-weight="bold" style:font-weight-asian="bold" style:font-weight-complex="bold"/>
    </style:style>
    <style:style style:name="P2" style:family="paragraph" style:parent-style-name="Preformatted_20_Text">
      <style:text-properties fo:color="#c9211e" fo:language="en" fo:country="US" fo:font-weight="bold" officeooo:rsid="0019c4c2" officeooo:paragraph-rsid="005717b5" style:font-weight-asian="bold" style:font-weight-complex="bold"/>
    </style:style>
    <style:style style:name="P3" style:family="paragraph" style:parent-style-name="Preformatted_20_Text">
      <style:text-properties fo:color="#c9211e" fo:font-size="12pt" fo:language="en" fo:country="US" fo:font-weight="bold" officeooo:rsid="0019c4c2" officeooo:paragraph-rsid="005717b5" fo:background-color="#ddddd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background-color="#afd095"/>
    </style:style>
    <style:style style:name="P5" style:family="paragraph" style:parent-style-name="Preformatted_20_Text">
      <style:text-properties officeooo:paragraph-rsid="008ea079" fo:background-color="#dddddd"/>
    </style:style>
    <style:style style:name="P6" style:family="paragraph" style:parent-style-name="Preformatted_20_Text">
      <style:text-properties officeooo:paragraph-rsid="00905305" fo:background-color="#dddddd"/>
    </style:style>
    <style:style style:name="P7" style:family="paragraph" style:parent-style-name="Preformatted_20_Text">
      <style:text-properties officeooo:paragraph-rsid="00950d71" fo:background-color="#dddddd"/>
    </style:style>
    <style:style style:name="P8" style:family="paragraph" style:parent-style-name="Preformatted_20_Text">
      <style:text-properties fo:language="en" fo:country="US" officeooo:rsid="00483f2d" officeooo:paragraph-rsid="00483f2d"/>
    </style:style>
    <style:style style:name="P9" style:family="paragraph" style:parent-style-name="Preformatted_20_Text">
      <style:text-properties fo:language="en" fo:country="US" officeooo:rsid="004d0ea3" officeooo:paragraph-rsid="004d0ea3"/>
    </style:style>
    <style:style style:name="P10" style:family="paragraph" style:parent-style-name="Preformatted_20_Text">
      <style:text-properties fo:language="en" fo:country="US" officeooo:rsid="004e783a" officeooo:paragraph-rsid="004e783a"/>
    </style:style>
    <style:style style:name="P11" style:family="paragraph" style:parent-style-name="Preformatted_20_Text">
      <style:text-properties fo:language="en" fo:country="US" officeooo:rsid="00515991" officeooo:paragraph-rsid="00515991"/>
    </style:style>
    <style:style style:name="P12" style:family="paragraph" style:parent-style-name="Preformatted_20_Text">
      <style:text-properties fo:language="en" fo:country="US" officeooo:rsid="0052a5d3" officeooo:paragraph-rsid="0052a5d3"/>
    </style:style>
    <style:style style:name="P13" style:family="paragraph" style:parent-style-name="Preformatted_20_Text">
      <style:text-properties fo:language="en" fo:country="US" officeooo:rsid="008b0583" officeooo:paragraph-rsid="0098ed5f"/>
    </style:style>
    <style:style style:name="P14" style:family="paragraph" style:parent-style-name="Preformatted_20_Text">
      <style:text-properties fo:language="en" fo:country="US" officeooo:rsid="0089235a" officeooo:paragraph-rsid="0089235a" fo:background-color="#eeeeee"/>
    </style:style>
    <style:style style:name="P15" style:family="paragraph" style:parent-style-name="Preformatted_20_Text">
      <style:text-properties fo:language="en" fo:country="US" officeooo:rsid="0089235a" officeooo:paragraph-rsid="0093692f" fo:background-color="#eeeeee"/>
    </style:style>
    <style:style style:name="P16" style:family="paragraph" style:parent-style-name="Preformatted_20_Text">
      <style:text-properties fo:language="en" fo:country="US" officeooo:rsid="008c978b" officeooo:paragraph-rsid="008c978b" fo:background-color="#eeeeee"/>
    </style:style>
    <style:style style:name="P17" style:family="paragraph" style:parent-style-name="Preformatted_20_Text">
      <style:text-properties fo:language="en" fo:country="US" officeooo:rsid="0093692f" officeooo:paragraph-rsid="0093692f" fo:background-color="#eeeeee"/>
    </style:style>
    <style:style style:name="P18" style:family="paragraph" style:parent-style-name="Preformatted_20_Text">
      <style:text-properties fo:language="en" fo:country="US" officeooo:rsid="008c978b" officeooo:paragraph-rsid="008ea079" fo:background-color="#afd095"/>
    </style:style>
    <style:style style:name="P19" style:family="paragraph" style:parent-style-name="Preformatted_20_Text">
      <style:text-properties fo:language="en" fo:country="US" officeooo:rsid="0031812c" officeooo:paragraph-rsid="008ea079" fo:background-color="#afd095"/>
    </style:style>
    <style:style style:name="P20" style:family="paragraph" style:parent-style-name="Preformatted_20_Text">
      <style:text-properties fo:language="en" fo:country="US" officeooo:rsid="0032655f" officeooo:paragraph-rsid="0090a236" fo:background-color="#afd095"/>
    </style:style>
    <style:style style:name="P21" style:family="paragraph" style:parent-style-name="Preformatted_20_Text">
      <style:text-properties fo:language="en" fo:country="US" fo:font-weight="bold" officeooo:rsid="008c978b" officeooo:paragraph-rsid="008c978b" fo:background-color="#afd095" style:font-weight-asian="bold" style:font-weight-complex="bold"/>
    </style:style>
    <style:style style:name="P22" style:family="paragraph" style:parent-style-name="Preformatted_20_Text">
      <style:text-properties fo:language="en" fo:country="US" fo:font-weight="bold" officeooo:rsid="008c978b" officeooo:paragraph-rsid="008ca87a" fo:background-color="#afd095" style:font-weight-asian="bold" style:font-weight-complex="bold"/>
    </style:style>
    <style:style style:name="P23" style:family="paragraph" style:parent-style-name="Preformatted_20_Text">
      <style:text-properties fo:language="en" fo:country="US" fo:font-weight="bold" officeooo:rsid="002e4b6f" officeooo:paragraph-rsid="00905305" fo:background-color="transparent" style:font-weight-asian="bold" style:font-weight-complex="bold"/>
    </style:style>
    <style:style style:name="P24" style:family="paragraph" style:parent-style-name="Preformatted_20_Text">
      <style:text-properties fo:language="en" fo:country="US" fo:font-weight="normal" officeooo:rsid="0090a236" officeooo:paragraph-rsid="0090a236" fo:background-color="#dddddd" style:font-weight-asian="normal" style:font-weight-complex="normal"/>
    </style:style>
    <style:style style:name="P25" style:family="paragraph" style:parent-style-name="Preformatted_20_Text">
      <style:text-properties fo:language="en" fo:country="US" fo:font-weight="normal" officeooo:rsid="0089235a" officeooo:paragraph-rsid="0093692f" fo:background-color="#dddddd" style:font-weight-asian="normal" style:font-weight-complex="normal"/>
    </style:style>
    <style:style style:name="P26" style:family="paragraph" style:parent-style-name="Preformatted_20_Text">
      <style:text-properties fo:language="en" fo:country="US" officeooo:rsid="0092412c" officeooo:paragraph-rsid="0092412c"/>
    </style:style>
    <style:style style:name="P27" style:family="paragraph" style:parent-style-name="Preformatted_20_Text">
      <style:text-properties fo:language="en" fo:country="US" officeooo:rsid="003ae2c6" officeooo:paragraph-rsid="00950d71"/>
    </style:style>
    <style:style style:name="P28" style:family="paragraph" style:parent-style-name="Preformatted_20_Text">
      <style:text-properties officeooo:paragraph-rsid="0044ad16"/>
    </style:style>
    <style:style style:name="P29" style:family="paragraph" style:parent-style-name="Preformatted_20_Text">
      <style:text-properties officeooo:paragraph-rsid="0047dae7"/>
    </style:style>
    <style:style style:name="P30" style:family="paragraph" style:parent-style-name="Preformatted_20_Text">
      <style:text-properties fo:color="#000000" fo:language="en" fo:country="US" fo:font-weight="normal" officeooo:rsid="0019c4c2" officeooo:paragraph-rsid="005717b5" fo:background-color="#cccccc" style:font-weight-asian="normal" style:font-weight-complex="normal"/>
    </style:style>
    <style:style style:name="P31" style:family="paragraph" style:parent-style-name="Preformatted_20_Text">
      <style:text-properties fo:color="#000000" fo:language="en" fo:country="US" fo:font-weight="normal" officeooo:rsid="0019c4c2" officeooo:paragraph-rsid="005717b5" fo:background-color="transparent" style:font-weight-asian="normal" style:font-weight-complex="normal"/>
    </style:style>
    <style:style style:name="P32" style:family="paragraph" style:parent-style-name="Preformatted_20_Text">
      <style:text-properties fo:color="#000000" fo:language="en" fo:country="US" fo:font-weight="normal" officeooo:rsid="001b1396" officeooo:paragraph-rsid="005717b5" fo:background-color="transparent" style:font-weight-asian="normal" style:font-weight-complex="normal"/>
    </style:style>
    <style:style style:name="P33" style:family="paragraph" style:parent-style-name="Preformatted_20_Text">
      <style:text-properties fo:color="#000000" fo:language="en" fo:country="US" fo:font-weight="normal" officeooo:rsid="001b1396" officeooo:paragraph-rsid="005717b5" fo:background-color="#afd095" style:font-weight-asian="normal" style:font-weight-complex="normal"/>
    </style:style>
    <style:style style:name="P34" style:family="paragraph" style:parent-style-name="Preformatted_20_Text">
      <style:text-properties fo:color="#000000" style:font-name="Hack" fo:font-size="10pt" fo:language="en" fo:country="US" fo:font-style="normal" fo:font-weight="normal" officeooo:rsid="001b58fc" officeooo:paragraph-rsid="005717b5" fo:background-color="#afd095" style:font-size-asian="10pt" style:font-style-asian="normal" style:font-weight-asian="normal" style:font-size-complex="10pt" style:font-weight-complex="normal"/>
    </style:style>
    <style:style style:name="P35" style:family="paragraph" style:parent-style-name="Preformatted_20_Text">
      <style:text-properties fo:color="#000000" style:font-name="Arial" fo:font-size="10pt" fo:language="en" fo:country="US" fo:font-style="normal" fo:font-weight="normal" officeooo:rsid="0024d4d5" officeooo:paragraph-rsid="005717b5" fo:background-color="#afd095" style:font-size-asian="10pt" style:font-style-asian="normal" style:font-weight-asian="normal" style:font-size-complex="10pt" style:font-weight-complex="normal"/>
    </style:style>
    <style:style style:name="P36" style:family="paragraph" style:parent-style-name="Preformatted_20_Text">
      <style:text-properties fo:font-size="10pt" officeooo:paragraph-rsid="005717b5" style:font-size-asian="10pt" style:font-size-complex="10pt"/>
    </style:style>
    <style:style style:name="P37" style:family="paragraph" style:parent-style-name="Preformatted_20_Text">
      <style:text-properties fo:font-size="10pt" fo:language="bg" fo:country="BG" fo:font-weight="normal" officeooo:rsid="0089235a" officeooo:paragraph-rsid="008ea079" fo:background-color="transparent" style:font-size-asian="10pt" style:font-weight-asian="normal" style:font-size-complex="10pt" style:font-weight-complex="normal"/>
    </style:style>
    <style:style style:name="P38" style:family="paragraph" style:parent-style-name="Preformatted_20_Text">
      <style:text-properties fo:font-weight="normal" officeooo:rsid="001e4100" officeooo:paragraph-rsid="005717b5" style:font-weight-asian="normal" style:font-weight-complex="normal"/>
    </style:style>
    <style:style style:name="P39" style:family="paragraph" style:parent-style-name="Preformatted_20_Text">
      <style:text-properties officeooo:paragraph-rsid="005717b5"/>
    </style:style>
    <style:style style:name="P40" style:family="paragraph" style:parent-style-name="Preformatted_20_Text">
      <style:text-properties fo:font-variant="normal" fo:text-transform="none" fo:color="#d1e8ff" style:font-name="Operator Mono" fo:font-size="9.75pt" fo:letter-spacing="normal" fo:font-style="normal" fo:font-weight="normal" officeooo:rsid="0082553b" officeooo:paragraph-rsid="0082553b" fo:background-color="#ffe994" style:font-size-asian="8pt" style:font-weight-asian="bold" style:font-size-complex="8pt" style:font-weight-complex="bold"/>
    </style:style>
    <style:style style:name="P41" style:family="paragraph" style:parent-style-name="Preformatted_20_Text">
      <style:text-properties officeooo:paragraph-rsid="0089235a"/>
    </style:style>
    <style:style style:name="P42" style:family="paragraph" style:parent-style-name="Preformatted_20_Text">
      <style:text-properties officeooo:paragraph-rsid="008c978b"/>
    </style:style>
    <style:style style:name="P43" style:family="paragraph" style:parent-style-name="Preformatted_20_Text">
      <style:text-properties officeooo:paragraph-rsid="008ca87a" fo:background-color="#b4c7dc"/>
    </style:style>
    <style:style style:name="P44" style:family="paragraph" style:parent-style-name="Preformatted_20_Text">
      <style:text-properties officeooo:paragraph-rsid="008d36da"/>
    </style:style>
    <style:style style:name="P45" style:family="paragraph" style:parent-style-name="Preformatted_20_Text">
      <style:text-properties fo:font-size="14pt" fo:font-weight="bold" officeooo:paragraph-rsid="008ea079" fo:background-color="#bf819e" style:font-size-asian="14pt" style:font-weight-asian="bold" style:font-size-complex="14pt" style:font-weight-complex="bold"/>
    </style:style>
    <style:style style:name="P46" style:family="paragraph" style:parent-style-name="Preformatted_20_Text">
      <style:text-properties fo:font-size="12pt" fo:font-weight="bold" officeooo:paragraph-rsid="008ea079" fo:background-color="#ffa6a6" style:font-size-asian="12pt" style:font-weight-asian="bold" style:font-size-complex="12pt" style:font-weight-complex="bold"/>
    </style:style>
    <style:style style:name="P47" style:family="paragraph" style:parent-style-name="Preformatted_20_Text">
      <style:text-properties officeooo:paragraph-rsid="00905305"/>
    </style:style>
    <style:style style:name="P48" style:family="paragraph" style:parent-style-name="Preformatted_20_Text">
      <style:text-properties officeooo:paragraph-rsid="0090a236"/>
    </style:style>
    <style:style style:name="P49" style:family="paragraph" style:parent-style-name="Preformatted_20_Text">
      <style:text-properties officeooo:paragraph-rsid="0092412c"/>
    </style:style>
    <style:style style:name="P50" style:family="paragraph" style:parent-style-name="Preformatted_20_Text">
      <style:text-properties officeooo:paragraph-rsid="0093692f"/>
    </style:style>
    <style:style style:name="P51" style:family="paragraph" style:parent-style-name="Preformatted_20_Text">
      <style:text-properties officeooo:paragraph-rsid="00950d71"/>
    </style:style>
    <style:style style:name="P52" style:family="paragraph" style:parent-style-name="Preformatted_20_Text">
      <style:text-properties officeooo:paragraph-rsid="009bcebc"/>
    </style:style>
    <style:style style:name="P53" style:family="paragraph" style:parent-style-name="Standard">
      <style:text-properties fo:language="en" fo:country="US" officeooo:rsid="0021ccb7" officeooo:paragraph-rsid="0021ccb7"/>
    </style:style>
    <style:style style:name="P54" style:family="paragraph" style:parent-style-name="Standard">
      <style:text-properties fo:language="en" fo:country="US" officeooo:rsid="0022fc6e" officeooo:paragraph-rsid="0022fc6e" fo:background-color="#afd095"/>
    </style:style>
    <style:style style:name="P55" style:family="paragraph" style:parent-style-name="Standard">
      <style:text-properties fo:language="en" fo:country="US" officeooo:rsid="006c89e6" officeooo:paragraph-rsid="006c89e6" fo:background-color="transparent"/>
    </style:style>
    <style:style style:name="P56" style:family="paragraph" style:parent-style-name="Standard">
      <style:text-properties fo:language="en" fo:country="US" officeooo:rsid="006db0a4" officeooo:paragraph-rsid="006db0a4" fo:background-color="transparent"/>
    </style:style>
    <style:style style:name="P57" style:family="paragraph" style:parent-style-name="Standard">
      <style:text-properties fo:language="en" fo:country="US" fo:font-weight="normal" officeooo:rsid="006c89e6" officeooo:paragraph-rsid="006c89e6" fo:background-color="transparent" style:font-weight-asian="normal" style:font-weight-complex="normal"/>
    </style:style>
    <style:style style:name="P58" style:family="paragraph" style:parent-style-name="Standard">
      <style:text-properties fo:language="en" fo:country="US" fo:font-weight="bold" officeooo:rsid="002e4b6f" officeooo:paragraph-rsid="008d36da" fo:background-color="transparent" style:font-weight-asian="bold" style:font-weight-complex="bold"/>
    </style:style>
    <style:style style:name="P59" style:family="paragraph" style:parent-style-name="Standard">
      <style:text-properties fo:color="#000000" style:font-name="Arial" fo:language="en" fo:country="US" officeooo:rsid="002807a2" officeooo:paragraph-rsid="002807a2" fo:background-color="#afd095"/>
    </style:style>
    <style:style style:name="P60" style:family="paragraph" style:parent-style-name="Standard">
      <style:text-properties fo:color="#000000" style:font-name="Arial" fo:language="en" fo:country="US" officeooo:rsid="002807a2" officeooo:paragraph-rsid="0054cefe"/>
    </style:style>
    <style:style style:name="P61" style:family="paragraph" style:parent-style-name="Standard">
      <style:text-properties fo:color="#000000" style:font-name="Arial" fo:language="en" fo:country="US" officeooo:rsid="002ded32" officeooo:paragraph-rsid="005717b5"/>
    </style:style>
    <style:style style:name="P62" style:family="paragraph" style:parent-style-name="Standard">
      <style:text-properties fo:color="#000000" style:font-name="Arial" fo:font-size="10pt" fo:font-weight="normal" officeooo:rsid="001e4100" officeooo:paragraph-rsid="005717b5" style:font-size-asian="10pt" style:font-weight-asian="normal" style:font-size-complex="10pt" style:font-weight-complex="normal"/>
    </style:style>
    <style:style style:name="P63" style:family="paragraph" style:parent-style-name="Standard">
      <style:text-properties fo:color="#000000" style:font-name="Arial" fo:font-size="10pt" fo:font-weight="normal" officeooo:rsid="001c8d1f" officeooo:paragraph-rsid="005717b5" style:font-size-asian="10pt" style:font-weight-asian="normal" style:font-size-complex="10pt" style:font-weight-complex="normal"/>
    </style:style>
    <style:style style:name="P64" style:family="paragraph" style:parent-style-name="Standard">
      <style:text-properties fo:color="#000000" style:font-name="Arial" fo:font-size="10pt" fo:language="en" fo:country="US" fo:font-style="normal" fo:font-weight="normal" officeooo:rsid="001c8d1f" officeooo:paragraph-rsid="005717b5" style:font-size-asian="10pt" style:font-style-asian="normal" style:font-weight-asian="normal" style:font-size-complex="10pt" style:font-weight-complex="normal"/>
    </style:style>
    <style:style style:name="P65" style:family="paragraph" style:parent-style-name="Standard">
      <style:text-properties fo:color="#000000" style:font-name="Arial" fo:font-size="10pt" fo:language="en" fo:country="US" fo:font-style="normal" fo:font-weight="normal" officeooo:rsid="001fd206" officeooo:paragraph-rsid="005717b5" style:font-size-asian="10pt" style:font-style-asian="normal" style:font-weight-asian="normal" style:font-size-complex="10pt" style:font-weight-complex="normal"/>
    </style:style>
    <style:style style:name="P66" style:family="paragraph" style:parent-style-name="Standard">
      <style:text-properties fo:color="#000000" style:font-name="Arial" fo:font-size="10pt" fo:language="en" fo:country="US" fo:font-style="normal" fo:font-weight="normal" officeooo:rsid="001e4100" officeooo:paragraph-rsid="005717b5" fo:background-color="#cccccc" style:font-size-asian="10pt" style:font-style-asian="normal" style:font-weight-asian="normal" style:font-size-complex="10pt" style:font-weight-complex="normal"/>
    </style:style>
    <style:style style:name="P67" style:family="paragraph" style:parent-style-name="Standard">
      <style:text-properties fo:color="#000000" style:font-name="Arial" fo:font-size="10pt" fo:language="en" fo:country="US" fo:font-style="normal" fo:font-weight="bold" officeooo:rsid="001fd206" officeooo:paragraph-rsid="005717b5" fo:background-color="#b2b2b2" style:font-size-asian="10pt" style:font-style-asian="normal" style:font-weight-asian="bold" style:font-size-complex="10pt" style:font-weight-complex="bold"/>
    </style:style>
    <style:style style:name="P68" style:family="paragraph" style:parent-style-name="Standard">
      <style:text-properties fo:color="#000000" style:font-name="Arial" fo:font-size="10pt" fo:language="en" fo:country="US" fo:font-style="normal" style:text-underline-style="none" fo:font-weight="normal" officeooo:rsid="005ea3ea" officeooo:paragraph-rsid="005ea3ea" fo:background-color="#77bc65" style:font-size-asian="10pt" style:font-style-asian="normal" style:font-weight-asian="normal" style:font-size-complex="10pt" style:font-weight-complex="normal"/>
    </style:style>
    <style:style style:name="P69" style:family="paragraph" style:parent-style-name="Standard">
      <style:text-properties fo:color="#000000" style:font-name="Arial" fo:font-size="10pt" fo:language="en" fo:country="US" fo:font-style="normal" style:text-underline-style="none" fo:font-weight="bold" officeooo:rsid="008426e8" officeooo:paragraph-rsid="008426e8" fo:background-color="#77bc65" style:font-size-asian="10pt" style:font-style-asian="normal" style:font-weight-asian="bold" style:font-size-complex="10pt" style:font-weight-complex="bold"/>
    </style:style>
    <style:style style:name="P70" style:family="paragraph" style:parent-style-name="Standard">
      <style:text-properties fo:color="#000000" style:font-name="Arial" fo:font-size="10pt" fo:language="en" fo:country="US" fo:font-style="normal" style:text-underline-style="solid" style:text-underline-width="auto" style:text-underline-color="font-color" fo:font-weight="normal" officeooo:rsid="005ea3ea" officeooo:paragraph-rsid="005ea3ea" fo:background-color="transparent" style:font-size-asian="10pt" style:font-style-asian="normal" style:font-weight-asian="normal" style:font-size-complex="10pt" style:font-weight-complex="normal"/>
    </style:style>
    <style:style style:name="P71" style:family="paragraph" style:parent-style-name="Standard">
      <style:text-properties fo:color="#000000" style:font-name="Arial" fo:font-size="10pt" fo:font-weight="bold" officeooo:rsid="001fd206" officeooo:paragraph-rsid="005717b5" style:font-size-asian="10pt" style:font-weight-asian="bold" style:font-size-complex="10pt" style:font-weight-complex="bold"/>
    </style:style>
    <style:style style:name="P72" style:family="paragraph" style:parent-style-name="Standard">
      <style:text-properties fo:color="#000000" style:font-name="Arial" fo:font-size="8pt" fo:language="en" fo:country="US" fo:font-style="normal" style:text-underline-style="none" fo:font-weight="normal" officeooo:rsid="005ea3ea" officeooo:paragraph-rsid="005ea3ea" fo:background-color="transparent" style:font-size-asian="8pt" style:font-style-asian="normal" style:font-weight-asian="normal" style:font-size-complex="8pt" style:font-weight-complex="normal"/>
    </style:style>
    <style:style style:name="P73" style:family="paragraph" style:parent-style-name="Standard">
      <style:text-properties fo:color="#000000" style:font-name="Arial" fo:font-size="8pt" fo:language="en" fo:country="US" fo:font-style="normal" fo:font-weight="bold" officeooo:rsid="006c89e6" officeooo:paragraph-rsid="006c89e6" fo:background-color="#afd095" style:font-size-asian="8pt" style:font-style-asian="normal" style:font-weight-asian="bold" style:font-size-complex="8pt" style:font-weight-complex="bold"/>
    </style:style>
    <style:style style:name="P74" style:family="paragraph" style:parent-style-name="Standard">
      <style:text-properties fo:color="#000000" style:font-name="Arial" fo:font-size="8pt" fo:language="en" fo:country="US" fo:font-style="normal" fo:font-weight="bold" officeooo:rsid="006db0a4" officeooo:paragraph-rsid="006db0a4" fo:background-color="#afd095" style:font-size-asian="8pt" style:font-style-asian="normal" style:font-weight-asian="bold" style:font-size-complex="8pt" style:font-style-complex="normal" style:font-weight-complex="bold"/>
    </style:style>
    <style:style style:name="P75" style:family="paragraph" style:parent-style-name="Standard">
      <style:text-properties fo:color="#000000" style:font-name="Arial" fo:font-size="8pt" fo:language="en" fo:country="US" fo:font-style="normal" fo:font-weight="bold" officeooo:rsid="00710135" officeooo:paragraph-rsid="00710135" fo:background-color="#77bc65" style:font-size-asian="8pt" style:font-style-asian="normal" style:font-weight-asian="bold" style:font-size-complex="8pt" style:font-weight-complex="bold"/>
    </style:style>
    <style:style style:name="P76" style:family="paragraph" style:parent-style-name="Standard">
      <style:text-properties fo:color="#000000" style:font-name="Arial" fo:font-size="8pt" fo:language="en" fo:country="US" fo:font-style="normal" fo:font-weight="normal" officeooo:rsid="00751bbc" officeooo:paragraph-rsid="00751bbc" fo:background-color="#cccccc" style:font-size-asian="8pt" style:font-style-asian="normal" style:font-weight-asian="normal" style:font-size-complex="8pt" style:font-weight-complex="normal"/>
    </style:style>
    <style:style style:name="P77" style:family="paragraph" style:parent-style-name="Standard">
      <style:text-properties fo:color="#000000" style:font-name="Arial" fo:font-size="8pt" fo:language="en" fo:country="US" fo:font-weight="normal" officeooo:rsid="00710135" officeooo:paragraph-rsid="00710135" fo:background-color="#cccccc" style:font-size-asian="8pt" style:font-weight-asian="normal" style:font-size-complex="8pt" style:font-weight-complex="normal"/>
    </style:style>
    <style:style style:name="P78" style:family="paragraph" style:parent-style-name="Standard">
      <style:text-properties fo:color="#000000" style:font-name="Arial" fo:font-size="8pt" fo:font-weight="bold" officeooo:rsid="006c22fb" officeooo:paragraph-rsid="006db0a4" fo:background-color="#cccccc" style:font-size-asian="8pt" style:font-weight-asian="bold" style:font-size-complex="8pt" style:font-weight-complex="bold"/>
    </style:style>
    <style:style style:name="P79" style:family="paragraph" style:parent-style-name="Standard">
      <style:text-properties fo:color="#000000" style:font-name="Arial" fo:font-size="8pt" fo:font-weight="bold" officeooo:rsid="0082553b" officeooo:paragraph-rsid="0082553b" fo:background-color="#ffe994" style:font-size-asian="8pt" style:font-weight-asian="bold" style:font-size-complex="8pt" style:font-weight-complex="bold"/>
    </style:style>
    <style:style style:name="P80" style:family="paragraph" style:parent-style-name="Standard">
      <style:text-properties fo:color="#000000" style:font-name="Arial" fo:font-size="8pt" fo:font-weight="normal" officeooo:rsid="006c22fb" officeooo:paragraph-rsid="006c22fb" fo:background-color="transparent" style:font-size-asian="8pt" style:font-weight-asian="normal" style:font-size-complex="8pt" style:font-weight-complex="normal"/>
    </style:style>
    <style:style style:name="P81" style:family="paragraph" style:parent-style-name="Standard">
      <style:text-properties fo:color="#000000" style:font-name="Arial" fo:font-size="8pt" fo:font-weight="normal" officeooo:rsid="007e9943" officeooo:paragraph-rsid="007e9943" fo:background-color="#dddddd" style:font-size-asian="8pt" style:font-weight-asian="normal" style:font-size-complex="8pt" style:font-weight-complex="normal"/>
    </style:style>
    <style:style style:name="P82" style:family="paragraph" style:parent-style-name="Standard">
      <style:text-properties fo:color="#000000" style:font-name="Arial" fo:font-size="8pt" officeooo:rsid="007fc153" officeooo:paragraph-rsid="007fc153" fo:background-color="transparent" style:font-size-asian="8pt" style:font-size-complex="8pt"/>
    </style:style>
    <style:style style:name="P83" style:family="paragraph" style:parent-style-name="Standard">
      <style:text-properties fo:color="#000000" style:font-name="Arial" fo:font-weight="bold" officeooo:rsid="007fc153" officeooo:paragraph-rsid="007fc153" style:font-weight-asian="bold" style:font-weight-complex="bold"/>
    </style:style>
    <style:style style:name="P84" style:family="paragraph" style:parent-style-name="Standard">
      <style:text-properties fo:color="#000000" style:font-name="Liberation Sans" fo:font-size="10.5pt" fo:language="en" fo:country="US" fo:font-style="normal" fo:font-weight="normal" officeooo:rsid="002807a2" officeooo:paragraph-rsid="002807a2" style:font-size-asian="10.5pt" style:font-style-asian="normal" style:font-weight-asian="normal" style:font-weight-complex="normal"/>
    </style:style>
    <style:style style:name="P85" style:family="paragraph" style:parent-style-name="Standard">
      <style:text-properties fo:color="#000000" fo:font-size="10pt" fo:language="en" fo:country="US" fo:font-weight="normal" officeooo:rsid="0029cad8" officeooo:paragraph-rsid="005717b5" style:font-size-asian="10pt" style:font-weight-asian="normal" style:font-size-complex="10pt" style:font-weight-complex="normal"/>
    </style:style>
    <style:style style:name="P86" style:family="paragraph" style:parent-style-name="Standard">
      <style:text-properties fo:color="#000000" fo:font-size="10pt" officeooo:paragraph-rsid="005717b5" style:font-size-asian="10pt" style:font-size-complex="10pt"/>
    </style:style>
    <style:style style:name="P87" style:family="paragraph" style:parent-style-name="Standard">
      <style:text-properties fo:color="#000000" fo:font-size="8pt" fo:language="en" fo:country="US" fo:font-weight="normal" officeooo:rsid="0027e93d" officeooo:paragraph-rsid="005717b5" style:font-size-asian="8pt" style:font-weight-asian="normal" style:font-size-complex="8pt" style:font-weight-complex="normal"/>
    </style:style>
    <style:style style:name="P88" style:family="paragraph" style:parent-style-name="Standard">
      <style:text-properties fo:color="#000000" fo:font-size="8pt" fo:font-weight="bold" officeooo:rsid="008426e8" officeooo:paragraph-rsid="008426e8" fo:background-color="transparent" style:font-size-asian="8pt" style:font-weight-asian="bold" style:font-size-complex="8pt" style:font-weight-complex="bold"/>
    </style:style>
    <style:style style:name="P89" style:family="paragraph" style:parent-style-name="Standard">
      <style:text-properties fo:color="#000000" fo:font-size="8pt" fo:font-weight="bold" officeooo:rsid="006f9192" officeooo:paragraph-rsid="006f9192" fo:background-color="#dddddd" style:font-size-asian="8pt" style:font-weight-asian="bold" style:font-size-complex="8pt" style:font-weight-complex="bold"/>
    </style:style>
    <style:style style:name="P90" style:family="paragraph" style:parent-style-name="Standard">
      <style:text-properties fo:color="#000000" fo:font-size="8pt" fo:font-weight="bold" officeooo:rsid="008426e8" officeooo:paragraph-rsid="008426e8" fo:background-color="#77bc65" style:font-size-asian="8pt" style:font-weight-asian="bold" style:font-size-complex="8pt" style:font-weight-complex="bold"/>
    </style:style>
    <style:style style:name="P91" style:family="paragraph" style:parent-style-name="Standard">
      <style:text-properties fo:color="#000000" fo:font-size="8pt" fo:font-weight="normal" officeooo:rsid="007a914a" officeooo:paragraph-rsid="007a914a" fo:background-color="transparent" style:font-size-asian="8pt" style:font-weight-asian="normal" style:font-size-complex="8pt" style:font-weight-complex="normal"/>
    </style:style>
    <style:style style:name="P92" style:family="paragraph" style:parent-style-name="Standard">
      <style:text-properties fo:color="#000000" style:font-name="Candara" fo:font-size="10pt" fo:language="en" fo:country="US" style:text-underline-style="none" fo:font-weight="normal" officeooo:rsid="0029cad8" officeooo:paragraph-rsid="005717b5" style:font-size-asian="10pt" style:font-weight-asian="normal" style:font-size-complex="10pt" style:font-weight-complex="normal"/>
    </style:style>
    <style:style style:name="P93" style:family="paragraph" style:parent-style-name="Standard">
      <style:text-properties fo:color="#000000" style:font-name="Hack" fo:font-size="10pt" fo:language="en" fo:country="US" fo:font-style="normal" fo:font-weight="normal" officeooo:rsid="0027e93d" officeooo:paragraph-rsid="005717b5" fo:background-color="#afd095" style:font-size-asian="10pt" style:font-style-asian="normal" style:font-weight-asian="normal" style:font-size-complex="10pt" style:font-weight-complex="normal"/>
    </style:style>
    <style:style style:name="P94" style:family="paragraph" style:parent-style-name="Standard">
      <style:text-properties fo:color="#000000" style:font-name="Amiri" fo:font-size="10pt" fo:language="en" fo:country="US" fo:font-style="normal" style:text-underline-style="none" fo:font-weight="bold" officeooo:rsid="005ccc81" officeooo:paragraph-rsid="005ccc81" fo:background-color="#77bc65" style:font-size-asian="10pt" style:font-style-asian="normal" style:font-weight-asian="bold" style:font-size-complex="10pt" style:font-weight-complex="bold"/>
    </style:style>
    <style:style style:name="P95" style:family="paragraph" style:parent-style-name="Standard">
      <style:text-properties fo:color="#000000" style:font-name="Lucida Console" fo:font-size="10pt" fo:language="en" fo:country="US" fo:font-style="normal" style:text-underline-style="solid" style:text-underline-width="auto" style:text-underline-color="font-color" fo:font-weight="normal" officeooo:rsid="0057e1c9" officeooo:paragraph-rsid="0057e1c9" fo:background-color="#dddddd" style:font-size-asian="10pt" style:font-style-asian="normal" style:font-weight-asian="normal" style:font-size-complex="10pt" style:font-weight-complex="normal"/>
    </style:style>
    <style:style style:name="P96" style:family="paragraph" style:parent-style-name="Standard">
      <style:text-properties fo:color="#000000" style:font-name="Lucida Console" fo:font-size="10pt" fo:language="en" fo:country="US" fo:font-style="normal" style:text-underline-style="none" fo:font-weight="normal" officeooo:rsid="00591526" officeooo:paragraph-rsid="00591526" fo:background-color="transparent" style:font-size-asian="10pt" style:font-style-asian="normal" style:font-weight-asian="normal" style:font-size-complex="10pt" style:font-weight-complex="normal"/>
    </style:style>
    <style:style style:name="P97" style:family="paragraph" style:parent-style-name="Standard">
      <style:text-properties fo:color="#000000" style:font-name="Lucida Console" fo:font-size="10pt" fo:language="en" fo:country="US" fo:font-style="normal" style:text-underline-style="none" fo:font-weight="normal" officeooo:rsid="00604fb5" officeooo:paragraph-rsid="00604fb5" fo:background-color="transparent" style:font-size-asian="10pt" style:font-style-asian="normal" style:font-weight-asian="normal" style:font-size-complex="10pt" style:font-weight-complex="normal"/>
    </style:style>
    <style:style style:name="P98" style:family="paragraph" style:parent-style-name="Standard">
      <style:text-properties fo:color="#000000" style:font-name="Lucida Console" fo:font-size="10pt" fo:language="en" fo:country="US" fo:font-style="normal" style:text-underline-style="none" fo:font-weight="normal" officeooo:rsid="007a914a" officeooo:paragraph-rsid="007a914a" fo:background-color="transparent" style:font-size-asian="10pt" style:font-style-asian="normal" style:font-weight-asian="normal" style:font-size-complex="10pt" style:font-weight-complex="normal"/>
    </style:style>
    <style:style style:name="P99" style:family="paragraph" style:parent-style-name="Standard">
      <style:text-properties fo:color="#000000" style:font-name="Lucida Console" fo:font-size="10pt" fo:language="en" fo:country="US" fo:font-style="normal" style:text-underline-style="none" fo:font-weight="bold" officeooo:rsid="0082553b" officeooo:paragraph-rsid="0082553b" fo:background-color="#77bc65" style:font-size-asian="10pt" style:font-style-asian="normal" style:font-weight-asian="bold" style:font-size-complex="10pt" style:font-weight-complex="bold"/>
    </style:style>
    <style:style style:name="P100" style:family="paragraph" style:parent-style-name="Standard">
      <style:text-properties fo:color="#000000" style:font-name="Lucida Console" fo:font-size="9pt" fo:language="en" fo:country="US" fo:font-style="normal" style:text-underline-style="none" fo:font-weight="normal" officeooo:rsid="005ccc81" officeooo:paragraph-rsid="005ea3ea" fo:background-color="transparent" style:font-size-asian="9pt" style:font-style-asian="normal" style:font-weight-asian="normal" style:font-size-complex="9pt" style:font-weight-complex="normal"/>
    </style:style>
    <style:style style:name="P101" style:family="paragraph" style:parent-style-name="Standard">
      <style:text-properties fo:color="#000000" style:font-name="Lucida Console" fo:font-size="9pt" fo:language="en" fo:country="US" fo:font-style="normal" style:text-underline-style="none" fo:font-weight="normal" officeooo:rsid="005ea3ea" officeooo:paragraph-rsid="005ea3ea" fo:background-color="transparent" style:font-size-asian="9pt" style:font-style-asian="normal" style:font-weight-asian="normal" style:font-size-complex="9pt" style:font-weight-complex="normal"/>
    </style:style>
    <style:style style:name="P102" style:family="paragraph" style:parent-style-name="Standard">
      <style:text-properties fo:color="#000000" style:font-name="Lucida Console" fo:font-size="9pt" fo:language="en" fo:country="US" fo:font-style="normal" style:text-underline-style="none" fo:font-weight="normal" officeooo:rsid="0063272c" officeooo:paragraph-rsid="0063272c" fo:background-color="transparent" style:font-size-asian="9pt" style:font-style-asian="normal" style:font-weight-asian="normal" style:font-size-complex="9pt" style:font-weight-complex="normal"/>
    </style:style>
    <style:style style:name="P103" style:family="paragraph" style:parent-style-name="Standard">
      <style:text-properties fo:color="#000000" style:font-name="Lucida Console" fo:font-size="9pt" fo:language="en" fo:country="US" fo:font-style="normal" style:text-underline-style="none" fo:font-weight="normal" officeooo:rsid="00647586" officeooo:paragraph-rsid="00647586" fo:background-color="transparent" style:font-size-asian="9pt" style:font-style-asian="normal" style:font-weight-asian="normal" style:font-size-complex="9pt" style:font-weight-complex="normal"/>
    </style:style>
    <style:style style:name="P104" style:family="paragraph" style:parent-style-name="Standard">
      <style:text-properties fo:color="#000000" style:font-name="Lucida Console" fo:font-size="9pt" fo:language="en" fo:country="US" fo:font-style="normal" style:text-underline-style="none" fo:font-weight="normal" officeooo:rsid="0068625c" officeooo:paragraph-rsid="0068625c" fo:background-color="transparent" style:font-size-asian="9pt" style:font-style-asian="normal" style:font-weight-asian="normal" style:font-size-complex="9pt" style:font-weight-complex="normal"/>
    </style:style>
    <style:style style:name="P105" style:family="paragraph" style:parent-style-name="Standard">
      <style:text-properties fo:color="#000000" style:font-name="Lucida Console" fo:font-size="9pt" fo:language="en" fo:country="US" fo:font-style="normal" style:text-underline-style="none" fo:font-weight="normal" officeooo:rsid="00647586" officeooo:paragraph-rsid="00647586" fo:background-color="#afd095" style:font-size-asian="9pt" style:font-style-asian="normal" style:font-weight-asian="normal" style:font-size-complex="9pt" style:font-weight-complex="normal"/>
    </style:style>
    <style:style style:name="P106" style:family="paragraph" style:parent-style-name="Standard">
      <style:text-properties fo:color="#000000" style:font-name="Lucida Console" fo:font-size="9pt" fo:language="en" fo:country="US" fo:font-style="normal" style:text-underline-style="none" fo:font-weight="normal" officeooo:rsid="00662d10" officeooo:paragraph-rsid="00662d10" fo:background-color="#afd095" style:font-size-asian="9pt" style:font-style-asian="normal" style:font-weight-asian="normal" style:font-size-complex="9pt" style:font-weight-complex="normal"/>
    </style:style>
    <style:style style:name="P107" style:family="paragraph" style:parent-style-name="Standard">
      <style:text-properties fo:color="#000000" style:font-name="Lucida Console" fo:font-size="9pt" fo:language="en" fo:country="US" fo:font-style="normal" style:text-underline-style="none" fo:font-weight="normal" officeooo:rsid="006b9bf7" officeooo:paragraph-rsid="006b9bf7" fo:background-color="#afd095" style:font-size-asian="9pt" style:font-style-asian="normal" style:font-weight-asian="normal" style:font-size-complex="9pt" style:font-weight-complex="normal"/>
    </style:style>
    <style:style style:name="P108" style:family="paragraph" style:parent-style-name="Standard">
      <style:text-properties fo:color="#000000" style:font-name="Lucida Console" fo:font-size="9pt" fo:language="en" fo:country="US" fo:font-style="normal" style:text-underline-style="none" fo:font-weight="normal" officeooo:rsid="006b9cb2" officeooo:paragraph-rsid="006b9cb2" fo:background-color="#afd095" style:font-size-asian="9pt" style:font-style-asian="normal" style:font-weight-asian="normal" style:font-size-complex="9pt" style:font-weight-complex="normal"/>
    </style:style>
    <style:style style:name="P109" style:family="paragraph" style:parent-style-name="Standard">
      <style:text-properties fo:color="#000000" style:font-name="Lucida Console" fo:font-size="9pt" fo:language="en" fo:country="US" fo:font-style="normal" style:text-underline-style="none" fo:font-weight="bold" officeooo:rsid="0061ca0c" officeooo:paragraph-rsid="0061ca0c" fo:background-color="#cccccc" style:font-size-asian="9pt" style:font-style-asian="normal" style:font-weight-asian="bold" style:font-size-complex="9pt" style:font-weight-complex="bold"/>
    </style:style>
    <style:style style:name="P110" style:family="paragraph" style:parent-style-name="Standard">
      <style:text-properties fo:color="#000000" style:font-name="Lucida Console" fo:font-size="8pt" fo:language="en" fo:country="US" fo:font-style="normal" style:text-underline-style="none" fo:font-weight="bold" officeooo:rsid="006c22fb" officeooo:paragraph-rsid="006c22fb" fo:background-color="#afd095" style:font-size-asian="8pt" style:font-style-asian="normal" style:font-weight-asian="bold" style:font-size-complex="8pt" style:font-weight-complex="bold"/>
    </style:style>
    <style:style style:name="P111" style:family="paragraph" style:parent-style-name="Standard">
      <style:text-properties fo:color="#000000" style:font-name="Lucida Console" fo:font-size="8pt" fo:language="en" fo:country="US" fo:font-style="normal" style:text-underline-style="none" fo:font-weight="bold" officeooo:rsid="006c22fb" officeooo:paragraph-rsid="006db0a4" fo:background-color="#afd095" style:font-size-asian="8pt" style:font-style-asian="normal" style:font-weight-asian="bold" style:font-size-complex="8pt" style:font-weight-complex="bold"/>
    </style:style>
    <style:style style:name="P112" style:family="paragraph" style:parent-style-name="Standard">
      <style:text-properties fo:color="#000000" style:font-name="Lucida Console" fo:font-size="8pt" fo:language="en" fo:country="US" fo:font-style="normal" style:text-underline-style="none" fo:font-weight="bold" officeooo:rsid="006f9192" officeooo:paragraph-rsid="006f9192" fo:background-color="#afd095" style:font-size-asian="8pt" style:font-style-asian="normal" style:font-weight-asian="bold" style:font-size-complex="8pt" style:font-weight-complex="bold"/>
    </style:style>
    <style:style style:name="P113" style:family="paragraph" style:parent-style-name="Standard">
      <style:text-properties fo:color="#000000" style:font-name="Lucida Console" fo:font-size="8pt" fo:language="en" fo:country="US" fo:font-style="normal" style:text-underline-style="none" fo:font-weight="bold" officeooo:rsid="007201c8" officeooo:paragraph-rsid="007201c8" fo:background-color="#afd095" style:font-size-asian="8pt" style:font-style-asian="normal" style:font-weight-asian="bold" style:font-size-complex="8pt" style:font-weight-complex="bold"/>
    </style:style>
    <style:style style:name="P114" style:family="paragraph" style:parent-style-name="Standard">
      <style:text-properties fo:color="#000000" style:font-name="Lucida Console" fo:font-size="8pt" fo:language="en" fo:country="US" fo:font-style="normal" style:text-underline-style="none" fo:font-weight="bold" officeooo:rsid="007d5acd" officeooo:paragraph-rsid="007d5acd" fo:background-color="#afd095" style:font-size-asian="8pt" style:font-style-asian="normal" style:font-weight-asian="bold" style:font-size-complex="8pt" style:font-weight-complex="bold"/>
    </style:style>
    <style:style style:name="P115" style:family="paragraph" style:parent-style-name="Standard">
      <style:text-properties fo:color="#000000" style:font-name="Lucida Console" fo:font-size="8pt" fo:language="en" fo:country="US" fo:font-style="normal" style:text-underline-style="none" fo:font-weight="bold" officeooo:rsid="00789ba5" officeooo:paragraph-rsid="00789ba5" fo:background-color="transparent" style:font-size-asian="8pt" style:font-style-asian="normal" style:font-weight-asian="bold" style:font-size-complex="8pt" style:font-weight-complex="bold"/>
    </style:style>
    <style:style style:name="P116" style:family="paragraph" style:parent-style-name="Standard">
      <style:text-properties fo:color="#000000" style:font-name="Lucida Console" fo:font-size="8pt" fo:language="en" fo:country="US" fo:font-style="normal" style:text-underline-style="none" fo:font-weight="bold" officeooo:rsid="008426e8" officeooo:paragraph-rsid="008426e8" fo:background-color="#77bc65" style:font-size-asian="8pt" style:font-style-asian="normal" style:font-weight-asian="bold" style:font-size-complex="8pt" style:font-weight-complex="bold"/>
    </style:style>
    <style:style style:name="P117" style:family="paragraph" style:parent-style-name="Standard">
      <style:text-properties fo:color="#000000" style:font-name="Lucida Console" fo:font-size="8pt" fo:language="en" fo:country="US" fo:font-style="normal" style:text-underline-style="none" fo:font-weight="normal" officeooo:rsid="006db0a4" officeooo:paragraph-rsid="006db0a4" fo:background-color="#fff5ce" style:font-size-asian="8pt" style:font-style-asian="normal" style:font-weight-asian="normal" style:font-size-complex="8pt" style:font-weight-complex="normal"/>
    </style:style>
    <style:style style:name="P118" style:family="paragraph" style:parent-style-name="Standard">
      <style:text-properties fo:color="#000000" fo:font-size="6pt" fo:font-weight="bold" officeooo:rsid="0082553b" officeooo:paragraph-rsid="0082553b" fo:background-color="#ffe994" style:font-size-asian="6pt" style:font-weight-asian="bold" style:font-size-complex="6pt" style:font-weight-complex="bold"/>
    </style:style>
    <style:style style:name="P119" style:family="paragraph" style:parent-style-name="Standard">
      <style:text-properties style:font-name="Liberation Mono" fo:font-weight="normal" style:font-weight-asian="normal" style:font-weight-complex="normal"/>
    </style:style>
    <style:style style:name="P120" style:family="paragraph" style:parent-style-name="Standard">
      <style:text-properties officeooo:paragraph-rsid="0026f6f4"/>
    </style:style>
    <style:style style:name="P121" style:family="paragraph" style:parent-style-name="Standard">
      <style:text-properties fo:color="#ff4000" style:font-name="Arial" fo:font-size="10pt" fo:font-weight="bold" officeooo:rsid="001e4100" officeooo:paragraph-rsid="005717b5" style:font-size-asian="10pt" style:font-weight-asian="bold" style:font-size-complex="10pt" style:font-weight-complex="bold"/>
    </style:style>
    <style:style style:name="P122" style:family="paragraph" style:parent-style-name="Standard">
      <style:text-properties fo:color="#ff4000" style:font-name="Candara" fo:font-size="8pt" fo:language="en" fo:country="US" style:text-underline-style="solid" style:text-underline-width="auto" style:text-underline-color="font-color" fo:font-weight="bold" officeooo:rsid="0029cad8" officeooo:paragraph-rsid="005717b5" style:font-size-asian="8pt" style:font-weight-asian="bold" style:font-size-complex="8pt" style:font-weight-complex="bold"/>
    </style:style>
    <style:style style:name="P123" style:family="paragraph" style:parent-style-name="Standard">
      <style:text-properties fo:color="#ff4000" style:font-name="Hack" fo:font-size="10.5pt" fo:language="en" fo:country="US" fo:font-style="normal" fo:font-weight="bold" officeooo:rsid="0021aa90" officeooo:paragraph-rsid="005717b5" style:font-size-asian="10.5pt" style:font-style-asian="normal" style:font-weight-asian="bold" style:font-weight-complex="bold"/>
    </style:style>
    <style:style style:name="P124" style:family="paragraph" style:parent-style-name="Standard">
      <style:text-properties style:font-name="Alef" fo:font-size="10pt" officeooo:rsid="002392d9" officeooo:paragraph-rsid="005717b5" style:font-size-asian="10pt" style:font-size-complex="10pt"/>
    </style:style>
    <style:style style:name="P125" style:family="paragraph" style:parent-style-name="Standard">
      <style:text-properties style:font-name="Alef" fo:font-size="10pt" officeooo:paragraph-rsid="005717b5" style:font-size-asian="10pt" style:font-size-complex="10pt"/>
    </style:style>
    <style:style style:name="P126" style:family="paragraph" style:parent-style-name="Standard">
      <style:text-properties fo:font-size="8pt" fo:font-weight="normal" officeooo:paragraph-rsid="005717b5" style:font-size-asian="8pt" style:font-weight-asian="normal" style:font-size-complex="8pt" style:font-weight-complex="normal"/>
    </style:style>
    <style:style style:name="P127" style:family="paragraph" style:parent-style-name="Standard">
      <style:text-properties fo:font-size="8pt" fo:font-weight="normal" officeooo:rsid="006b9cb2" officeooo:paragraph-rsid="006b9cb2" fo:background-color="transparent" style:font-size-asian="8pt" style:font-weight-asian="normal" style:font-size-complex="8pt" style:font-weight-complex="normal"/>
    </style:style>
    <style:style style:name="P128" style:family="paragraph" style:parent-style-name="Standard">
      <style:text-properties officeooo:paragraph-rsid="005717b5"/>
    </style:style>
    <style:style style:name="P129" style:family="paragraph" style:parent-style-name="Standard">
      <style:text-properties fo:color="#ff0000" style:font-name="Lucida Console" fo:font-size="10pt" fo:language="en" fo:country="US" fo:font-style="normal" style:text-underline-style="none" fo:font-weight="bold" officeooo:rsid="00604fb5" officeooo:paragraph-rsid="00604fb5" fo:background-color="#eeeeee" style:font-size-asian="10pt" style:font-style-asian="normal" style:font-weight-asian="bold" style:font-size-complex="10pt" style:font-weight-complex="bold"/>
    </style:style>
    <style:style style:name="P130" style:family="paragraph" style:parent-style-name="Standard">
      <style:text-properties fo:color="#ff0000" style:font-name="Lucida Console" fo:font-size="20pt" fo:language="en" fo:country="US" fo:font-style="normal" style:text-underline-style="solid" style:text-underline-width="auto" style:text-underline-color="font-color" fo:font-weight="bold" officeooo:rsid="0057f862" officeooo:paragraph-rsid="0057e1c9" fo:background-color="#dddddd" style:font-size-asian="20pt" style:font-style-asian="normal" style:font-weight-asian="bold" style:font-size-complex="20pt" style:font-weight-complex="bold"/>
    </style:style>
    <style:style style:name="P131" style:family="paragraph" style:parent-style-name="Standard">
      <style:text-properties fo:font-size="10pt" fo:font-weight="bold" officeooo:rsid="007d5acd" officeooo:paragraph-rsid="007d5acd" fo:background-color="transparent" style:font-size-asian="10pt" style:font-weight-asian="bold" style:font-size-complex="10pt" style:font-weight-complex="bold"/>
    </style:style>
    <style:style style:name="P132" style:family="paragraph" style:parent-style-name="Standard">
      <style:text-properties officeooo:paragraph-rsid="005ea3ea"/>
    </style:style>
    <style:style style:name="P133" style:family="paragraph" style:parent-style-name="Standard">
      <style:text-properties officeooo:paragraph-rsid="0061ca0c"/>
    </style:style>
    <style:style style:name="P134" style:family="paragraph" style:parent-style-name="Standard">
      <style:text-properties officeooo:rsid="0061ca0c" officeooo:paragraph-rsid="0061ca0c"/>
    </style:style>
    <style:style style:name="P135" style:family="paragraph" style:parent-style-name="Standard">
      <style:text-properties fo:font-weight="normal" officeooo:rsid="00647586" officeooo:paragraph-rsid="00647586" fo:background-color="transparent" style:font-weight-asian="normal" style:font-weight-complex="normal"/>
    </style:style>
    <style:style style:name="P136" style:family="paragraph" style:parent-style-name="Standard">
      <style:text-properties officeooo:paragraph-rsid="00662d10"/>
    </style:style>
    <style:style style:name="P137" style:family="paragraph" style:parent-style-name="Standard">
      <style:text-properties officeooo:paragraph-rsid="0067a931"/>
    </style:style>
    <style:style style:name="P138" style:family="paragraph" style:parent-style-name="Standard">
      <style:text-properties officeooo:rsid="00692eb3" officeooo:paragraph-rsid="00692eb3"/>
    </style:style>
    <style:style style:name="P139" style:family="paragraph" style:parent-style-name="Standard">
      <style:text-properties officeooo:paragraph-rsid="006b9bf7"/>
    </style:style>
    <style:style style:name="P140" style:family="paragraph" style:parent-style-name="Standard">
      <style:text-properties officeooo:paragraph-rsid="006c22fb" fo:background-color="transparent"/>
    </style:style>
    <style:style style:name="P141" style:family="paragraph" style:parent-style-name="Standard">
      <style:text-properties officeooo:paragraph-rsid="007bb186"/>
    </style:style>
    <style:style style:name="P142" style:family="paragraph" style:parent-style-name="Standard">
      <style:text-properties fo:color="#7ea48d" style:font-name="Hack4" fo:font-size="11.5pt" fo:language="en" fo:country="US" fo:font-style="normal" style:text-underline-style="none" fo:font-weight="normal" officeooo:rsid="0079a631" officeooo:paragraph-rsid="0079a631" fo:background-color="transparent" style:font-size-asian="11.5pt" style:font-style-asian="normal" style:font-weight-asian="normal" style:font-size-complex="8pt" style:font-weight-complex="bold"/>
    </style:style>
    <style:style style:name="P143" style:family="paragraph" style:parent-style-name="Standard">
      <style:text-properties officeooo:paragraph-rsid="0095f68e"/>
    </style:style>
    <style:style style:name="P144" style:family="paragraph" style:parent-style-name="Preformatted_20_Text">
      <loext:graphic-properties draw:fill="solid" draw:fill-color="#1a2632" draw:opacity="100%"/>
      <style:paragraph-properties fo:margin-top="0cm" fo:margin-bottom="0cm" loext:contextual-spacing="false" fo:line-height="145%" fo:orphans="2" fo:widows="2" fo:background-color="#1a2632" fo:padding="0cm" fo:border="none"/>
      <style:text-properties fo:font-variant="normal" fo:text-transform="none" fo:color="#d1e8ff" fo:letter-spacing="normal"/>
    </style:style>
    <style:style style:name="P145" style:family="paragraph" style:parent-style-name="Preformatted_20_Text">
      <loext:graphic-properties draw:fill="solid" draw:fill-color="#1a2632" draw:opacity="100%"/>
      <style:paragraph-properties fo:margin-top="0cm" fo:margin-bottom="0cm" loext:contextual-spacing="false" fo:line-height="145%" fo:orphans="2" fo:widows="2" fo:background-color="#1a2632" fo:padding="0cm" fo:border="none"/>
      <style:text-properties fo:font-variant="normal" fo:text-transform="none" fo:color="#d1e8ff" fo:font-size="6pt" fo:letter-spacing="normal" style:font-size-asian="6pt" style:font-size-complex="6pt"/>
    </style:style>
    <style:style style:name="P146" style:family="paragraph" style:parent-style-name="Preformatted_20_Text">
      <loext:graphic-properties draw:fill="solid" draw:fill-color="#1a2632" draw:opacity="100%"/>
      <style:paragraph-properties fo:margin-top="0cm" fo:margin-bottom="0cm" loext:contextual-spacing="false" fo:line-height="145%" fo:orphans="2" fo:widows="2" fo:background-color="#1a2632" fo:padding="0cm" fo:border="none"/>
      <style:text-properties fo:font-variant="normal" fo:text-transform="none" fo:color="#d1e8ff" fo:font-size="6pt" fo:letter-spacing="normal" fo:background-color="transparent" style:font-size-asian="6pt" style:font-size-complex="6pt"/>
    </style:style>
    <style:style style:name="P147" style:family="paragraph" style:parent-style-name="Preformatted_20_Text">
      <loext:graphic-properties draw:fill="solid" draw:fill-color="#1a2632" draw:opacity="100%"/>
      <style:paragraph-properties fo:margin-top="0cm" fo:margin-bottom="0cm" loext:contextual-spacing="false" fo:line-height="145%" fo:orphans="2" fo:widows="2" fo:background-color="#1a2632" fo:padding="0cm" fo:border="none"/>
      <style:text-properties fo:font-variant="normal" fo:text-transform="none" fo:color="#d1e8ff" style:font-name="Operator Mono" fo:font-size="6pt" fo:letter-spacing="normal" fo:font-style="normal" fo:font-weight="normal" fo:background-color="transparent" style:font-size-asian="6pt" style:font-size-complex="6pt"/>
    </style:style>
    <style:style style:name="P148" style:family="paragraph" style:parent-style-name="Preformatted_20_Text">
      <style:text-properties fo:language="en" fo:country="US" fo:font-weight="normal" officeooo:rsid="0038e712" officeooo:paragraph-rsid="0090a236" fo:background-color="#dddddd" style:font-weight-asian="normal" style:font-weight-complex="normal"/>
    </style:style>
    <style:style style:name="P149" style:family="paragraph" style:parent-style-name="Preformatted_20_Text">
      <style:text-properties fo:language="en" fo:country="US" fo:font-weight="bold" officeooo:rsid="0038e712" officeooo:paragraph-rsid="0090a236" fo:background-color="transparent" style:font-weight-asian="bold" style:font-weight-complex="bold"/>
    </style:style>
    <style:style style:name="P150" style:family="paragraph" style:parent-style-name="Preformatted_20_Text">
      <style:text-properties fo:language="en" fo:country="US" fo:font-weight="bold" officeooo:rsid="00aa4784" officeooo:paragraph-rsid="00aa4784" fo:background-color="#ff4000" style:font-weight-asian="bold" style:font-weight-complex="bold"/>
    </style:style>
    <style:style style:name="P151" style:family="paragraph" style:parent-style-name="Preformatted_20_Text">
      <style:text-properties fo:language="en" fo:country="US" fo:font-weight="bold" officeooo:rsid="00b9ed12" officeooo:paragraph-rsid="00b9ed12" fo:background-color="#ff4000" style:font-weight-asian="bold" style:font-weight-complex="bold"/>
    </style:style>
    <style:style style:name="P152" style:family="paragraph" style:parent-style-name="Preformatted_20_Text">
      <style:text-properties fo:language="en" fo:country="US" officeooo:rsid="0089235a" officeooo:paragraph-rsid="008b0583"/>
    </style:style>
    <style:style style:name="P153" style:family="paragraph" style:parent-style-name="Preformatted_20_Text">
      <style:text-properties fo:language="en" fo:country="US" officeooo:rsid="003b1143" officeooo:paragraph-rsid="00950d71" fo:background-color="#dddddd"/>
    </style:style>
    <style:style style:name="P154" style:family="paragraph" style:parent-style-name="Preformatted_20_Text">
      <style:text-properties fo:language="en" fo:country="US" officeooo:rsid="003b1143" officeooo:paragraph-rsid="00950d71" fo:background-color="transparent"/>
    </style:style>
    <style:style style:name="P155" style:family="paragraph" style:parent-style-name="Preformatted_20_Text">
      <style:text-properties fo:language="en" fo:country="US" officeooo:rsid="0031812c" officeooo:paragraph-rsid="00a73db6" fo:background-color="transparent"/>
    </style:style>
    <style:style style:name="P156" style:family="paragraph" style:parent-style-name="Preformatted_20_Text">
      <style:text-properties fo:language="en" fo:country="US" officeooo:rsid="00a3946b" officeooo:paragraph-rsid="00a3946b" fo:background-color="#e8f2a1"/>
    </style:style>
    <style:style style:name="P157" style:family="paragraph" style:parent-style-name="Preformatted_20_Text">
      <style:text-properties fo:language="en" fo:country="US" officeooo:rsid="00b24625" officeooo:paragraph-rsid="00b24625"/>
    </style:style>
    <style:style style:name="P158" style:family="paragraph" style:parent-style-name="Preformatted_20_Text">
      <style:text-properties fo:language="en" fo:country="US" officeooo:rsid="00b9ed12" officeooo:paragraph-rsid="00b9ed12"/>
    </style:style>
    <style:style style:name="P159" style:family="paragraph" style:parent-style-name="Preformatted_20_Text">
      <style:text-properties fo:language="en" fo:country="US" officeooo:rsid="0052a5d3" officeooo:paragraph-rsid="0052a5d3"/>
    </style:style>
    <style:style style:name="P160" style:family="paragraph" style:parent-style-name="Preformatted_20_Text">
      <style:text-properties fo:language="en" fo:country="US" officeooo:rsid="00bc89f7" officeooo:paragraph-rsid="00bc89f7"/>
    </style:style>
    <style:style style:name="P161" style:family="paragraph" style:parent-style-name="Preformatted_20_Text">
      <style:text-properties fo:background-color="#dddddd"/>
    </style:style>
    <style:style style:name="P162" style:family="paragraph" style:parent-style-name="Preformatted_20_Text" style:list-style-name="L7">
      <style:text-properties fo:font-variant="normal" fo:text-transform="none" fo:color="#000000" style:font-name="Operator Mono" fo:font-size="9pt" fo:letter-spacing="normal" fo:font-style="normal" fo:font-weight="bold" officeooo:rsid="008426e8" officeooo:paragraph-rsid="008426e8" fo:background-color="#77bc65" style:font-size-asian="9pt" style:font-weight-asian="bold" style:font-size-complex="9pt" style:font-weight-complex="bold" loext:padding="0cm" loext:border="none"/>
    </style:style>
    <style:style style:name="P163" style:family="paragraph" style:parent-style-name="Preformatted_20_Text">
      <style:text-properties fo:font-size="12pt" fo:font-weight="bold" officeooo:paragraph-rsid="0090a236" fo:background-color="#bf819e" style:font-size-asian="12pt" style:font-weight-asian="bold" style:font-size-complex="12pt" style:font-weight-complex="bold"/>
    </style:style>
    <style:style style:name="P164" style:family="paragraph" style:parent-style-name="Preformatted_20_Text">
      <style:text-properties fo:font-size="12pt" fo:font-weight="bold" officeooo:paragraph-rsid="00aedd8a" fo:background-color="#ffa6a6" style:font-size-asian="12pt" style:font-weight-asian="bold" style:font-size-complex="12pt" style:font-weight-complex="bold"/>
    </style:style>
    <style:style style:name="P165" style:family="paragraph" style:parent-style-name="Preformatted_20_Text">
      <style:text-properties fo:font-size="8pt" fo:language="en" fo:country="US" fo:font-weight="bold" officeooo:rsid="00a3946b" officeooo:paragraph-rsid="00a3946b" fo:background-color="#ffff00" style:font-size-asian="8pt" style:font-weight-asian="bold" style:font-size-complex="8pt" style:font-weight-complex="bold"/>
    </style:style>
    <style:style style:name="P166" style:family="paragraph" style:parent-style-name="Preformatted_20_Text">
      <style:text-properties officeooo:paragraph-rsid="0090a236" fo:background-color="#e8f2a1"/>
    </style:style>
    <style:style style:name="P167" style:family="paragraph" style:parent-style-name="Preformatted_20_Text">
      <style:text-properties officeooo:paragraph-rsid="0090a236"/>
    </style:style>
    <style:style style:name="P168" style:family="paragraph" style:parent-style-name="Preformatted_20_Text">
      <style:text-properties fo:color="#000000" style:text-underline-style="none" fo:font-weight="normal" officeooo:paragraph-rsid="0090a236" style:font-weight-asian="normal" style:font-weight-complex="normal"/>
    </style:style>
    <style:style style:name="P169" style:family="paragraph" style:parent-style-name="Preformatted_20_Text">
      <style:text-properties officeooo:paragraph-rsid="0093692f"/>
    </style:style>
    <style:style style:name="P170" style:family="paragraph" style:parent-style-name="Preformatted_20_Text">
      <style:text-properties officeooo:paragraph-rsid="0093692f" fo:background-color="#bf819e"/>
    </style:style>
    <style:style style:name="P171" style:family="paragraph" style:parent-style-name="Preformatted_20_Text">
      <style:text-properties officeooo:paragraph-rsid="00aad87c"/>
    </style:style>
    <style:style style:name="P172" style:family="paragraph" style:parent-style-name="Preformatted_20_Text">
      <style:text-properties officeooo:paragraph-rsid="00ad0d50"/>
    </style:style>
    <style:style style:name="P173" style:family="paragraph" style:parent-style-name="Preformatted_20_Text">
      <style:text-properties fo:color="#ff4000" officeooo:paragraph-rsid="00ad0d50" fo:background-color="transparent"/>
    </style:style>
    <style:style style:name="P174" style:family="paragraph" style:parent-style-name="Preformatted_20_Text">
      <style:text-properties officeooo:paragraph-rsid="00ae08bc"/>
    </style:style>
    <style:style style:name="P175" style:family="paragraph" style:parent-style-name="Preformatted_20_Text">
      <style:text-properties officeooo:paragraph-rsid="00aedd8a"/>
    </style:style>
    <style:style style:name="P176" style:family="paragraph" style:parent-style-name="Preformatted_20_Text">
      <style:text-properties officeooo:paragraph-rsid="00afe8da"/>
    </style:style>
    <style:style style:name="P177" style:family="paragraph" style:parent-style-name="Preformatted_20_Text">
      <style:text-properties officeooo:paragraph-rsid="00b06be8"/>
    </style:style>
    <style:style style:name="P178" style:family="paragraph" style:parent-style-name="Preformatted_20_Text">
      <style:text-properties officeooo:paragraph-rsid="0098ed5f"/>
    </style:style>
    <style:style style:name="P179" style:family="paragraph" style:parent-style-name="Preformatted_20_Text">
      <style:text-properties officeooo:paragraph-rsid="00b37701"/>
    </style:style>
    <style:style style:name="P180" style:family="paragraph" style:parent-style-name="Preformatted_20_Text">
      <style:text-properties officeooo:rsid="00b37701" officeooo:paragraph-rsid="00b37701"/>
    </style:style>
    <style:style style:name="P181" style:family="paragraph" style:parent-style-name="Preformatted_20_Text">
      <style:text-properties officeooo:paragraph-rsid="004bcdb2"/>
    </style:style>
    <style:style style:name="P182" style:family="paragraph" style:parent-style-name="Preformatted_20_Text">
      <style:text-properties officeooo:paragraph-rsid="00b488e7"/>
    </style:style>
    <style:style style:name="P183" style:family="paragraph" style:parent-style-name="Preformatted_20_Text">
      <style:text-properties officeooo:paragraph-rsid="00b944ff"/>
    </style:style>
    <style:style style:name="P184" style:family="paragraph" style:parent-style-name="Standard" style:list-style-name="L1">
      <style:text-properties officeooo:paragraph-rsid="0067a931"/>
    </style:style>
    <style:style style:name="P185" style:family="paragraph" style:parent-style-name="Standard" style:list-style-name="L2">
      <style:text-properties fo:color="#000000" style:font-name="Lucida Console" fo:font-size="9pt" fo:language="en" fo:country="US" fo:font-style="normal" style:text-underline-style="none" fo:font-weight="bold" officeooo:rsid="0068625c" officeooo:paragraph-rsid="0067a931" fo:background-color="#ffbf00" style:font-size-asian="9pt" style:font-style-asian="normal" style:font-weight-asian="bold" style:font-size-complex="9pt" style:font-weight-complex="bold"/>
    </style:style>
    <style:style style:name="P186" style:family="paragraph" style:parent-style-name="Standard" style:list-style-name="L3">
      <style:text-properties fo:color="#000000" style:font-name="Lucida Console" fo:font-size="8pt" fo:language="en" fo:country="US" fo:font-style="normal" style:text-underline-style="none" fo:font-weight="bold" officeooo:rsid="006bb83d" officeooo:paragraph-rsid="006bb83d" fo:background-color="#ffbf00" style:font-size-asian="8pt" style:font-style-asian="normal" style:font-weight-asian="bold" style:font-size-complex="8pt" style:font-weight-complex="bold"/>
    </style:style>
    <style:style style:name="P187" style:family="paragraph" style:parent-style-name="Standard" style:list-style-name="L4">
      <style:text-properties fo:color="#000000" style:font-name="Lucida Console" fo:font-size="8pt" fo:language="en" fo:country="US" fo:font-style="normal" style:text-underline-style="none" fo:font-weight="bold" officeooo:rsid="006f9192" officeooo:paragraph-rsid="006f9192" fo:background-color="#ffbf00" style:font-size-asian="8pt" style:font-style-asian="normal" style:font-weight-asian="bold" style:font-size-complex="8pt" style:font-weight-complex="bold"/>
    </style:style>
    <style:style style:name="P188" style:family="paragraph" style:parent-style-name="Standard" style:list-style-name="L5">
      <style:text-properties fo:color="#000000" style:font-name="Lucida Console" fo:font-size="10pt" fo:language="en" fo:country="US" fo:font-style="normal" style:text-underline-style="none" fo:font-weight="bold" officeooo:rsid="007e9943" officeooo:paragraph-rsid="007e9943" fo:background-color="#ffbf00" style:font-size-asian="10pt" style:font-style-asian="normal" style:font-weight-asian="bold" style:font-size-complex="10pt" style:font-weight-complex="bold"/>
    </style:style>
    <style:style style:name="P189" style:family="paragraph" style:parent-style-name="Standard" style:list-style-name="L6">
      <style:text-properties fo:color="#000000" style:font-name="Arial" fo:font-size="12pt" fo:language="en" fo:country="US" fo:font-style="normal" style:text-underline-style="none" fo:font-weight="bold" officeooo:rsid="00813196" officeooo:paragraph-rsid="00813196" fo:background-color="#ffbf00" style:font-size-asian="12pt" style:font-style-asian="normal" style:font-weight-asian="bold" style:font-size-complex="12pt" style:font-weight-complex="bold"/>
    </style:style>
    <style:style style:name="P190" style:family="paragraph" style:parent-style-name="Standard">
      <style:text-properties fo:color="#000000" style:font-name="Liberation Mono" fo:language="en" fo:country="US" officeooo:rsid="0022fc6e" officeooo:paragraph-rsid="0022fc6e"/>
    </style:style>
    <style:style style:name="P191" style:family="paragraph" style:parent-style-name="Standard">
      <style:text-properties fo:color="#000000" style:font-name="Liberation Mono" fo:language="en" fo:country="US" officeooo:rsid="00c4bf4c" officeooo:paragraph-rsid="00c4bf4c" fo:background-color="#81aca6"/>
    </style:style>
    <style:style style:name="P192" style:family="paragraph" style:parent-style-name="Standard">
      <style:text-properties fo:color="#000000" style:font-name="Liberation Mono" fo:language="en" fo:country="US" officeooo:rsid="00c4bf4c" officeooo:paragraph-rsid="00c4bf4c" fo:background-color="#77bc65"/>
    </style:style>
    <style:style style:name="P193" style:family="paragraph" style:parent-style-name="Standard">
      <style:text-properties fo:color="#000000" fo:font-size="8pt" officeooo:paragraph-rsid="005717b5" style:font-size-asian="8pt" style:font-size-complex="8pt"/>
    </style:style>
    <style:style style:name="P194" style:family="paragraph" style:parent-style-name="Standard" style:list-style-name="L7">
      <style:text-properties officeooo:paragraph-rsid="008426e8"/>
    </style:style>
    <style:style style:name="P195" style:family="paragraph" style:parent-style-name="Standard">
      <style:text-properties fo:color="#c9211e" fo:font-size="18pt" fo:language="en" fo:country="US" fo:font-weight="bold" officeooo:rsid="002e4b6f" officeooo:paragraph-rsid="00905305" style:font-size-asian="18pt" style:font-weight-asian="bold" style:font-size-complex="18pt" style:font-weight-complex="bold"/>
    </style:style>
    <style:style style:name="P196" style:family="paragraph" style:parent-style-name="Standard">
      <style:text-properties officeooo:paragraph-rsid="00ac82c7"/>
    </style:style>
    <style:style style:name="P197" style:family="paragraph" style:parent-style-name="Standard">
      <style:text-properties officeooo:paragraph-rsid="00ad0d50"/>
    </style:style>
    <style:style style:name="P198" style:family="paragraph" style:parent-style-name="Standard">
      <style:text-properties style:text-underline-style="none" fo:font-weight="normal" officeooo:paragraph-rsid="00ad0d5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b0583" style:font-weight-asian="bold" style:font-weight-complex="bold"/>
    </style:style>
    <style:style style:name="T3" style:family="text">
      <style:text-properties fo:font-weight="bold" officeooo:rsid="0099dcca" style:font-weight-asian="bold" style:font-weight-complex="bold"/>
    </style:style>
    <style:style style:name="T4" style:family="text">
      <style:text-properties fo:font-weight="bold" officeooo:rsid="0053b593" style:font-weight-asian="bold" style:font-weight-complex="bold"/>
    </style:style>
    <style:style style:name="T5" style:family="text">
      <style:text-properties fo:font-weight="bold" officeooo:rsid="00ac82c7" style:font-weight-asian="bold" style:font-weight-complex="bold"/>
    </style:style>
    <style:style style:name="T6" style:family="text">
      <style:text-properties fo:font-weight="bold" fo:background-color="#ffff6d" loext:char-shading-value="0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fo:font-weight="bold" fo:background-color="#afd095" loext:char-shading-value="0" style:font-weight-asian="bold" style:font-weight-complex="bold"/>
    </style:style>
    <style:style style:name="T10" style:family="text">
      <style:text-properties fo:font-weight="bold" officeooo:rsid="0026f6f4" fo:background-color="#afd095" loext:char-shading-value="0" style:font-weight-asian="bold" style:font-weight-complex="bold"/>
    </style:style>
    <style:style style:name="T11" style:family="text">
      <style:text-properties fo:font-weight="bold" fo:background-color="#77bc65" loext:char-shading-value="0" style:font-weight-asian="bold" style:font-weight-complex="bold"/>
    </style:style>
    <style:style style:name="T12" style:family="text">
      <style:text-properties fo:font-weight="bold" officeooo:rsid="008b0583" fo:background-color="#77bc65" loext:char-shading-value="0" style:font-weight-asian="bold" style:font-weight-complex="bold"/>
    </style:style>
    <style:style style:name="T13" style:family="text">
      <style:text-properties fo:font-weight="bold" fo:background-color="#dddddd" loext:char-shading-value="0" style:font-weight-asian="bold" style:font-weight-complex="bold"/>
    </style:style>
    <style:style style:name="T14" style:family="text">
      <style:text-properties fo:font-weight="bold" officeooo:rsid="0038e712" fo:background-color="#dddddd" loext:char-shading-value="0" style:font-weight-asian="bold" style:font-weight-complex="bold"/>
    </style:style>
    <style:style style:name="T15" style:family="text">
      <style:text-properties fo:font-weight="bold" fo:background-color="#dddddd" loext:char-shading-value="0" style:font-weight-asian="bold" style:font-weight-complex="bold"/>
    </style:style>
    <style:style style:name="T16" style:family="text">
      <style:text-properties fo:font-weight="bold" officeooo:rsid="0038e712" fo:background-color="#e8f2a1" loext:char-shading-value="0" style:font-weight-asian="bold" style:font-weight-complex="bold"/>
    </style:style>
    <style:style style:name="T17" style:family="text">
      <style:text-properties fo:font-weight="bold" officeooo:rsid="0038e712" fo:background-color="transparent" loext:char-shading-value="0" style:font-weight-asian="bold" style:font-weight-complex="bold"/>
    </style:style>
    <style:style style:name="T18" style:family="text">
      <style:text-properties fo:font-weight="bold" officeooo:rsid="00a3946b" fo:background-color="transparent" loext:char-shading-value="0" style:font-weight-asian="bold" style:font-weight-complex="bold"/>
    </style:style>
    <style:style style:name="T1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fo:font-style="normal" style:font-style-asian="normal"/>
    </style:style>
    <style:style style:name="T21" style:family="text">
      <style:text-properties fo:font-style="normal" officeooo:rsid="00751bbc" style:font-style-asian="normal"/>
    </style:style>
    <style:style style:name="T22" style:family="text">
      <style:text-properties fo:font-style="normal" fo:font-weight="bold" style:font-style-asian="normal" style:font-weight-asian="bold"/>
    </style:style>
    <style:style style:name="T23" style:family="text">
      <style:text-properties fo:font-style="normal" fo:font-weight="bold" style:font-style-asian="normal" style:font-weight-asian="bold" style:font-weight-complex="bold"/>
    </style:style>
    <style:style style:name="T24" style:family="text">
      <style:text-properties fo:font-style="normal" fo:font-weight="normal" style:font-style-asian="normal" style:font-weight-asian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background-color="#afd095" loext:char-shading-value="0"/>
    </style:style>
    <style:style style:name="T27" style:family="text">
      <style:text-properties officeooo:rsid="0026f6f4" fo:background-color="#afd095" loext:char-shading-value="0"/>
    </style:style>
    <style:style style:name="T28" style:family="text">
      <style:text-properties fo:background-color="#afd095" loext:char-shading-value="0"/>
    </style:style>
    <style:style style:name="T29" style:family="text">
      <style:text-properties fo:background-color="#dddddd" loext:char-shading-value="0"/>
    </style:style>
    <style:style style:name="T30" style:family="text">
      <style:text-properties fo:background-color="#dddddd" loext:char-shading-value="0"/>
    </style:style>
    <style:style style:name="T31" style:family="text">
      <style:text-properties fo:color="#e0957b" style:font-name="Hack" fo:font-size="11.5pt" fo:font-style="normal" fo:font-weight="normal" style:font-size-asian="11.5pt" style:font-style-asian="normal" style:font-weight-asian="normal"/>
    </style:style>
    <style:style style:name="T32" style:family="text">
      <style:text-properties fo:color="#e0957b" style:font-name="Hack" fo:font-size="11.5pt" fo:language="en" fo:country="US" fo:font-style="normal" fo:font-weight="normal" style:font-size-asian="11.5pt" style:font-style-asian="normal" style:font-weight-asian="normal"/>
    </style:style>
    <style:style style:name="T33" style:family="text">
      <style:text-properties fo:color="#e0957b" style:font-name="Hack" fo:font-size="11.5pt" fo:language="en" fo:country="US" fo:font-style="normal" fo:font-weight="normal" officeooo:rsid="00be4dc7" style:font-size-asian="11.5pt" style:font-style-asian="normal" style:font-weight-asian="normal"/>
    </style:style>
    <style:style style:name="T34" style:family="text">
      <style:text-properties fo:color="#e0957b" style:font-name="Hack" fo:font-size="9pt" fo:font-style="normal" fo:font-weight="normal" style:font-size-asian="9pt" style:font-style-asian="normal" style:font-weight-asian="normal"/>
    </style:style>
    <style:style style:name="T35" style:family="text">
      <style:text-properties fo:color="#e0957b" style:font-name="Hack4" fo:language="en" fo:country="US" fo:font-style="normal" style:text-underline-style="none" style:font-style-asian="normal"/>
    </style:style>
    <style:style style:name="T36" style:family="text">
      <style:text-properties fo:color="#e0957b" style:font-name="Hack3" fo:font-size="8pt" fo:font-style="normal" fo:font-weight="normal" style:font-size-asian="8pt" style:font-style-asian="normal" style:font-weight-asian="normal" style:font-size-complex="8pt"/>
    </style:style>
    <style:style style:name="T37" style:family="text">
      <style:text-properties fo:color="#e0957b" style:font-name="Hack3" fo:font-style="normal" style:font-style-asian="normal"/>
    </style:style>
    <style:style style:name="T38" style:family="text">
      <style:text-properties fo:color="#e0957b" style:font-name="Hack3" fo:font-style="normal" fo:font-weight="bold" style:font-style-asian="normal" style:font-weight-asian="bold" style:font-weight-complex="bold"/>
    </style:style>
    <style:style style:name="T39" style:family="text">
      <style:text-properties fo:color="#e0957b" style:font-name="Hack3" fo:font-style="normal" fo:font-weight="normal" style:font-style-asian="normal" style:font-weight-asian="normal"/>
    </style:style>
    <style:style style:name="T40" style:family="text">
      <style:text-properties fo:color="#e0957b" style:font-name="Hack3" fo:font-size="10.5pt" fo:font-style="normal" fo:font-weight="normal" officeooo:rsid="008426e8" fo:background-color="transparent" loext:char-shading-value="0" style:font-size-asian="10.5pt" style:font-style-asian="normal" style:font-weight-asian="normal" style:font-size-complex="8pt" style:font-weight-complex="bold"/>
    </style:style>
    <style:style style:name="T41" style:family="text">
      <style:text-properties fo:color="#e0957b" style:font-name="Lucida Console" fo:font-style="normal" fo:font-weight="bold" style:font-style-asian="normal" style:font-weight-asian="bold" style:font-weight-complex="bold"/>
    </style:style>
    <style:style style:name="T42" style:family="text">
      <style:text-properties fo:color="#e0957b" style:font-name="Lucida Console" fo:font-size="9pt" fo:font-style="normal" fo:font-weight="bold" style:font-size-asian="9pt" style:font-style-asian="normal" style:font-weight-asian="bold" style:font-size-complex="9pt" style:font-weight-complex="bold"/>
    </style:style>
    <style:style style:name="T43" style:family="text">
      <style:text-properties fo:color="#c9c9d1" style:font-name="Hack" fo:font-size="11.5pt" fo:font-style="normal" fo:font-weight="normal" style:font-size-asian="11.5pt" style:font-style-asian="normal" style:font-weight-asian="normal"/>
    </style:style>
    <style:style style:name="T44" style:family="text">
      <style:text-properties fo:color="#c9c9d1" style:font-name="Hack" fo:font-size="9pt" fo:font-style="normal" fo:font-weight="normal" style:font-size-asian="9pt" style:font-style-asian="normal" style:font-weight-asian="normal"/>
    </style:style>
    <style:style style:name="T45" style:family="text">
      <style:text-properties fo:color="#c9c9d1" style:font-name="Hack3" fo:font-size="10.5pt" fo:font-style="normal" fo:font-weight="normal" officeooo:rsid="008426e8" fo:background-color="transparent" loext:char-shading-value="0" style:font-size-asian="10.5pt" style:font-style-asian="normal" style:font-weight-asian="normal" style:font-size-complex="8pt" style:font-weight-complex="bold"/>
    </style:style>
    <style:style style:name="T46" style:family="text">
      <style:text-properties fo:color="#c9c9d1" style:font-name="Hack3" fo:font-size="8pt" fo:font-style="normal" fo:font-weight="normal" style:font-size-asian="8pt" style:font-style-asian="normal" style:font-weight-asian="normal" style:font-size-complex="8pt"/>
    </style:style>
    <style:style style:name="T47" style:family="text">
      <style:text-properties fo:color="#c9c9d1" style:font-name="Hack3" fo:font-style="normal" style:font-style-asian="normal"/>
    </style:style>
    <style:style style:name="T48" style:family="text">
      <style:text-properties fo:color="#c9c9d1" style:font-name="Hack3" fo:font-style="normal" fo:font-weight="normal" style:font-style-asian="normal" style:font-weight-asian="normal"/>
    </style:style>
    <style:style style:name="T49" style:family="text">
      <style:text-properties fo:color="#c9c9d1" style:font-name="Hack3" fo:font-size="10pt" fo:font-style="normal" fo:font-weight="normal" style:font-size-asian="10pt" style:font-style-asian="normal" style:font-weight-asian="normal"/>
    </style:style>
    <style:style style:name="T50" style:family="text">
      <style:text-properties fo:color="#c9c9d1" style:font-name="Hack3" fo:font-size="10pt" fo:font-style="normal" fo:font-weight="normal" style:font-size-asian="10pt" style:font-style-asian="normal" style:font-weight-asian="normal" style:font-weight-complex="normal"/>
    </style:style>
    <style:style style:name="T51" style:family="text">
      <style:text-properties fo:color="#c9c9d1" style:font-name="Hack2" fo:font-size="10.5pt" fo:font-style="normal" fo:font-weight="normal" style:font-size-asian="10.5pt" style:font-style-asian="normal" style:font-weight-asian="normal" style:font-weight-complex="bold"/>
    </style:style>
    <style:style style:name="T52" style:family="text">
      <style:text-properties fo:color="#c9c9d1" style:font-name="Hack4" fo:font-size="8pt" fo:language="en" fo:country="US" fo:font-style="normal" style:text-underline-style="none" fo:font-weight="normal" style:font-size-asian="8pt" style:font-style-asian="normal" style:font-weight-asian="normal" style:font-size-complex="8pt"/>
    </style:style>
    <style:style style:name="T53" style:family="text">
      <style:text-properties fo:color="#c9c9d1" style:font-name="Hack4" fo:language="en" fo:country="US" fo:font-style="normal" style:text-underline-style="none" style:font-style-asian="normal"/>
    </style:style>
    <style:style style:name="T54" style:family="text">
      <style:text-properties fo:color="#c9c9d1" style:font-name="Hack4" fo:language="en" fo:country="US" fo:font-style="normal" style:text-underline-style="none" fo:font-weight="normal" style:font-style-asian="normal" style:font-weight-asian="normal"/>
    </style:style>
    <style:style style:name="T55" style:family="text">
      <style:text-properties fo:color="#c9c9d1" style:font-name="Lucida Console" fo:font-style="normal" fo:font-weight="bold" style:font-style-asian="normal" style:font-weight-asian="bold" style:font-weight-complex="bold"/>
    </style:style>
    <style:style style:name="T56" style:family="text">
      <style:text-properties fo:color="#62a362" style:font-name="Hack" fo:font-size="11.5pt" fo:font-style="normal" fo:font-weight="normal" style:font-size-asian="11.5pt" style:font-style-asian="normal" style:font-weight-asian="normal"/>
    </style:style>
    <style:style style:name="T57" style:family="text">
      <style:text-properties fo:color="#62a362" style:font-name="Hack" fo:font-size="13pt" fo:font-style="normal" fo:font-weight="normal" style:font-size-asian="13pt" style:font-style-asian="normal" style:font-weight-asian="normal"/>
    </style:style>
    <style:style style:name="T58" style:family="text">
      <style:text-properties fo:color="#62a362" style:font-name="Hack" fo:font-size="10.5pt" fo:language="en" fo:country="US" fo:font-style="normal" fo:font-weight="normal" style:font-size-asian="10.5pt" style:font-style-asian="normal" style:font-weight-asian="normal"/>
    </style:style>
    <style:style style:name="T59" style:family="text">
      <style:text-properties fo:color="#62a362" style:font-name="Hack" fo:font-size="10.5pt" fo:language="en" fo:country="US" fo:font-style="normal" fo:font-weight="normal" fo:background-color="#dddddd" loext:char-shading-value="0" style:font-size-asian="10.5pt" style:font-style-asian="normal" style:font-weight-asian="normal"/>
    </style:style>
    <style:style style:name="T60" style:family="text">
      <style:text-properties fo:color="#62a362" style:font-name="Hack" fo:font-size="10.5pt" fo:font-style="normal" fo:font-weight="normal" style:font-size-asian="10.5pt" style:font-style-asian="normal" style:font-weight-asian="normal"/>
    </style:style>
    <style:style style:name="T61" style:family="text">
      <style:text-properties fo:color="#62a362" style:font-name="Hack1" fo:font-size="10.5pt" fo:language="en" fo:country="US" fo:font-style="normal" fo:font-weight="normal" officeooo:rsid="001fd206" style:font-size-asian="10.5pt" style:font-style-asian="normal" style:font-weight-asian="normal" style:font-size-complex="10pt" style:font-weight-complex="normal"/>
    </style:style>
    <style:style style:name="T62" style:family="text">
      <style:text-properties fo:color="#62a362" style:font-name="Hack3" fo:font-size="8pt" fo:font-style="normal" fo:font-weight="normal" style:font-size-asian="8pt" style:font-style-asian="normal" style:font-weight-asian="normal" style:font-size-complex="8pt"/>
    </style:style>
    <style:style style:name="T63" style:family="text">
      <style:text-properties fo:color="#62a362" style:font-name="Hack3" fo:font-style="normal" style:font-style-asian="normal"/>
    </style:style>
    <style:style style:name="T64" style:family="text">
      <style:text-properties fo:color="#62a362" style:font-name="Hack3" fo:font-size="9pt" fo:font-style="normal" fo:font-weight="normal" style:font-size-asian="9pt" style:font-style-asian="normal" style:font-weight-asian="normal"/>
    </style:style>
    <style:style style:name="T65" style:family="text">
      <style:text-properties fo:color="#62a362" style:font-name="Hack3" fo:font-size="10pt" fo:font-style="normal" fo:font-weight="normal" style:font-size-asian="10pt" style:font-style-asian="normal" style:font-weight-asian="normal"/>
    </style:style>
    <style:style style:name="T66" style:family="text">
      <style:text-properties fo:color="#62a362" style:font-name="Arial" fo:font-size="10.5pt" fo:language="en" fo:country="US" fo:font-style="normal" fo:font-weight="bold" fo:background-color="#dddddd" loext:char-shading-value="0" style:font-size-asian="10.5pt" style:font-style-asian="normal" style:font-weight-asian="bold" style:font-weight-complex="bold"/>
    </style:style>
    <style:style style:name="T67" style:family="text">
      <style:text-properties fo:color="#62a362" style:font-name="Arial" fo:font-size="13pt" fo:font-style="normal" fo:font-weight="bold" style:font-size-asian="13pt" style:font-style-asian="normal" style:font-weight-asian="bold" style:font-weight-complex="bold"/>
    </style:style>
    <style:style style:name="T68" style:family="text">
      <style:text-properties fo:language="en" fo:country="US"/>
    </style:style>
    <style:style style:name="T69" style:family="text">
      <style:text-properties fo:language="en" fo:country="US" officeooo:rsid="0021ccb7"/>
    </style:style>
    <style:style style:name="T70" style:family="text">
      <style:text-properties fo:language="en" fo:country="US" fo:font-weight="bold" officeooo:rsid="0021ccb7" fo:background-color="#81d41a" loext:char-shading-value="0" style:font-weight-asian="bold" style:font-weight-complex="bold"/>
    </style:style>
    <style:style style:name="T71" style:family="text">
      <style:text-properties fo:language="en" fo:country="US" fo:font-weight="bold" officeooo:rsid="008da1ad" style:font-weight-asian="bold" style:font-weight-complex="bold"/>
    </style:style>
    <style:style style:name="T72" style:family="text">
      <style:text-properties fo:language="en" fo:country="US" fo:font-weight="bold" officeooo:rsid="00aedd8a" style:font-weight-asian="bold" style:font-weight-complex="bold"/>
    </style:style>
    <style:style style:name="T73" style:family="text">
      <style:text-properties fo:language="en" fo:country="US" fo:font-weight="bold" officeooo:rsid="00b05058" style:font-weight-asian="bold" style:font-weight-complex="bold"/>
    </style:style>
    <style:style style:name="T74" style:family="text">
      <style:text-properties fo:language="en" fo:country="US" fo:font-weight="bold" fo:background-color="#afd095" loext:char-shading-value="0" style:font-weight-asian="bold" style:font-weight-complex="bold"/>
    </style:style>
    <style:style style:name="T75" style:family="text">
      <style:text-properties fo:language="en" fo:country="US" fo:font-weight="bold" officeooo:rsid="004f0445" fo:background-color="#afd095" loext:char-shading-value="0" style:font-weight-asian="bold" style:font-weight-complex="bold"/>
    </style:style>
    <style:style style:name="T76" style:family="text">
      <style:text-properties fo:language="en" fo:country="US" fo:font-weight="bold" officeooo:rsid="00aad87c" fo:background-color="#afd095" loext:char-shading-value="0" style:font-weight-asian="bold" style:font-weight-complex="bold"/>
    </style:style>
    <style:style style:name="T77" style:family="text">
      <style:text-properties fo:language="en" fo:country="US" fo:font-weight="bold" officeooo:rsid="0047dae7" fo:background-color="#afd095" loext:char-shading-value="0" style:font-weight-asian="bold" style:font-weight-complex="bold"/>
    </style:style>
    <style:style style:name="T78" style:family="text">
      <style:text-properties fo:language="en" fo:country="US" fo:font-weight="bold" officeooo:rsid="00b488e7" fo:background-color="#afd095" loext:char-shading-value="0" style:font-weight-asian="bold" style:font-weight-complex="bold"/>
    </style:style>
    <style:style style:name="T79" style:family="text">
      <style:text-properties fo:language="en" fo:country="US" fo:font-weight="bold" officeooo:rsid="00b525eb" fo:background-color="#afd095" loext:char-shading-value="0" style:font-weight-asian="bold" style:font-weight-complex="bold"/>
    </style:style>
    <style:style style:name="T80" style:family="text">
      <style:text-properties fo:language="en" fo:country="US" fo:font-weight="bold" officeooo:rsid="00226fd1" fo:background-color="#afd095" loext:char-shading-value="0" style:font-weight-asian="bold" style:font-weight-complex="bold"/>
    </style:style>
    <style:style style:name="T81" style:family="text">
      <style:text-properties fo:language="en" fo:country="US" fo:font-weight="bold" officeooo:rsid="002ded32" fo:background-color="#afd095" loext:char-shading-value="0" style:font-weight-asian="bold" style:font-weight-complex="bold"/>
    </style:style>
    <style:style style:name="T82" style:family="text">
      <style:text-properties fo:language="en" fo:country="US" fo:font-weight="bold" officeooo:rsid="008b0583" fo:background-color="#dddddd" loext:char-shading-value="0" style:font-weight-asian="bold" style:font-weight-complex="bold"/>
    </style:style>
    <style:style style:name="T83" style:family="text">
      <style:text-properties fo:language="en" fo:country="US" fo:font-weight="bold" officeooo:rsid="00aedd8a" fo:background-color="#ffa6a6" loext:char-shading-value="0" style:font-weight-asian="bold" style:font-weight-complex="bold"/>
    </style:style>
    <style:style style:name="T84" style:family="text">
      <style:text-properties fo:language="en" fo:country="US" officeooo:rsid="002bb4d8"/>
    </style:style>
    <style:style style:name="T85" style:family="text">
      <style:text-properties fo:language="en" fo:country="US" officeooo:rsid="002e4b6f"/>
    </style:style>
    <style:style style:name="T86" style:family="text">
      <style:text-properties fo:language="en" fo:country="US" officeooo:rsid="002e4b6f" fo:background-color="#e8f2a1" loext:char-shading-value="0"/>
    </style:style>
    <style:style style:name="T87" style:family="text">
      <style:text-properties fo:language="en" fo:country="US" officeooo:rsid="0032655f" fo:background-color="#ffff00" loext:char-shading-value="0"/>
    </style:style>
    <style:style style:name="T88" style:family="text">
      <style:text-properties fo:language="en" fo:country="US" officeooo:rsid="0032655f" fo:background-color="transparent" loext:char-shading-value="0"/>
    </style:style>
    <style:style style:name="T89" style:family="text">
      <style:text-properties fo:language="en" fo:country="US" officeooo:rsid="003290c5"/>
    </style:style>
    <style:style style:name="T90" style:family="text">
      <style:text-properties fo:language="en" fo:country="US" officeooo:rsid="0032d5a7"/>
    </style:style>
    <style:style style:name="T91" style:family="text">
      <style:text-properties fo:language="en" fo:country="US" officeooo:rsid="003ae2c6"/>
    </style:style>
    <style:style style:name="T92" style:family="text">
      <style:text-properties fo:language="en" fo:country="US" officeooo:rsid="003b1143"/>
    </style:style>
    <style:style style:name="T93" style:family="text">
      <style:text-properties fo:language="en" fo:country="US" style:text-underline-style="solid" style:text-underline-width="auto" style:text-underline-color="font-color" officeooo:rsid="00b05058"/>
    </style:style>
    <style:style style:name="T94" style:family="text">
      <style:text-properties fo:language="en" fo:country="US" officeooo:rsid="00413d28"/>
    </style:style>
    <style:style style:name="T95" style:family="text">
      <style:text-properties fo:language="en" fo:country="US" officeooo:rsid="0044ad16"/>
    </style:style>
    <style:style style:name="T96" style:family="text">
      <style:text-properties fo:language="en" fo:country="US" officeooo:rsid="004f0445" fo:background-color="#afd095" loext:char-shading-value="0"/>
    </style:style>
    <style:style style:name="T97" style:family="text">
      <style:text-properties fo:language="en" fo:country="US" officeooo:rsid="00226fd1" fo:background-color="#afd095" loext:char-shading-value="0"/>
    </style:style>
    <style:style style:name="T98" style:family="text">
      <style:text-properties fo:language="en" fo:country="US" officeooo:rsid="002ded32" fo:background-color="#afd095" loext:char-shading-value="0"/>
    </style:style>
    <style:style style:name="T99" style:family="text">
      <style:text-properties fo:language="en" fo:country="US" officeooo:rsid="00bb8adb" fo:background-color="#afd095" loext:char-shading-value="0"/>
    </style:style>
    <style:style style:name="T100" style:family="text">
      <style:text-properties fo:language="en" fo:country="US" officeooo:rsid="0047dae7"/>
    </style:style>
    <style:style style:name="T101" style:family="text">
      <style:text-properties fo:language="en" fo:country="US" officeooo:rsid="0049dd0e"/>
    </style:style>
    <style:style style:name="T102" style:family="text">
      <style:text-properties fo:language="en" fo:country="US" officeooo:rsid="004e783a"/>
    </style:style>
    <style:style style:name="T103" style:family="text">
      <style:text-properties fo:language="en" fo:country="US" officeooo:rsid="004f0445"/>
    </style:style>
    <style:style style:name="T104" style:family="text">
      <style:text-properties fo:language="en" fo:country="US" fo:font-style="normal" style:font-style-asian="normal"/>
    </style:style>
    <style:style style:name="T105" style:family="text">
      <style:text-properties fo:language="en" fo:country="US" fo:font-style="normal" officeooo:rsid="00223ea8" style:font-style-asian="normal"/>
    </style:style>
    <style:style style:name="T106" style:family="text">
      <style:text-properties fo:language="en" fo:country="US" fo:font-style="normal" officeooo:rsid="0081600f" style:font-style-asian="normal"/>
    </style:style>
    <style:style style:name="T107" style:family="text">
      <style:text-properties fo:language="en" fo:country="US" fo:font-style="normal" fo:font-weight="bold" style:font-style-asian="normal" style:font-weight-asian="bold" style:font-weight-complex="bold"/>
    </style:style>
    <style:style style:name="T108" style:family="text">
      <style:text-properties fo:language="en" fo:country="US" fo:font-style="normal" fo:font-weight="bold" fo:background-color="#afd095" loext:char-shading-value="0" style:font-style-asian="normal" style:font-weight-asian="bold" style:font-weight-complex="bold"/>
    </style:style>
    <style:style style:name="T109" style:family="text">
      <style:text-properties fo:language="en" fo:country="US" fo:font-style="normal" fo:font-weight="bold" officeooo:rsid="001b58fc" fo:background-color="#afd095" loext:char-shading-value="0" style:font-style-asian="normal" style:font-weight-asian="bold" style:font-weight-complex="bold"/>
    </style:style>
    <style:style style:name="T110" style:family="text">
      <style:text-properties fo:language="en" fo:country="US" fo:font-style="normal" fo:background-color="#77bc65" loext:char-shading-value="0" style:font-style-asian="normal"/>
    </style:style>
    <style:style style:name="T111" style:family="text">
      <style:text-properties fo:language="en" fo:country="US" fo:font-style="normal" style:text-underline-style="none" style:font-style-asian="normal"/>
    </style:style>
    <style:style style:name="T112" style:family="text">
      <style:text-properties fo:language="en" fo:country="US" fo:font-style="normal" style:text-underline-style="none" fo:font-weight="bold" style:font-style-asian="normal" style:font-weight-asian="bold" style:font-weight-complex="bold"/>
    </style:style>
    <style:style style:name="T113" style:family="text">
      <style:text-properties fo:language="en" fo:country="US" officeooo:rsid="00226fd1"/>
    </style:style>
    <style:style style:name="T114" style:family="text">
      <style:text-properties fo:language="en" fo:country="US" officeooo:rsid="002ded32"/>
    </style:style>
    <style:style style:name="T115" style:family="text">
      <style:text-properties fo:language="en" fo:country="US" officeooo:rsid="008d36da"/>
    </style:style>
    <style:style style:name="T116" style:family="text">
      <style:text-properties fo:language="en" fo:country="US" officeooo:rsid="008da1ad"/>
    </style:style>
    <style:style style:name="T117" style:family="text">
      <style:text-properties fo:language="en" fo:country="US" officeooo:rsid="0092412c"/>
    </style:style>
    <style:style style:name="T118" style:family="text">
      <style:text-properties fo:language="en" fo:country="US" fo:background-color="#77bc65" loext:char-shading-value="0"/>
    </style:style>
    <style:style style:name="T119" style:family="text">
      <style:text-properties fo:language="en" fo:country="US" officeooo:rsid="003ae2c6" fo:background-color="#77bc65" loext:char-shading-value="0"/>
    </style:style>
    <style:style style:name="T120" style:family="text">
      <style:text-properties fo:language="en" fo:country="US" officeooo:rsid="00aad87c" fo:background-color="#77bc65" loext:char-shading-value="0"/>
    </style:style>
    <style:style style:name="T121" style:family="text">
      <style:text-properties fo:language="en" fo:country="US" officeooo:rsid="00950d71"/>
    </style:style>
    <style:style style:name="T122" style:family="text">
      <style:text-properties fo:language="en" fo:country="US" officeooo:rsid="00a4bedc"/>
    </style:style>
    <style:style style:name="T123" style:family="text">
      <style:text-properties fo:language="en" fo:country="US" officeooo:rsid="00aad87c"/>
    </style:style>
    <style:style style:name="T124" style:family="text">
      <style:text-properties fo:language="en" fo:country="US" fo:font-weight="normal" officeooo:rsid="008b0583" fo:background-color="#dddddd" loext:char-shading-value="0" style:font-weight-asian="normal" style:font-weight-complex="normal"/>
    </style:style>
    <style:style style:name="T125" style:family="text">
      <style:text-properties fo:language="en" fo:country="US" officeooo:rsid="00b05058"/>
    </style:style>
    <style:style style:name="T126" style:family="text">
      <style:text-properties fo:language="en" fo:country="US" officeooo:rsid="00b24625"/>
    </style:style>
    <style:style style:name="T127" style:family="text">
      <style:text-properties fo:language="en" fo:country="US" officeooo:rsid="004bcdb2"/>
    </style:style>
    <style:style style:name="T128" style:family="text">
      <style:text-properties fo:font-size="10.5pt" fo:font-style="normal" style:font-size-asian="10.5pt" style:font-style-asian="normal"/>
    </style:style>
    <style:style style:name="T129" style:family="text">
      <style:text-properties fo:font-size="10.5pt" fo:font-style="normal" fo:font-weight="normal" style:font-size-asian="10.5pt" style:font-style-asian="normal" style:font-weight-asian="normal" style:font-weight-complex="normal"/>
    </style:style>
    <style:style style:name="T130" style:family="text">
      <style:text-properties fo:font-size="10.5pt" fo:font-style="normal" fo:font-weight="bold" style:font-size-asian="10.5pt" style:font-style-asian="normal" style:font-weight-asian="bold" style:font-weight-complex="bold"/>
    </style:style>
    <style:style style:name="T131" style:family="text">
      <style:text-properties fo:font-size="10.5pt" fo:font-style="italic" style:font-size-asian="10.5pt" style:font-style-asian="italic"/>
    </style:style>
    <style:style style:name="T132" style:family="text">
      <style:text-properties fo:font-size="10.5pt" fo:font-style="italic" fo:font-weight="normal" style:font-size-asian="10.5pt" style:font-style-asian="italic" style:font-weight-asian="normal" style:font-weight-complex="normal"/>
    </style:style>
    <style:style style:name="T133" style:family="text">
      <style:text-properties fo:color="#000000"/>
    </style:style>
    <style:style style:name="T134" style:family="text">
      <style:text-properties fo:color="#000000" style:font-name="Arial" fo:language="en" fo:country="US" officeooo:rsid="0026f6f4"/>
    </style:style>
    <style:style style:name="T135" style:family="text">
      <style:text-properties fo:color="#000000" style:font-name="Arial" fo:language="en" fo:country="US" officeooo:rsid="0026f6f4" fo:background-color="#afd095" loext:char-shading-value="0"/>
    </style:style>
    <style:style style:name="T136" style:family="text">
      <style:text-properties fo:color="#000000" style:font-name="Arial" fo:language="en" fo:country="US" fo:font-weight="bold" officeooo:rsid="0026f6f4" fo:background-color="#afd095" loext:char-shading-value="0" style:font-weight-asian="bold" style:font-weight-complex="bold"/>
    </style:style>
    <style:style style:name="T137" style:family="text">
      <style:text-properties fo:color="#000000" style:font-name="Arial" fo:font-size="13pt" fo:font-style="normal" fo:font-weight="normal" officeooo:rsid="0038e712" style:font-size-asian="13pt" style:font-style-asian="normal" style:font-weight-asian="normal" style:font-weight-complex="normal"/>
    </style:style>
    <style:style style:name="T138" style:family="text">
      <style:text-properties fo:color="#000000" style:font-name="Arial" fo:font-size="10pt" fo:language="en" fo:country="US" fo:font-style="normal" fo:font-weight="normal" officeooo:rsid="001b58fc" style:font-size-asian="10pt" style:font-style-asian="normal" style:font-weight-asian="normal" style:font-size-complex="10pt" style:font-weight-complex="normal"/>
    </style:style>
    <style:style style:name="T139" style:family="text">
      <style:text-properties fo:color="#000000" style:font-name="Arial" fo:font-size="10pt" fo:language="en" fo:country="US" fo:font-style="normal" fo:font-weight="normal" officeooo:rsid="001fd206" style:font-size-asian="10pt" style:font-style-asian="normal" style:font-weight-asian="normal" style:font-size-complex="10pt" style:font-weight-complex="normal"/>
    </style:style>
    <style:style style:name="T140" style:family="text">
      <style:text-properties fo:color="#000000" style:font-name="Arial" fo:font-size="10pt" fo:language="en" fo:country="US" fo:font-style="normal" fo:font-weight="normal" officeooo:rsid="002a27f3" style:font-size-asian="10pt" style:font-style-asian="normal" style:font-weight-asian="normal" style:font-size-complex="10pt" style:font-weight-complex="normal"/>
    </style:style>
    <style:style style:name="T141" style:family="text">
      <style:text-properties fo:color="#000000" style:font-name="Arial" fo:font-size="10pt" fo:language="en" fo:country="US" fo:font-style="normal" fo:font-weight="normal" officeooo:rsid="001fd206" fo:background-color="#77bc65" loext:char-shading-value="0" style:font-size-asian="10pt" style:font-style-asian="normal" style:font-weight-asian="normal" style:font-size-complex="10pt" style:font-weight-complex="normal"/>
    </style:style>
    <style:style style:name="T142" style:family="text">
      <style:text-properties fo:color="#000000" style:font-name="Arial" fo:font-size="10pt" fo:language="en" fo:country="US" fo:font-style="normal" fo:font-weight="normal" officeooo:rsid="002a27f3" fo:background-color="#afd095" loext:char-shading-value="0" style:font-size-asian="10pt" style:font-style-asian="normal" style:font-weight-asian="normal" style:font-size-complex="10pt" style:font-weight-complex="normal"/>
    </style:style>
    <style:style style:name="T143" style:family="text">
      <style:text-properties fo:color="#000000" style:font-name="Arial" fo:font-size="10pt" fo:language="en" fo:country="US" fo:font-style="normal" fo:font-weight="bold" officeooo:rsid="001fd206" fo:background-color="#77bc65" loext:char-shading-value="0" style:font-size-asian="10pt" style:font-style-asian="normal" style:font-weight-asian="bold" style:font-size-complex="10pt" style:font-weight-complex="bold"/>
    </style:style>
    <style:style style:name="T144" style:family="text">
      <style:text-properties fo:color="#000000" style:font-name="Arial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145" style:family="text">
      <style:text-properties fo:color="#000000" style:font-name="Arial" fo:font-size="8pt" fo:font-style="normal" fo:font-weight="bold" officeooo:rsid="006d6492" style:font-size-asian="8pt" style:font-style-asian="normal" style:font-weight-asian="bold" style:font-size-complex="8pt" style:font-weight-complex="bold"/>
    </style:style>
    <style:style style:name="T146" style:family="text">
      <style:text-properties fo:color="#000000" style:font-name="Arial" fo:font-size="8pt" fo:font-style="normal" fo:font-weight="normal" style:font-size-asian="8pt" style:font-style-asian="normal" style:font-weight-asian="normal" style:font-size-complex="8pt" style:font-weight-complex="normal"/>
    </style:style>
    <style:style style:name="T147" style:family="text">
      <style:text-properties fo:color="#000000" style:font-name="Arial" fo:font-size="8pt" fo:language="en" fo:country="US" fo:font-style="normal" fo:font-weight="normal" officeooo:rsid="004e783a" style:font-size-asian="8pt" style:font-style-asian="normal" style:font-weight-asian="normal" style:font-size-complex="8pt" style:font-weight-complex="normal"/>
    </style:style>
    <style:style style:name="T148" style:family="text">
      <style:text-properties fo:color="#000000" style:font-name="Arial" fo:font-size="9pt" fo:language="en" fo:country="US" fo:font-style="normal" style:text-underline-style="none" fo:font-weight="normal" officeooo:rsid="005ccc81" fo:background-color="transparent" loext:char-shading-value="0" style:font-size-asian="9pt" style:font-style-asian="normal" style:font-weight-asian="normal" style:font-size-complex="9pt" style:font-weight-complex="normal"/>
    </style:style>
    <style:style style:name="T149" style:family="text">
      <style:text-properties fo:color="#000000" style:font-name="Arial" fo:font-size="10.5pt" fo:font-style="normal" fo:font-weight="bold" style:font-size-asian="10.5pt" style:font-style-asian="normal" style:font-weight-asian="bold" style:font-weight-complex="bold"/>
    </style:style>
    <style:style style:name="T150" style:family="text">
      <style:text-properties fo:color="#000000" style:font-name="Arial" fo:font-size="10.5pt" fo:font-style="normal" fo:font-weight="bold" fo:background-color="#afd095" loext:char-shading-value="0" style:font-size-asian="10.5pt" style:font-style-asian="normal" style:font-weight-asian="bold" style:font-weight-complex="bold"/>
    </style:style>
    <style:style style:name="T151" style:family="text">
      <style:text-properties fo:color="#000000" style:font-name="Arial" fo:font-size="10.5pt" fo:font-style="normal" fo:font-weight="bold" officeooo:rsid="008426e8" fo:background-color="transparent" loext:char-shading-value="0" style:font-size-asian="10.5pt" style:font-style-asian="normal" style:font-weight-asian="bold" style:font-size-complex="8pt" style:font-weight-complex="bold"/>
    </style:style>
    <style:style style:name="T152" style:family="text">
      <style:text-properties fo:color="#000000" style:font-name="Hack" fo:font-size="10.5pt" fo:font-style="normal" fo:font-weight="normal" style:font-size-asian="10.5pt" style:font-style-asian="normal" style:font-weight-asian="normal"/>
    </style:style>
    <style:style style:name="T153" style:family="text">
      <style:text-properties fo:color="#000000" style:font-name="Hack" fo:font-size="10.5pt" fo:font-style="normal" fo:font-weight="normal" fo:background-color="#b2b2b2" loext:char-shading-value="0" style:font-size-asian="10.5pt" style:font-style-asian="normal" style:font-weight-asian="normal"/>
    </style:style>
    <style:style style:name="T154" style:family="text">
      <style:text-properties fo:color="#000000" style:font-name="Hack" fo:font-size="10.5pt" fo:font-style="normal" fo:font-weight="bold" style:font-size-asian="10.5pt" style:font-style-asian="normal" style:font-weight-asian="bold"/>
    </style:style>
    <style:style style:name="T155" style:family="text">
      <style:text-properties fo:color="#000000" style:font-name="Hack" fo:font-size="10.5pt" fo:font-style="normal" fo:font-weight="bold" fo:background-color="#b2b2b2" loext:char-shading-value="0" style:font-size-asian="10.5pt" style:font-style-asian="normal" style:font-weight-asian="bold" style:font-weight-complex="bold"/>
    </style:style>
    <style:style style:name="T156" style:family="text">
      <style:text-properties fo:color="#000000" style:font-name="Hack" fo:font-size="10pt" fo:font-style="normal" fo:font-weight="bold" style:font-size-asian="10pt" style:font-style-asian="normal" style:font-weight-asian="bold" style:font-size-complex="10pt"/>
    </style:style>
    <style:style style:name="T157" style:family="text">
      <style:text-properties fo:color="#000000" style:font-name="Hack" fo:font-size="10pt" fo:font-style="normal" fo:font-weight="bold" style:font-size-asian="10pt" style:font-style-asian="normal" style:font-weight-asian="bold" style:font-size-complex="10pt" style:font-weight-complex="bold"/>
    </style:style>
    <style:style style:name="T158" style:family="text">
      <style:text-properties fo:color="#000000" style:font-name="Hack" fo:font-size="10pt" fo:font-style="normal" fo:font-weight="normal" style:font-size-asian="10pt" style:font-style-asian="normal" style:font-weight-asian="normal" style:font-size-complex="10pt"/>
    </style:style>
    <style:style style:name="T159" style:family="text">
      <style:text-properties fo:color="#000000" style:font-name="Hack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160" style:family="text">
      <style:text-properties fo:color="#000000" style:font-name="Hack" fo:font-size="10pt" fo:language="en" fo:country="US" fo:font-style="normal" fo:font-weight="normal" officeooo:rsid="00413d28" style:font-size-asian="10pt" style:font-style-asian="normal" style:font-weight-asian="normal" style:font-size-complex="10pt" style:font-weight-complex="normal"/>
    </style:style>
    <style:style style:name="T161" style:family="text">
      <style:text-properties fo:color="#000000" style:font-name="Hack" fo:font-size="10pt" fo:language="en" fo:country="US" fo:font-style="normal" fo:font-weight="normal" officeooo:rsid="001b58fc" style:font-size-asian="10pt" style:font-style-asian="normal" style:font-weight-asian="normal" style:font-size-complex="10pt" style:font-weight-complex="normal"/>
    </style:style>
    <style:style style:name="T162" style:family="text">
      <style:text-properties fo:color="#000000" style:font-name="Hack" fo:font-size="10pt" fo:language="en" fo:country="US" fo:font-style="normal" fo:font-weight="normal" officeooo:rsid="0029cad8" style:font-size-asian="10pt" style:font-style-asian="normal" style:font-weight-asian="normal" style:font-size-complex="10pt" style:font-weight-complex="normal"/>
    </style:style>
    <style:style style:name="T163" style:family="text">
      <style:text-properties fo:color="#000000" style:font-name="Hack" fo:font-size="10pt" fo:language="en" fo:country="US" fo:font-style="normal" fo:font-weight="normal" officeooo:rsid="003b1143" style:font-size-asian="10pt" style:font-style-asian="normal" style:font-weight-asian="normal" style:font-size-complex="10pt" style:font-weight-complex="normal"/>
    </style:style>
    <style:style style:name="T164" style:family="text">
      <style:text-properties fo:color="#000000" style:font-name="Hack" fo:font-size="10pt" fo:language="en" fo:country="US" fo:font-style="normal" fo:font-weight="normal" officeooo:rsid="0029cad8" fo:background-color="#ffff00" loext:char-shading-value="0" style:font-size-asian="10pt" style:font-style-asian="normal" style:font-weight-asian="normal" style:font-size-complex="10pt" style:font-weight-complex="normal"/>
    </style:style>
    <style:style style:name="T165" style:family="text">
      <style:text-properties fo:color="#000000" style:font-name="Hack" fo:font-size="10pt" fo:language="en" fo:country="US" fo:font-style="normal" fo:font-weight="normal" officeooo:rsid="0029cad8" fo:background-color="#afd095" loext:char-shading-value="0" style:font-size-asian="10pt" style:font-style-asian="normal" style:font-weight-asian="normal" style:font-size-complex="10pt" style:font-weight-complex="normal"/>
    </style:style>
    <style:style style:name="T166" style:family="text">
      <style:text-properties fo:color="#000000" style:font-name="Hack" fo:font-size="10pt" fo:language="en" fo:country="US" fo:font-style="normal" fo:font-weight="bold" officeooo:rsid="001c8d1f" style:font-size-asian="10pt" style:font-style-asian="normal" style:font-weight-asian="bold" style:font-size-complex="10pt" style:font-weight-complex="bold"/>
    </style:style>
    <style:style style:name="T167" style:family="text">
      <style:text-properties fo:color="#000000" style:font-name="Hack" fo:font-size="10pt" fo:language="en" fo:country="US" fo:font-style="normal" style:font-size-asian="10pt" style:font-style-asian="normal" style:font-size-complex="10pt"/>
    </style:style>
    <style:style style:name="T168" style:family="text">
      <style:text-properties fo:color="#000000" style:font-name="Hack" fo:font-size="10pt" fo:language="en" fo:country="US" fo:font-style="normal" officeooo:rsid="001c8d1f" style:font-size-asian="10pt" style:font-style-asian="normal" style:font-size-complex="10pt"/>
    </style:style>
    <style:style style:name="T169" style:family="text">
      <style:text-properties fo:color="#000000" style:font-name="Hack" fo:font-size="10pt" fo:language="en" fo:country="US" fo:font-style="normal" style:text-underline-style="solid" style:text-underline-width="auto" style:text-underline-color="font-color" fo:font-weight="normal" officeooo:rsid="001b58fc" style:font-size-asian="10pt" style:font-style-asian="normal" style:font-weight-asian="normal" style:font-size-complex="10pt" style:font-weight-complex="normal"/>
    </style:style>
    <style:style style:name="T170" style:family="text">
      <style:text-properties fo:color="#000000" style:font-name="Hack" fo:font-size="13pt" fo:font-style="normal" fo:font-weight="bold" style:font-size-asian="13pt" style:font-style-asian="normal" style:font-weight-asian="bold"/>
    </style:style>
    <style:style style:name="T171" style:family="text">
      <style:text-properties fo:color="#000000" style:font-name="Hack" fo:font-size="13pt" fo:language="en" fo:country="US" fo:font-style="normal" fo:font-weight="normal" officeooo:rsid="0092412c" fo:background-color="#afd095" loext:char-shading-value="0" style:font-size-asian="13pt" style:font-style-asian="normal" style:font-weight-asian="normal"/>
    </style:style>
    <style:style style:name="T172" style:family="text">
      <style:text-properties fo:color="#000000" style:font-name="Hack" fo:font-size="13pt" fo:language="en" fo:country="US" fo:font-style="normal" fo:font-weight="normal" officeooo:rsid="0092412c" style:font-size-asian="13pt" style:font-style-asian="normal" style:font-weight-asian="normal"/>
    </style:style>
    <style:style style:name="T173" style:family="text">
      <style:text-properties fo:color="#000000" style:font-name="Hack" fo:font-size="13pt" fo:language="en" fo:country="US" fo:font-style="normal" fo:font-weight="bold" officeooo:rsid="0092412c" fo:background-color="#afd095" loext:char-shading-value="0" style:font-size-asian="13pt" style:font-style-asian="normal" style:font-weight-asian="bold" style:font-weight-complex="bold"/>
    </style:style>
    <style:style style:name="T174" style:family="text">
      <style:text-properties fo:color="#000000" style:font-name="Hack" fo:font-size="8pt" fo:language="en" fo:country="US" fo:font-style="normal" fo:font-weight="normal" officeooo:rsid="00413d28" style:font-size-asian="8pt" style:font-style-asian="normal" style:font-weight-asian="normal" style:font-size-complex="8pt" style:font-weight-complex="normal"/>
    </style:style>
    <style:style style:name="T175" style:family="text">
      <style:text-properties fo:color="#000000" style:font-name="Hack" fo:font-size="11.5pt" fo:font-style="normal" fo:font-weight="normal" style:font-size-asian="11.5pt" style:font-style-asian="normal" style:font-weight-asian="normal"/>
    </style:style>
    <style:style style:name="T176" style:family="text">
      <style:text-properties fo:color="#000000" style:font-name="Liberation Sans" fo:font-size="13pt" fo:language="en" fo:country="US" fo:font-style="normal" fo:font-weight="normal" officeooo:rsid="0035b1bd" fo:background-color="transparent" loext:char-shading-value="0" style:font-size-asian="13pt" style:font-style-asian="normal" style:font-weight-asian="normal" style:font-weight-complex="normal"/>
    </style:style>
    <style:style style:name="T177" style:family="text">
      <style:text-properties fo:color="#000000" style:font-name="Liberation Sans" fo:font-size="13pt" fo:language="en" fo:country="US" fo:font-style="normal" fo:font-weight="normal" officeooo:rsid="0092412c" fo:background-color="transparent" loext:char-shading-value="0" style:font-size-asian="13pt" style:font-style-asian="normal" style:font-weight-asian="normal" style:font-weight-complex="normal"/>
    </style:style>
    <style:style style:name="T178" style:family="text">
      <style:text-properties fo:color="#000000" style:font-name="Liberation Sans" fo:font-size="13pt" fo:font-style="normal" fo:font-weight="normal" style:font-size-asian="13pt" style:font-style-asian="normal" style:font-weight-asian="normal" style:font-weight-complex="normal"/>
    </style:style>
    <style:style style:name="T179" style:family="text">
      <style:text-properties fo:color="#000000" style:font-name="Liberation Sans" fo:font-size="13pt" fo:font-style="normal" fo:font-weight="normal" officeooo:rsid="00a68239" style:font-size-asian="13pt" style:font-style-asian="normal" style:font-weight-asian="normal" style:font-weight-complex="normal"/>
    </style:style>
    <style:style style:name="T180" style:family="text">
      <style:text-properties fo:color="#000000" style:font-name="Liberation Sans" fo:font-size="13pt" fo:font-style="normal" fo:font-weight="normal" officeooo:rsid="0035b1bd" fo:background-color="transparent" loext:char-shading-value="0" style:font-size-asian="13pt" style:font-style-asian="normal" style:font-weight-asian="normal" style:font-weight-complex="normal"/>
    </style:style>
    <style:style style:name="T181" style:family="text">
      <style:text-properties fo:color="#000000" style:font-name="Liberation Sans" fo:font-style="normal" fo:font-weight="normal" style:font-style-asian="normal" style:font-weight-asian="normal" style:font-weight-complex="normal"/>
    </style:style>
    <style:style style:name="T182" style:family="text">
      <style:text-properties fo:color="#000000" style:font-name="Liberation Sans" fo:font-style="normal" fo:font-weight="bold" style:font-style-asian="normal" style:font-weight-asian="bold" style:font-weight-complex="bold"/>
    </style:style>
    <style:style style:name="T183" style:family="text">
      <style:text-properties fo:color="#000000" style:font-name="Liberation Sans" fo:language="en" fo:country="US" fo:font-style="normal" fo:font-weight="bold" officeooo:rsid="001c8d1f" style:font-style-asian="normal" style:font-weight-asian="bold" style:font-weight-complex="bold"/>
    </style:style>
    <style:style style:name="T184" style:family="text">
      <style:text-properties fo:color="#000000" style:font-name="Alef" fo:font-size="10.5pt" fo:font-style="normal" fo:font-weight="bold" style:font-size-asian="10.5pt" style:font-style-asian="normal" style:font-weight-asian="bold" style:font-weight-complex="bold"/>
    </style:style>
    <style:style style:name="T185" style:family="text">
      <style:text-properties fo:color="#000000" style:font-name="Alef" fo:font-size="10.5pt" fo:font-style="normal" fo:font-weight="bold" fo:background-color="#afd095" loext:char-shading-value="0" style:font-size-asian="10.5pt" style:font-style-asian="normal" style:font-weight-asian="bold" style:font-weight-complex="bold"/>
    </style:style>
    <style:style style:name="T186" style:family="text">
      <style:text-properties fo:color="#000000" style:font-name="Amiri" fo:font-size="10pt" fo:language="en" fo:country="US" fo:font-style="normal" fo:font-weight="normal" officeooo:rsid="001b58fc" style:font-size-asian="10pt" style:font-style-asian="normal" style:font-weight-asian="normal" style:font-size-complex="10pt" style:font-weight-complex="normal"/>
    </style:style>
    <style:style style:name="T187" style:family="text">
      <style:text-properties fo:color="#000000" style:font-name="Amiri" fo:font-size="10pt" fo:language="en" fo:country="US" fo:font-style="normal" fo:font-weight="normal" officeooo:rsid="001c8d1f" style:font-size-asian="10pt" style:font-style-asian="normal" style:font-weight-asian="normal" style:font-size-complex="10pt" style:font-weight-complex="normal"/>
    </style:style>
    <style:style style:name="T188" style:family="text">
      <style:text-properties fo:color="#000000" style:font-name="Amiri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189" style:family="text">
      <style:text-properties fo:color="#000000" style:font-name="Amiri" fo:font-size="10pt" fo:font-style="normal" fo:font-weight="normal" officeooo:rsid="001c8d1f" style:font-size-asian="10pt" style:font-style-asian="normal" style:font-weight-asian="normal" style:font-size-complex="10pt" style:font-weight-complex="normal"/>
    </style:style>
    <style:style style:name="T190" style:family="text">
      <style:text-properties fo:color="#000000" fo:font-weight="normal" fo:background-color="transparent" loext:char-shading-value="0" style:font-weight-asian="normal" style:font-weight-complex="normal"/>
    </style:style>
    <style:style style:name="T191" style:family="text">
      <style:text-properties fo:color="#000000" fo:language="en" fo:country="US" fo:font-style="normal" style:font-style-asian="normal"/>
    </style:style>
    <style:style style:name="T192" style:family="text">
      <style:text-properties fo:color="#000000" fo:language="en" fo:country="US" fo:font-style="normal" officeooo:rsid="00205c39" style:font-style-asian="normal"/>
    </style:style>
    <style:style style:name="T193" style:family="text">
      <style:text-properties fo:color="#000000" fo:language="en" fo:country="US" fo:font-style="normal" officeooo:rsid="00c6e6cb" style:font-style-asian="normal"/>
    </style:style>
    <style:style style:name="T194" style:family="text">
      <style:text-properties fo:color="#000000" fo:language="en" fo:country="US" fo:font-style="normal" fo:font-weight="bold" fo:background-color="#afd095" loext:char-shading-value="0" style:font-style-asian="normal" style:font-weight-asian="bold"/>
    </style:style>
    <style:style style:name="T195" style:family="text">
      <style:text-properties fo:color="#000000" fo:language="en" fo:country="US" fo:font-style="normal" fo:font-weight="bold" officeooo:rsid="00226fd1" fo:background-color="#afd095" loext:char-shading-value="0" style:font-style-asian="normal" style:font-weight-asian="bold"/>
    </style:style>
    <style:style style:name="T196" style:family="text">
      <style:text-properties fo:color="#000000" fo:language="en" fo:country="US" fo:font-style="normal" fo:font-weight="normal" style:font-style-asian="normal" style:font-weight-asian="normal" style:font-weight-complex="normal"/>
    </style:style>
    <style:style style:name="T197" style:family="text">
      <style:text-properties fo:color="#000000" fo:language="en" fo:country="US" fo:font-style="normal" fo:font-weight="normal" officeooo:rsid="00c6e6cb" style:font-style-asian="normal" style:font-weight-asian="normal" style:font-weight-complex="normal"/>
    </style:style>
    <style:style style:name="T198" style:family="text">
      <style:text-properties fo:color="#000000" fo:language="en" fo:country="US" officeooo:rsid="00ae08bc" fo:background-color="transparent" loext:char-shading-value="0"/>
    </style:style>
    <style:style style:name="T199" style:family="text">
      <style:text-properties fo:color="#000000" fo:language="en" fo:country="US" fo:font-weight="bold" officeooo:rsid="00ae08bc" fo:background-color="transparent" loext:char-shading-value="0" style:font-weight-asian="bold" style:font-weight-complex="bold"/>
    </style:style>
    <style:style style:name="T200" style:family="text">
      <style:text-properties fo:color="#000000" fo:language="en" fo:country="US" fo:font-weight="bold" officeooo:rsid="0044ad16" fo:background-color="#afd095" loext:char-shading-value="0" style:font-weight-asian="bold" style:font-weight-complex="bold"/>
    </style:style>
    <style:style style:name="T201" style:family="text">
      <style:text-properties fo:color="#000000" fo:language="en" fo:country="US" fo:font-weight="bold" officeooo:rsid="0044ad16" style:font-weight-asian="bold" style:font-weight-complex="bold"/>
    </style:style>
    <style:style style:name="T202" style:family="text">
      <style:text-properties fo:color="#000000" fo:language="en" fo:country="US" fo:font-weight="normal" officeooo:rsid="0044ad16" style:font-weight-asian="normal" style:font-weight-complex="normal"/>
    </style:style>
    <style:style style:name="T203" style:family="text">
      <style:text-properties fo:color="#000000" fo:language="en" fo:country="US" fo:font-weight="normal" officeooo:rsid="00aedd8a" style:font-weight-asian="normal" style:font-weight-complex="normal"/>
    </style:style>
    <style:style style:name="T204" style:family="text">
      <style:text-properties fo:color="#000000" fo:font-size="10.5pt" fo:font-style="normal" style:font-size-asian="10.5pt" style:font-style-asian="normal"/>
    </style:style>
    <style:style style:name="T205" style:family="text">
      <style:text-properties fo:color="#000000" style:font-name="Hack1" fo:font-size="10pt" fo:language="en" fo:country="US" fo:font-style="normal" fo:font-weight="normal" officeooo:rsid="002a27f3" style:font-size-asian="10pt" style:font-style-asian="normal" style:font-weight-asian="normal" style:font-size-complex="10pt" style:font-weight-complex="normal"/>
    </style:style>
    <style:style style:name="T206" style:family="text">
      <style:text-properties fo:color="#000000" style:font-name="Lucida Console"/>
    </style:style>
    <style:style style:name="T207" style:family="text">
      <style:text-properties fo:color="#000000" style:font-name="Lucida Console" fo:font-size="9pt" fo:language="en" fo:country="US" fo:font-style="normal" style:text-underline-style="none" fo:font-weight="normal" fo:background-color="transparent" loext:char-shading-value="0" style:font-size-asian="9pt" style:font-style-asian="normal" style:font-weight-asian="normal" style:font-size-complex="9pt" style:font-weight-complex="normal"/>
    </style:style>
    <style:style style:name="T208" style:family="text">
      <style:text-properties fo:color="#000000" style:font-name="Lucida Console" fo:font-size="9pt" fo:language="en" fo:country="US" fo:font-style="normal" style:text-underline-style="none" fo:font-weight="normal" officeooo:rsid="005ccc81" fo:background-color="transparent" loext:char-shading-value="0" style:font-size-asian="9pt" style:font-style-asian="normal" style:font-weight-asian="normal" style:font-size-complex="9pt" style:font-weight-complex="normal"/>
    </style:style>
    <style:style style:name="T209" style:family="text">
      <style:text-properties fo:color="#000000" style:font-name="Lucida Console" fo:font-size="9pt" fo:language="en" fo:country="US" fo:font-style="normal" style:text-underline-style="none" fo:font-weight="normal" officeooo:rsid="005ea3ea" fo:background-color="transparent" loext:char-shading-value="0" style:font-size-asian="9pt" style:font-style-asian="normal" style:font-weight-asian="normal" style:font-size-complex="9pt" style:font-weight-complex="normal"/>
    </style:style>
    <style:style style:name="T210" style:family="text">
      <style:text-properties fo:color="#000000" style:font-name="Lucida Console" fo:font-size="9pt" fo:language="en" fo:country="US" fo:font-style="normal" style:text-underline-style="none" fo:font-weight="normal" officeooo:rsid="0061ca0c" fo:background-color="transparent" loext:char-shading-value="0" style:font-size-asian="9pt" style:font-style-asian="normal" style:font-weight-asian="normal" style:font-size-complex="9pt" style:font-weight-complex="normal"/>
    </style:style>
    <style:style style:name="T211" style:family="text">
      <style:text-properties fo:color="#000000" style:font-name="Lucida Console" fo:font-size="9pt" fo:language="en" fo:country="US" fo:font-style="normal" style:text-underline-style="none" fo:font-weight="normal" officeooo:rsid="00662d10" fo:background-color="transparent" loext:char-shading-value="0" style:font-size-asian="9pt" style:font-style-asian="normal" style:font-weight-asian="normal" style:font-size-complex="9pt" style:font-weight-complex="normal"/>
    </style:style>
    <style:style style:name="T212" style:family="text">
      <style:text-properties fo:color="#000000" style:font-name="Lucida Console" fo:font-size="9pt" fo:language="en" fo:country="US" fo:font-style="normal" style:text-underline-style="none" fo:font-weight="normal" officeooo:rsid="00692eb3" fo:background-color="transparent" loext:char-shading-value="0" style:font-size-asian="9pt" style:font-style-asian="normal" style:font-weight-asian="normal" style:font-size-complex="9pt" style:font-weight-complex="normal"/>
    </style:style>
    <style:style style:name="T213" style:family="text">
      <style:text-properties fo:color="#000000" style:font-name="Lucida Console" fo:font-size="9pt" fo:language="en" fo:country="US" fo:font-style="normal" style:text-underline-style="none" fo:font-weight="normal" officeooo:rsid="006b9bf7" fo:background-color="transparent" loext:char-shading-value="0" style:font-size-asian="9pt" style:font-style-asian="normal" style:font-weight-asian="normal" style:font-size-complex="9pt" style:font-weight-complex="normal"/>
    </style:style>
    <style:style style:name="T214" style:family="text">
      <style:text-properties fo:color="#000000" style:font-name="Lucida Console" fo:font-size="9pt" fo:language="en" fo:country="US" fo:font-style="normal" style:text-underline-style="none" fo:background-color="#ffbf00" loext:char-shading-value="0" style:font-size-asian="9pt" style:font-style-asian="normal" style:font-size-complex="9pt"/>
    </style:style>
    <style:style style:name="T215" style:family="text">
      <style:text-properties fo:color="#000000" style:font-name="Lucida Console" fo:font-size="9pt" fo:language="en" fo:country="US" fo:font-style="normal" style:text-underline-style="none" fo:background-color="#eeeeee" loext:char-shading-value="0" style:font-size-asian="9pt" style:font-style-asian="normal" style:font-size-complex="9pt"/>
    </style:style>
    <style:style style:name="T216" style:family="text">
      <style:text-properties fo:color="#000000" style:font-name="Lucida Console" fo:font-size="9pt" fo:language="en" fo:country="US" fo:font-style="normal" style:text-underline-style="none" fo:font-weight="bold" officeooo:rsid="0067a931" fo:background-color="#ffbf00" loext:char-shading-value="0" style:font-size-asian="9pt" style:font-style-asian="normal" style:font-weight-asian="bold" style:font-size-complex="9pt" style:font-weight-complex="bold"/>
    </style:style>
    <style:style style:name="T217" style:family="text">
      <style:text-properties fo:color="#000000" style:font-name="Lucida Console" fo:font-size="9pt" fo:language="en" fo:country="US" fo:font-style="normal" style:text-underline-style="none" fo:font-weight="bold" officeooo:rsid="0067a931" fo:background-color="transparent" loext:char-shading-value="0" style:font-size-asian="9pt" style:font-style-asian="normal" style:font-weight-asian="bold" style:font-size-complex="9pt" style:font-weight-complex="bold"/>
    </style:style>
    <style:style style:name="T218" style:family="text">
      <style:text-properties fo:color="#000000" style:font-name="Lucida Console" fo:font-size="9pt" fo:language="en" fo:country="US" fo:font-style="normal" style:text-underline-style="none" fo:font-weight="bold" officeooo:rsid="0067a931" fo:background-color="#eeeeee" loext:char-shading-value="0" style:font-size-asian="9pt" style:font-style-asian="normal" style:font-weight-asian="bold" style:font-size-complex="9pt" style:font-weight-complex="bold"/>
    </style:style>
    <style:style style:name="T219" style:family="text">
      <style:text-properties fo:color="#000000" style:font-name="Lucida Console" fo:font-size="9pt" fo:language="en" fo:country="US" fo:font-style="normal" style:text-underline-style="solid" style:text-underline-width="auto" style:text-underline-color="font-color" fo:font-weight="normal" fo:background-color="transparent" loext:char-shading-value="0" style:font-size-asian="9pt" style:font-style-asian="normal" style:font-weight-asian="normal" style:font-size-complex="9pt" style:font-weight-complex="normal"/>
    </style:style>
    <style:style style:name="T220" style:family="text">
      <style:text-properties fo:color="#000000" style:font-name="Lucida Console" fo:font-size="9pt" fo:language="en" fo:country="US" fo:font-style="normal" style:text-underline-style="solid" style:text-underline-width="auto" style:text-underline-color="font-color" fo:font-weight="normal" officeooo:rsid="005ea3ea" fo:background-color="transparent" loext:char-shading-value="0" style:font-size-asian="9pt" style:font-style-asian="normal" style:font-weight-asian="normal" style:font-size-complex="9pt" style:font-weight-complex="normal"/>
    </style:style>
    <style:style style:name="T221" style:family="text">
      <style:text-properties fo:color="#000000" style:font-name="Lucida Console" fo:font-style="normal" fo:background-color="#dddddd" loext:char-shading-value="0" style:font-style-asian="normal"/>
    </style:style>
    <style:style style:name="T222" style:family="text">
      <style:text-properties fo:color="#000000" style:font-name="Lucida Console" fo:font-style="normal" style:font-style-asian="normal"/>
    </style:style>
    <style:style style:name="T223" style:family="text">
      <style:text-properties fo:color="#000000" style:font-name="Lucida Console" fo:font-size="13.5pt" fo:language="en" fo:country="US" style:text-underline-style="none" style:font-size-asian="13.5pt" style:font-style-asian="normal"/>
    </style:style>
    <style:style style:name="T224" style:family="text">
      <style:text-properties fo:color="#000000" style:font-name="Lucida Console" fo:font-size="11.5pt" fo:language="en" fo:country="US" fo:font-style="normal" fo:font-weight="bold" officeooo:rsid="0021ccb7" style:font-size-asian="11.5pt" style:font-style-asian="normal" style:font-weight-asian="bold" style:font-weight-complex="bold"/>
    </style:style>
    <style:style style:name="T225" style:family="text">
      <style:text-properties fo:color="#000000" style:font-name="Lucida Console" fo:font-size="11.5pt" fo:language="en" fo:country="US" fo:font-style="normal" style:text-underline-style="solid" style:text-underline-width="auto" style:text-underline-color="font-color" fo:font-weight="bold" officeooo:rsid="0021ccb7" style:font-size-asian="11.5pt" style:font-style-asian="normal" style:font-weight-asian="bold" style:font-weight-complex="bold"/>
    </style:style>
    <style:style style:name="T226" style:family="text">
      <style:text-properties fo:color="#000000" style:font-name="Lucida Console" fo:font-size="11.5pt" fo:font-style="normal" style:text-underline-style="solid" style:text-underline-width="auto" style:text-underline-color="font-color" fo:font-weight="bold" style:font-size-asian="11.5pt" style:font-style-asian="normal" style:font-weight-asian="bold" style:font-weight-complex="bold"/>
    </style:style>
    <style:style style:name="T227" style:family="text">
      <style:text-properties fo:color="#000000" style:font-name="Lucida Console" fo:font-size="10pt" fo:font-style="normal" fo:font-weight="bold" style:font-size-asian="10pt" style:font-style-asian="normal" style:font-weight-asian="bold" style:font-size-complex="10pt" style:font-weight-complex="bold"/>
    </style:style>
    <style:style style:name="T228" style:family="text">
      <style:text-properties fo:color="#000000" style:font-name="Hack3" fo:font-size="10pt" fo:font-style="normal" style:font-size-asian="10pt" style:font-style-asian="normal"/>
    </style:style>
    <style:style style:name="T229" style:family="text">
      <style:text-properties fo:color="#000000" style:font-name="Hack3" fo:font-size="10pt" fo:font-style="normal" fo:font-weight="normal" officeooo:rsid="007201c8" fo:background-color="transparent" loext:char-shading-value="0" style:font-size-asian="10pt" style:font-style-asian="normal" style:font-weight-asian="normal" style:font-size-complex="10pt" style:font-weight-complex="normal"/>
    </style:style>
    <style:style style:name="T230" style:family="text">
      <style:text-properties fo:color="#000000" style:font-name="Hack3" fo:font-size="10.5pt" fo:font-style="normal" fo:font-weight="bold" style:font-size-asian="10.5pt" style:font-style-asian="normal" style:font-weight-asian="bold"/>
    </style:style>
    <style:style style:name="T231" style:family="text">
      <style:text-properties fo:color="#000000" style:font-name="Hack3" fo:font-size="10.5pt" fo:font-style="normal" fo:font-weight="normal" style:font-size-asian="10.5pt" style:font-style-asian="normal" style:font-weight-asian="normal"/>
    </style:style>
    <style:style style:name="T232" style:family="text">
      <style:text-properties fo:color="#000000" style:font-name="Hack3" fo:font-size="8pt" fo:font-style="normal" fo:font-weight="bold" style:font-size-asian="8pt" style:font-style-asian="normal" style:font-weight-asian="bold" style:font-size-complex="8pt"/>
    </style:style>
    <style:style style:name="T233" style:family="text">
      <style:text-properties fo:color="#000000" style:font-name="Hack3" fo:font-size="8pt" fo:font-style="normal" fo:font-weight="normal" style:font-size-asian="8pt" style:font-style-asian="normal" style:font-weight-asian="normal" style:font-size-complex="8pt"/>
    </style:style>
    <style:style style:name="T234" style:family="text">
      <style:text-properties fo:color="#000000" style:font-name="Hack3" fo:font-size="8pt" fo:font-style="normal" fo:font-weight="normal" officeooo:rsid="006d6492" style:font-size-asian="8pt" style:font-style-asian="normal" style:font-weight-asian="normal" style:font-size-complex="8pt"/>
    </style:style>
    <style:style style:name="T235" style:family="text">
      <style:text-properties fo:color="#000000" style:font-name="Hack3" fo:font-size="8pt" fo:font-style="normal" fo:font-weight="normal" officeooo:rsid="006db0a4" style:font-size-asian="8pt" style:font-style-asian="normal" style:font-weight-asian="normal" style:font-size-complex="8pt"/>
    </style:style>
    <style:style style:name="T236" style:family="text">
      <style:text-properties fo:color="#000000" style:font-name="Hack3" fo:font-size="8pt" fo:font-style="normal" fo:font-weight="normal" officeooo:rsid="007201c8" fo:background-color="transparent" loext:char-shading-value="0" style:font-size-asian="8pt" style:font-style-asian="normal" style:font-weight-asian="normal" style:font-size-complex="8pt" style:font-weight-complex="normal"/>
    </style:style>
    <style:style style:name="T237" style:family="text">
      <style:text-properties fo:color="#000000" style:font-name="Hack3" fo:font-size="8pt" fo:font-style="italic" fo:font-weight="normal" fo:background-color="#dde8cb" loext:char-shading-value="0" style:font-size-asian="8pt" style:font-style-asian="italic" style:font-weight-asian="normal" style:font-size-complex="8pt"/>
    </style:style>
    <style:style style:name="T238" style:family="text">
      <style:text-properties fo:color="#000000" style:font-name="Hack3" fo:font-size="8pt" fo:language="en" fo:country="US" fo:font-style="normal" fo:font-weight="normal" officeooo:rsid="007201c8" fo:background-color="#afd095" loext:char-shading-value="0" style:font-size-asian="8pt" style:font-style-asian="normal" style:font-weight-asian="normal" style:font-size-complex="8pt" style:font-weight-complex="normal"/>
    </style:style>
    <style:style style:name="T239" style:family="text">
      <style:text-properties fo:color="#000000" style:font-name="Hack3" fo:font-size="8pt" fo:language="en" fo:country="US" fo:font-style="normal" fo:font-weight="normal" officeooo:rsid="007201c8" fo:background-color="transparent" loext:char-shading-value="0" style:font-size-asian="8pt" style:font-style-asian="normal" style:font-weight-asian="normal" style:font-size-complex="8pt" style:font-weight-complex="normal"/>
    </style:style>
    <style:style style:name="T240" style:family="text">
      <style:text-properties fo:color="#000000" style:font-name="Hack3" fo:font-style="normal" style:font-style-asian="normal"/>
    </style:style>
    <style:style style:name="T241" style:family="text">
      <style:text-properties fo:color="#000000" style:font-name="Hack3" fo:font-style="normal" fo:font-weight="bold" style:font-style-asian="normal" style:font-weight-asian="bold"/>
    </style:style>
    <style:style style:name="T242" style:family="text">
      <style:text-properties fo:color="#000000" style:font-name="Hack4" fo:font-size="10.5pt" fo:language="en" fo:country="US" fo:font-style="normal" style:text-underline-style="none" fo:font-weight="normal" style:font-size-asian="10.5pt" style:font-style-asian="normal" style:font-weight-asian="normal" style:font-size-complex="9pt"/>
    </style:style>
    <style:style style:name="T243" style:family="text">
      <style:text-properties fo:color="#000000" style:font-name="Hack4" fo:font-size="8pt" fo:language="en" fo:country="US" fo:font-style="normal" style:text-underline-style="none" fo:font-weight="normal" style:font-size-asian="8pt" style:font-style-asian="normal" style:font-weight-asian="normal" style:font-size-complex="8pt"/>
    </style:style>
    <style:style style:name="T244" style:family="text">
      <style:text-properties fo:color="#000000" style:font-name="Hack4" fo:font-size="8pt" fo:language="en" fo:country="US" fo:font-style="normal" style:text-underline-style="none" fo:font-weight="normal" officeooo:rsid="007201c8" fo:background-color="transparent" loext:char-shading-value="0" style:font-size-asian="8pt" style:font-style-asian="normal" style:font-weight-asian="normal" style:font-size-complex="8pt" style:font-weight-complex="normal"/>
    </style:style>
    <style:style style:name="T245" style:family="text">
      <style:text-properties fo:color="#000000" fo:font-size="8pt" style:font-size-asian="8pt" style:font-size-complex="8pt"/>
    </style:style>
    <style:style style:name="T246" style:family="text">
      <style:text-properties fo:color="#000000" fo:background-color="transparent" loext:char-shading-value="0"/>
    </style:style>
    <style:style style:name="T247" style:family="text">
      <style:text-properties fo:color="#000000" style:font-name="Liberation Mono" fo:font-size="13pt" fo:language="en" fo:country="US" fo:font-style="normal" fo:font-weight="bold" officeooo:rsid="0092412c" style:font-size-asian="13pt" style:font-style-asian="normal" style:font-weight-asian="bold" style:font-weight-complex="bold"/>
    </style:style>
    <style:style style:name="T248" style:family="text">
      <style:text-properties fo:color="#000000" fo:font-weight="bold" style:font-weight-asian="bold" style:font-weight-complex="bold"/>
    </style:style>
    <style:style style:name="T249" style:family="text">
      <style:text-properties fo:font-size="10pt" fo:language="en" fo:country="US" officeooo:rsid="00413d28" style:font-size-asian="10pt" style:font-size-complex="10pt"/>
    </style:style>
    <style:style style:name="T250" style:family="text">
      <style:text-properties fo:background-color="transparent" loext:char-shading-value="0"/>
    </style:style>
    <style:style style:name="T251" style:family="text">
      <style:text-properties fo:background-color="transparent" loext:char-shading-value="0"/>
    </style:style>
    <style:style style:name="T252" style:family="text">
      <style:text-properties fo:language="bg" fo:country="BG" fo:font-weight="bold" officeooo:rsid="00aedd8a" style:font-weight-asian="bold" style:font-weight-complex="bold"/>
    </style:style>
    <style:style style:name="T253" style:family="text">
      <style:text-properties fo:color="#ff4000"/>
    </style:style>
    <style:style style:name="T254" style:family="text">
      <style:text-properties fo:color="#ff4000" style:font-name="Hack" fo:font-size="13pt" fo:font-style="normal" style:text-underline-style="solid" style:text-underline-width="auto" style:text-underline-color="font-color" fo:font-weight="bold" officeooo:rsid="003290c5" style:font-size-asian="13pt" style:font-style-asian="normal" style:font-weight-asian="bold" style:font-weight-complex="bold"/>
    </style:style>
    <style:style style:name="T255" style:family="text">
      <style:text-properties fo:color="#ff4000" style:font-name="Hack" fo:font-size="13pt" fo:language="en" fo:country="US" fo:font-style="normal" style:text-underline-style="solid" style:text-underline-width="auto" style:text-underline-color="font-color" fo:font-weight="bold" officeooo:rsid="003290c5" style:font-size-asian="13pt" style:font-style-asian="normal" style:font-weight-asian="bold" style:font-weight-complex="bold"/>
    </style:style>
    <style:style style:name="T256" style:family="text">
      <style:text-properties fo:color="#ff4000" style:font-name="Hack" fo:font-size="13pt" fo:language="bg" fo:country="BG" fo:font-style="normal" style:text-underline-style="solid" style:text-underline-width="auto" style:text-underline-color="font-color" fo:font-weight="bold" officeooo:rsid="003290c5" style:font-size-asian="13pt" style:font-style-asian="normal" style:font-weight-asian="bold" style:font-weight-complex="bold"/>
    </style:style>
    <style:style style:name="T257" style:family="text">
      <style:text-properties fo:color="#ff4000" fo:font-weight="bold" officeooo:rsid="008b0583" style:font-weight-asian="bold" style:font-weight-complex="bold"/>
    </style:style>
    <style:style style:name="T258" style:family="text">
      <style:text-properties fo:color="#ff4000" fo:language="en" fo:country="US" fo:font-weight="bold" officeooo:rsid="0039c490" fo:background-color="#77bc65" loext:char-shading-value="0" style:font-weight-asian="bold" style:font-weight-complex="bold"/>
    </style:style>
    <style:style style:name="T259" style:family="text">
      <style:text-properties fo:color="#ff4000" fo:language="en" fo:country="US" officeooo:rsid="00950d71" fo:background-color="transparent" loext:char-shading-value="0"/>
    </style:style>
    <style:style style:name="T260" style:family="text">
      <style:text-properties fo:color="#ff4000" fo:language="en" fo:country="US" officeooo:rsid="003b1143" fo:background-color="transparent" loext:char-shading-value="0"/>
    </style:style>
    <style:style style:name="T261" style:family="text">
      <style:text-properties fo:color="#ff4000" fo:language="en" fo:country="US" style:text-underline-style="solid" style:text-underline-width="auto" style:text-underline-color="font-color" fo:font-weight="bold" officeooo:rsid="003dfae5" fo:background-color="transparent" loext:char-shading-value="0" style:font-weight-asian="bold" style:font-weight-complex="bold"/>
    </style:style>
    <style:style style:name="T262" style:family="text">
      <style:text-properties fo:color="#ff4000" fo:language="en" fo:country="US" style:text-underline-style="solid" style:text-underline-width="auto" style:text-underline-color="font-color" fo:font-weight="bold" officeooo:rsid="00950d71" fo:background-color="transparent" loext:char-shading-value="0" style:font-weight-asian="bold" style:font-weight-complex="bold"/>
    </style:style>
    <style:style style:name="T263" style:family="text">
      <style:text-properties fo:color="#ff4000" style:font-name="Liberation Mono" fo:font-size="13pt" fo:language="en" fo:country="US" fo:font-style="normal" style:text-underline-style="solid" style:text-underline-width="auto" style:text-underline-color="font-color" fo:font-weight="bold" officeooo:rsid="003290c5" style:font-size-asian="13pt" style:font-style-asian="normal" style:font-weight-asian="bold" style:font-weight-complex="bold"/>
    </style:style>
    <style:style style:name="T264" style:family="text">
      <style:text-properties fo:color="#ff4000" style:font-name="Hack3" fo:font-size="10pt" fo:font-style="normal" fo:font-weight="normal" style:font-size-asian="10pt" style:font-style-asian="normal" style:font-weight-asian="normal"/>
    </style:style>
    <style:style style:name="T265" style:family="text">
      <style:text-properties fo:color="#ff4000" style:font-name="Hack3" fo:font-size="10pt" fo:font-style="normal" fo:font-weight="bold" style:font-size-asian="10pt" style:font-style-asian="normal" style:font-weight-asian="bold" style:font-weight-complex="bold"/>
    </style:style>
    <style:style style:name="T266" style:family="text">
      <style:text-properties fo:color="#ff4000" fo:font-style="normal" fo:font-weight="bold" style:font-style-asian="normal" style:font-weight-asian="bold" style:font-weight-complex="bold"/>
    </style:style>
    <style:style style:name="T267" style:family="text">
      <style:text-properties style:use-window-font-color="true" style:font-name="Liberation Sans" fo:font-size="13pt" fo:font-style="normal" fo:font-weight="normal" fo:background-color="transparent" loext:char-shading-value="0" style:font-size-asian="13pt" style:font-style-asian="normal" style:font-weight-asian="normal" style:font-weight-complex="normal"/>
    </style:style>
    <style:style style:name="T268" style:family="text">
      <style:text-properties fo:font-weight="normal" style:font-weight-asian="normal" style:font-weight-complex="normal"/>
    </style:style>
    <style:style style:name="T269" style:family="text">
      <style:text-properties fo:font-weight="normal" fo:background-color="#dddddd" loext:char-shading-value="0" style:font-weight-asian="normal" style:font-weight-complex="normal"/>
    </style:style>
    <style:style style:name="T270" style:family="text">
      <style:text-properties fo:font-weight="normal" fo:background-color="#dddddd" loext:char-shading-value="0" style:font-weight-asian="normal" style:font-weight-complex="normal"/>
    </style:style>
    <style:style style:name="T271" style:family="text">
      <style:text-properties fo:font-weight="normal" fo:background-color="transparent" loext:char-shading-value="0" style:font-weight-asian="normal" style:font-weight-complex="normal"/>
    </style:style>
    <style:style style:name="T272" style:family="text">
      <style:text-properties fo:font-weight="normal" officeooo:rsid="00aedd8a" fo:background-color="transparent" loext:char-shading-value="0" style:font-weight-asian="normal" style:font-weight-complex="normal"/>
    </style:style>
    <style:style style:name="T273" style:family="text">
      <style:text-properties fo:color="#a731ff" style:font-name="Hack" fo:font-size="13pt" fo:font-style="italic" fo:font-weight="normal" style:font-size-asian="13pt" style:font-style-asian="italic" style:font-weight-asian="normal"/>
    </style:style>
    <style:style style:name="T274" style:family="text">
      <style:text-properties fo:color="#a731ff" style:font-name="Hack" fo:font-size="13pt" fo:language="en" fo:country="US" fo:font-style="italic" fo:font-weight="normal" officeooo:rsid="0032d5a7" style:font-size-asian="13pt" style:font-style-asian="italic" style:font-weight-asian="normal"/>
    </style:style>
    <style:style style:name="T275" style:family="text">
      <style:text-properties fo:color="#7ea48d" style:font-name="Hack" fo:font-size="13pt" fo:font-style="normal" fo:font-weight="normal" style:font-size-asian="13pt" style:font-style-asian="normal" style:font-weight-asian="normal"/>
    </style:style>
    <style:style style:name="T276" style:family="text">
      <style:text-properties fo:color="#7ea48d" style:font-name="Hack" fo:font-size="13pt" fo:language="en" fo:country="US" fo:font-style="normal" fo:font-weight="normal" officeooo:rsid="0092412c" style:font-size-asian="13pt" style:font-style-asian="normal" style:font-weight-asian="normal"/>
    </style:style>
    <style:style style:name="T277" style:family="text">
      <style:text-properties fo:color="#7ea48d" style:font-name="Hack" fo:font-size="13pt" fo:language="en" fo:country="US" fo:font-style="normal" fo:font-weight="normal" officeooo:rsid="00a68239" style:font-size-asian="13pt" style:font-style-asian="normal" style:font-weight-asian="normal"/>
    </style:style>
    <style:style style:name="T278" style:family="text">
      <style:text-properties fo:color="#7ea48d" style:font-name="Hack" fo:font-size="13pt" fo:language="en" fo:country="US" fo:font-style="normal" fo:font-weight="normal" officeooo:rsid="00a73db6" style:font-size-asian="13pt" style:font-style-asian="normal" style:font-weight-asian="normal"/>
    </style:style>
    <style:style style:name="T279" style:family="text">
      <style:text-properties fo:color="#7ea48d" style:font-name="Hack3" fo:font-size="11.5pt" fo:font-style="normal" fo:font-weight="normal" style:font-size-asian="11.5pt" style:font-style-asian="normal" style:font-weight-asian="normal"/>
    </style:style>
    <style:style style:name="T280" style:family="text">
      <style:text-properties fo:color="#7ea48d" style:font-name="Hack3" fo:font-size="11.5pt" fo:language="bg" fo:country="BG" fo:font-style="normal" fo:font-weight="normal" officeooo:rsid="00b525eb" style:font-size-asian="11.5pt" style:font-style-asian="normal" style:font-weight-asian="normal"/>
    </style:style>
    <style:style style:name="T281" style:family="text">
      <style:text-properties officeooo:rsid="0038e712"/>
    </style:style>
    <style:style style:name="T282" style:family="text">
      <style:text-properties fo:font-size="14pt" style:font-size-asian="14pt" style:font-size-complex="14pt"/>
    </style:style>
    <style:style style:name="T283" style:family="text">
      <style:text-properties fo:color="#c9211e"/>
    </style:style>
    <style:style style:name="T284" style:family="text">
      <style:text-properties fo:color="#c9211e" fo:font-size="14pt" fo:language="en" fo:country="US" officeooo:rsid="00aad87c" style:font-size-asian="14pt" style:font-size-complex="14pt"/>
    </style:style>
    <style:style style:name="T285" style:family="text">
      <style:text-properties fo:color="#c9211e" style:text-underline-style="solid" style:text-underline-width="auto" style:text-underline-color="font-color" fo:font-weight="bold" officeooo:rsid="0089235a" style:font-weight-asian="bold" style:font-weight-complex="bold"/>
    </style:style>
    <style:style style:name="T286" style:family="text">
      <style:text-properties fo:color="#c9211e" fo:language="en" fo:country="US" fo:font-weight="bold" officeooo:rsid="002bb4d8" style:font-weight-asian="bold" style:font-weight-complex="bold"/>
    </style:style>
    <style:style style:name="T287" style:family="text">
      <style:text-properties fo:color="#c9211e" fo:language="en" fo:country="US" fo:font-weight="bold" officeooo:rsid="0032655f" fo:background-color="#afd095" loext:char-shading-value="0" style:font-weight-asian="bold" style:font-weight-complex="bold"/>
    </style:style>
    <style:style style:name="T288" style:family="text">
      <style:text-properties fo:color="#c9211e" fo:language="en" fo:country="US" officeooo:rsid="0032655f" fo:background-color="transparent" loext:char-shading-value="0"/>
    </style:style>
    <style:style style:name="T289" style:family="text">
      <style:text-properties fo:color="#c9211e" fo:language="en" fo:country="US" officeooo:rsid="003290c5"/>
    </style:style>
    <style:style style:name="T290" style:family="text">
      <style:text-properties fo:color="#c9211e" fo:language="en" fo:country="US" officeooo:rsid="002bb4d8"/>
    </style:style>
    <style:style style:name="T291" style:family="text">
      <style:text-properties fo:color="#c9211e" fo:language="en" fo:country="US" officeooo:rsid="00aad87c"/>
    </style:style>
    <style:style style:name="T292" style:family="text">
      <style:text-properties officeooo:rsid="0053b593"/>
    </style:style>
    <style:style style:name="T293" style:family="text">
      <style:text-properties officeooo:rsid="0026f6f4"/>
    </style:style>
    <style:style style:name="T294" style:family="text">
      <style:text-properties officeooo:rsid="0054cefe"/>
    </style:style>
    <style:style style:name="T295" style:family="text">
      <style:text-properties style:font-name="Hack" fo:font-size="10pt" fo:font-style="normal" fo:font-weight="normal" fo:background-color="#ffff00" loext:char-shading-value="0" style:font-size-asian="10pt" style:font-style-asian="normal" style:font-weight-asian="normal" style:font-size-complex="10pt" style:font-weight-complex="normal"/>
    </style:style>
    <style:style style:name="T296" style:family="text">
      <style:text-properties style:font-name="Hack" fo:font-size="10pt" fo:font-style="normal" fo:font-weight="normal" officeooo:rsid="0029cad8" fo:background-color="#ffff00" loext:char-shading-value="0" style:font-size-asian="10pt" style:font-style-asian="normal" style:font-weight-asian="normal" style:font-size-complex="10pt" style:font-weight-complex="normal"/>
    </style:style>
    <style:style style:name="T297" style:family="text">
      <style:text-properties style:font-name="Hack" fo:font-size="10pt" fo:font-style="normal" fo:font-weight="normal" fo:background-color="#afd095" loext:char-shading-value="0" style:font-size-asian="10pt" style:font-style-asian="normal" style:font-weight-asian="normal" style:font-size-complex="10pt" style:font-weight-complex="normal"/>
    </style:style>
    <style:style style:name="T298" style:family="text">
      <style:text-properties style:font-name="Hack" fo:font-size="10.5pt" fo:font-style="normal" fo:font-weight="normal" style:font-size-asian="10.5pt" style:font-style-asian="normal" style:font-weight-asian="normal"/>
    </style:style>
    <style:style style:name="T299" style:family="text">
      <style:text-properties style:font-name="Hack" fo:font-size="10.5pt" fo:font-style="normal" fo:font-weight="normal" style:font-size-asian="10.5pt" style:font-style-asian="normal" style:font-weight-asian="normal" style:font-weight-complex="normal"/>
    </style:style>
    <style:style style:name="T300" style:family="text">
      <style:text-properties style:font-name="Hack" fo:font-size="10.5pt" fo:font-style="normal" fo:font-weight="normal" fo:background-color="#dde8cb" loext:char-shading-value="0" style:font-size-asian="10.5pt" style:font-style-asian="normal" style:font-weight-asian="normal"/>
    </style:style>
    <style:style style:name="T301" style:family="text">
      <style:text-properties style:font-name="Hack" fo:font-style="normal" style:font-style-asian="normal"/>
    </style:style>
    <style:style style:name="T302" style:family="text">
      <style:text-properties style:font-name="Hack" fo:font-style="normal" officeooo:rsid="002a27f3" style:font-style-asian="normal"/>
    </style:style>
    <style:style style:name="T303" style:family="text">
      <style:text-properties style:font-name="Hack" fo:font-style="normal" fo:font-weight="bold" style:font-style-asian="normal" style:font-weight-asian="bold"/>
    </style:style>
    <style:style style:name="T304" style:family="text">
      <style:text-properties style:font-name="Hack" fo:font-style="normal" fo:background-color="#ffff00" loext:char-shading-value="0" style:font-style-asian="normal"/>
    </style:style>
    <style:style style:name="T305" style:family="text">
      <style:text-properties style:font-name="Hack" fo:font-style="normal" fo:font-weight="normal" style:font-style-asian="normal" style:font-weight-asian="normal"/>
    </style:style>
    <style:style style:name="T306" style:family="text">
      <style:text-properties style:font-name="Hack" fo:font-style="normal" fo:font-weight="normal" style:font-style-asian="normal" style:font-weight-asian="normal" style:font-weight-complex="normal"/>
    </style:style>
    <style:style style:name="T307" style:family="text">
      <style:text-properties style:font-name="Hack" fo:font-style="normal" fo:font-weight="normal" fo:background-color="#dde8cb" loext:char-shading-value="0" style:font-style-asian="normal" style:font-weight-asian="normal"/>
    </style:style>
    <style:style style:name="T308" style:family="text">
      <style:text-properties style:font-name="Hack" fo:language="en" fo:country="US" fo:font-style="normal" fo:font-weight="normal" officeooo:rsid="0029cad8" fo:background-color="#afd095" loext:char-shading-value="0" style:font-style-asian="normal" style:font-weight-asian="normal" style:font-weight-complex="normal"/>
    </style:style>
    <style:style style:name="T309" style:family="text">
      <style:text-properties style:font-name="Hack" fo:font-size="13pt" fo:language="bg" fo:country="BG" fo:font-style="normal" officeooo:rsid="003290c5" style:font-size-asian="13pt" style:font-style-asian="normal"/>
    </style:style>
    <style:style style:name="T310" style:family="text">
      <style:text-properties style:font-name="Hack" fo:font-size="13pt" fo:language="en" fo:country="US" fo:font-style="normal" officeooo:rsid="00a5366c" style:font-size-asian="13pt" style:font-style-asian="normal"/>
    </style:style>
    <style:style style:name="T311" style:family="text">
      <style:text-properties style:font-name="Amiri" fo:font-size="10pt" fo:font-style="normal" fo:font-weight="normal" fo:background-color="transparent" loext:char-shading-value="0" style:font-size-asian="10pt" style:font-style-asian="normal" style:font-weight-asian="normal" style:font-size-complex="10pt" style:font-weight-complex="normal"/>
    </style:style>
    <style:style style:name="T312" style:family="text">
      <style:text-properties style:font-name="Amiri" fo:font-size="10pt" fo:font-style="normal" fo:font-weight="normal" fo:background-color="transparent" loext:char-shading-value="0" style:font-size-asian="10.5pt" style:font-style-asian="normal" style:font-weight-asian="normal" style:font-size-complex="12pt" style:font-weight-complex="normal"/>
    </style:style>
    <style:style style:name="T313" style:family="text">
      <style:text-properties style:font-name="Amiri" fo:font-size="10pt" fo:font-style="normal" fo:font-weight="normal" officeooo:rsid="0057f862" fo:background-color="transparent" loext:char-shading-value="0" style:font-size-asian="10.5pt" style:font-style-asian="normal" style:font-weight-asian="normal" style:font-size-complex="12pt" style:font-weight-complex="normal"/>
    </style:style>
    <style:style style:name="T314" style:family="text">
      <style:text-properties style:font-name="Amiri" fo:font-size="10pt" fo:font-style="normal" fo:font-weight="normal" officeooo:rsid="005ba908" fo:background-color="transparent" loext:char-shading-value="0" style:font-size-asian="10.5pt" style:font-style-asian="normal" style:font-weight-asian="normal" style:font-size-complex="12pt" style:font-weight-complex="normal"/>
    </style:style>
    <style:style style:name="T315" style:family="text">
      <style:text-properties style:font-name="Amiri" fo:font-size="10.5pt" fo:font-style="normal" fo:font-weight="bold" fo:background-color="#dde8cb" loext:char-shading-value="0" style:font-size-asian="10.5pt" style:font-style-asian="normal" style:font-weight-asian="bold" style:font-weight-complex="bold"/>
    </style:style>
    <style:style style:name="T316" style:family="text">
      <style:text-properties style:font-name="Amiri" fo:font-size="10.5pt" fo:font-style="normal" fo:font-weight="normal" style:font-size-asian="10.5pt" style:font-style-asian="normal" style:font-weight-asian="normal"/>
    </style:style>
    <style:style style:name="T317" style:family="text">
      <style:text-properties style:font-name="Amiri" fo:font-style="normal" fo:font-weight="bold" fo:background-color="#dde8cb" loext:char-shading-value="0" style:font-style-asian="normal" style:font-weight-asian="bold" style:font-weight-complex="bold"/>
    </style:style>
    <style:style style:name="T318" style:family="text">
      <style:text-properties style:font-name="Amiri" fo:font-style="normal" fo:font-weight="normal" style:font-style-asian="normal" style:font-weight-asian="normal"/>
    </style:style>
    <style:style style:name="T319" style:family="text">
      <style:text-properties officeooo:rsid="001b1396"/>
    </style:style>
    <style:style style:name="T320" style:family="text">
      <style:text-properties fo:color="#5eb91e" style:font-name="Hack1" fo:font-size="10.5pt" fo:language="en" fo:country="US" fo:font-style="normal" fo:font-weight="bold" officeooo:rsid="001fd206" style:font-size-asian="10.5pt" style:font-style-asian="normal" style:font-weight-asian="bold" style:font-size-complex="10pt" style:font-weight-complex="bold"/>
    </style:style>
    <style:style style:name="T321" style:family="text">
      <style:text-properties fo:color="#5eb91e" style:font-name="Arial" fo:font-size="10.5pt" fo:language="en" fo:country="US" fo:font-style="normal" fo:font-weight="bold" fo:background-color="#dddddd" loext:char-shading-value="0" style:font-size-asian="10.5pt" style:font-style-asian="normal" style:font-weight-asian="bold" style:font-weight-complex="bold"/>
    </style:style>
    <style:style style:name="T322" style:family="text">
      <style:text-properties fo:color="#009eff" fo:language="en" fo:country="US" fo:font-style="normal" fo:font-weight="bold" officeooo:rsid="00226fd1" style:font-style-asian="normal" style:font-weight-asian="bold"/>
    </style:style>
    <style:style style:name="T323" style:family="text">
      <style:text-properties fo:color="#009eff" style:font-name="Hack1" fo:language="en" fo:country="US" fo:font-style="normal" officeooo:rsid="0024d4d5" style:font-style-asian="normal"/>
    </style:style>
    <style:style style:name="T324" style:family="text">
      <style:text-properties fo:color="#009eff" style:font-name="Hack" fo:font-size="8pt" fo:font-style="normal" fo:font-weight="normal" style:font-size-asian="8pt" style:font-style-asian="normal" style:font-weight-asian="normal" style:font-size-complex="8pt" style:font-weight-complex="normal"/>
    </style:style>
    <style:style style:name="T325" style:family="text">
      <style:text-properties fo:color="#009eff" style:font-name="Hack3" fo:font-size="10pt" fo:font-style="normal" style:font-size-asian="10pt" style:font-style-asian="normal" style:font-size-complex="8pt"/>
    </style:style>
    <style:style style:name="T326" style:family="text">
      <style:text-properties fo:color="#8c8c8c" fo:font-style="normal" fo:font-weight="bold" style:font-style-asian="normal" style:font-weight-asian="bold"/>
    </style:style>
    <style:style style:name="T327" style:family="text">
      <style:text-properties fo:color="#8c8c8c" fo:language="en" fo:country="US" fo:font-style="normal" fo:font-weight="bold" style:font-style-asian="normal" style:font-weight-asian="bold"/>
    </style:style>
    <style:style style:name="T328" style:family="text">
      <style:text-properties fo:color="#8c8c8c" fo:language="en" fo:country="US" fo:font-style="normal" fo:font-weight="bold" officeooo:rsid="00226fd1" style:font-style-asian="normal" style:font-weight-asian="bold"/>
    </style:style>
    <style:style style:name="T329" style:family="text">
      <style:text-properties fo:color="#8c8c8c" style:font-name="Hack" fo:font-style="normal" style:font-style-asian="normal"/>
    </style:style>
    <style:style style:name="T330" style:family="text">
      <style:text-properties fo:color="#8c8c8c" style:font-name="Hack" fo:font-size="8pt" fo:font-style="normal" fo:font-weight="normal" style:font-size-asian="8pt" style:font-style-asian="normal" style:font-weight-asian="normal" style:font-size-complex="8pt" style:font-weight-complex="normal"/>
    </style:style>
    <style:style style:name="T331" style:family="text">
      <style:text-properties fo:color="#8c8c8c" style:font-name="Hack3" fo:font-size="10pt" fo:font-style="normal" style:font-size-asian="10pt" style:font-style-asian="normal"/>
    </style:style>
    <style:style style:name="T332" style:family="text">
      <style:text-properties fo:color="#8c8c8c" style:font-name="Hack3" fo:font-size="8pt" fo:language="en" fo:country="US" fo:font-style="normal" style:text-underline-style="none" fo:font-weight="bold" style:font-size-asian="8pt" style:font-style-asian="normal" style:font-weight-asian="bold" style:font-size-complex="8pt"/>
    </style:style>
    <style:style style:name="T333" style:family="text">
      <style:text-properties style:font-name="Hack1" fo:font-size="10.5pt" fo:language="en" fo:country="US" fo:font-style="normal" fo:font-weight="normal" officeooo:rsid="001fd206" style:font-size-asian="10.5pt" style:font-style-asian="normal" style:font-weight-asian="normal" style:font-size-complex="10pt" style:font-weight-complex="normal"/>
    </style:style>
    <style:style style:name="T334" style:family="text">
      <style:text-properties style:font-name="Hack1" fo:language="en" fo:country="US" fo:font-style="normal" fo:font-weight="normal" officeooo:rsid="001fd206" style:font-style-asian="normal" style:font-weight-asian="normal" style:font-weight-complex="normal"/>
    </style:style>
    <style:style style:name="T335" style:family="text">
      <style:text-properties style:font-name="Lucida Console" fo:language="en" fo:country="US" fo:font-style="normal" style:text-underline-style="none" style:font-style-asian="normal"/>
    </style:style>
    <style:style style:name="T336" style:family="text">
      <style:text-properties style:font-name="Hack3" fo:font-style="normal" style:font-style-asian="normal"/>
    </style:style>
    <style:style style:name="T337" style:family="text">
      <style:text-properties style:font-name="Hack3" fo:font-style="normal" fo:font-weight="normal" style:font-style-asian="normal" style:font-weight-asian="normal"/>
    </style:style>
    <style:style style:name="T338" style:family="text">
      <style:text-properties style:font-name="Hack3" fo:font-style="normal" fo:font-weight="bold" fo:background-color="#ffffa6" loext:char-shading-value="0" style:font-style-asian="normal" style:font-weight-asian="bold" style:font-weight-complex="bold"/>
    </style:style>
    <style:style style:name="T339" style:family="text">
      <style:text-properties style:font-name="Hack3" fo:font-size="10pt" fo:font-style="normal" fo:font-weight="normal" style:font-size-asian="10pt" style:font-style-asian="normal" style:font-weight-asian="normal" style:font-weight-complex="normal"/>
    </style:style>
    <style:style style:name="T340" style:family="text">
      <style:text-properties style:font-name="Hack3" fo:font-size="10pt" fo:font-style="normal" fo:font-weight="normal" style:font-size-asian="10pt" style:font-style-asian="normal" style:font-weight-asian="normal"/>
    </style:style>
    <style:style style:name="T341" style:family="text">
      <style:text-properties style:font-name="Hack3" fo:font-size="10pt" fo:font-style="normal" fo:font-weight="normal" style:font-size-asian="10pt" style:font-style-asian="normal" style:font-weight-asian="normal"/>
    </style:style>
    <style:style style:name="T342" style:family="text">
      <style:text-properties style:font-name="Hack3" fo:font-size="10pt" fo:font-style="normal" fo:font-weight="normal" fo:background-color="transparent" loext:char-shading-value="0" style:font-size-asian="10pt" style:font-style-asian="normal" style:font-weight-asian="normal"/>
    </style:style>
    <style:style style:name="T343" style:family="text">
      <style:text-properties style:font-name="Hack3" fo:font-size="10pt" fo:font-style="normal" fo:font-weight="bold" style:font-size-asian="10pt" style:font-style-asian="normal" style:font-weight-asian="bold" style:font-weight-complex="bold"/>
    </style:style>
    <style:style style:name="T344" style:family="text">
      <style:text-properties style:font-name="Hack3" fo:font-size="10pt" fo:language="bg" fo:country="BG" fo:font-style="normal" fo:font-weight="normal" style:font-size-asian="10pt" style:font-style-asian="normal" style:font-weight-asian="normal"/>
    </style:style>
    <style:style style:name="T345" style:family="text">
      <style:text-properties style:font-name="Hack3" fo:font-size="10pt" fo:language="bg" fo:country="BG" fo:font-style="normal" fo:font-weight="normal" fo:background-color="transparent" loext:char-shading-value="0" style:font-size-asian="10pt" style:font-style-asian="normal" style:font-weight-asian="normal"/>
    </style:style>
    <style:style style:name="T346" style:family="text">
      <style:text-properties style:font-name="Arial" fo:language="en" fo:country="US" fo:font-style="normal" style:text-underline-style="none" fo:font-weight="normal" style:font-style-asian="normal" style:font-weight-asian="normal" style:font-weight-complex="normal"/>
    </style:style>
    <style:style style:name="T347" style:family="text">
      <style:text-properties style:font-name="Arial" fo:font-style="normal" fo:font-weight="normal" style:font-style-asian="normal" style:font-weight-asian="normal" style:font-weight-complex="normal"/>
    </style:style>
    <style:style style:name="T348" style:family="text">
      <style:text-properties style:font-name="Arial" fo:font-style="normal" fo:font-weight="normal" fo:background-color="#cbcecc" loext:char-shading-value="0" style:font-style-asian="normal" style:font-weight-asian="normal" style:font-weight-complex="normal"/>
    </style:style>
    <style:style style:name="T349" style:family="text">
      <style:text-properties style:font-name="Arial" fo:font-style="italic" fo:font-weight="normal" style:font-style-asian="italic" style:font-weight-asian="normal" style:font-weight-complex="normal"/>
    </style:style>
    <style:style style:name="T350" style:family="text">
      <style:text-properties style:font-name="Arial" fo:font-weight="normal" style:font-weight-asian="normal" style:font-weight-complex="normal"/>
    </style:style>
    <style:style style:name="T351" style:family="text">
      <style:text-properties fo:font-size="8pt" style:font-size-asian="8pt" style:font-size-complex="8pt"/>
    </style:style>
    <style:style style:name="T352" style:family="text">
      <style:text-properties fo:font-size="8pt" fo:language="en" fo:country="US" fo:font-style="normal" style:text-underline-style="none" fo:background-color="#afd095" loext:char-shading-value="0" style:font-size-asian="8pt" style:font-style-asian="normal" style:font-size-complex="8pt"/>
    </style:style>
    <style:style style:name="T353" style:family="text">
      <style:text-properties fo:font-size="8pt" fo:language="en" fo:country="US" fo:font-style="normal" style:text-underline-style="none" officeooo:rsid="007e9943" fo:background-color="#afd095" loext:char-shading-value="0" style:font-size-asian="8pt" style:font-style-asian="normal" style:font-size-complex="8pt"/>
    </style:style>
    <style:style style:name="T354" style:family="text">
      <style:text-properties fo:font-size="8pt" fo:language="en" fo:country="US" officeooo:rsid="002bc8ec" style:font-size-asian="8pt" style:font-size-complex="8pt"/>
    </style:style>
    <style:style style:name="T355" style:family="text">
      <style:text-properties fo:font-size="8pt" fo:language="en" fo:country="US" officeooo:rsid="004e783a" style:font-size-asian="8pt" style:font-size-complex="8pt"/>
    </style:style>
    <style:style style:name="T356" style:family="text">
      <style:text-properties fo:font-size="8pt" fo:language="en" fo:country="US" officeooo:rsid="008b0583" style:font-size-asian="8pt" style:font-size-complex="8pt"/>
    </style:style>
    <style:style style:name="T357" style:family="text">
      <style:text-properties fo:font-size="8pt" fo:language="en" fo:country="US" officeooo:rsid="004e783a" fo:background-color="#dddddd" loext:char-shading-value="0" style:font-size-asian="8pt" style:font-size-complex="8pt"/>
    </style:style>
    <style:style style:name="T358" style:family="text">
      <style:text-properties fo:color="#ffffff" style:font-name="Hack3" fo:font-size="8pt" fo:font-style="normal" fo:font-weight="normal" style:font-size-asian="8pt" style:font-style-asian="normal" style:font-weight-asian="normal" style:font-size-complex="8pt"/>
    </style:style>
    <style:style style:name="T359" style:family="text">
      <style:text-properties fo:color="#ffffff" style:font-name="Hack3" fo:font-size="9pt" fo:font-style="normal" fo:font-weight="normal" fo:background-color="#afd095" loext:char-shading-value="0" style:font-size-asian="9pt" style:font-style-asian="normal" style:font-weight-asian="normal"/>
    </style:style>
    <style:style style:name="T360" style:family="text">
      <style:text-properties officeooo:rsid="0061ca0c"/>
    </style:style>
    <style:style style:name="T361" style:family="text">
      <style:text-properties fo:color="#6dd4e0" style:font-name="Hack3" fo:font-size="8pt" fo:font-style="normal" fo:font-weight="bold" style:font-size-asian="8pt" style:font-style-asian="normal" style:font-weight-asian="bold" style:font-size-complex="8pt"/>
    </style:style>
    <style:style style:name="T362" style:family="text">
      <style:text-properties fo:color="#6dd4e0" style:font-name="Hack3" fo:font-style="normal" fo:font-weight="bold" style:font-style-asian="normal" style:font-weight-asian="bold"/>
    </style:style>
    <style:style style:name="T363" style:family="text">
      <style:text-properties style:font-name="Hack4" fo:language="en" fo:country="US" fo:font-style="normal" style:text-underline-style="none" style:font-style-asian="normal"/>
    </style:style>
    <style:style style:name="T364" style:family="text">
      <style:text-properties style:font-name="Hack4" fo:language="en" fo:country="US" fo:font-style="normal" style:text-underline-style="none" fo:font-weight="normal" style:font-style-asian="normal" style:font-weight-asian="normal"/>
    </style:style>
    <style:style style:name="T365" style:family="text">
      <style:text-properties fo:font-style="italic" fo:font-weight="normal" style:font-style-asian="italic" style:font-weight-asian="normal"/>
    </style:style>
    <style:style style:name="T366" style:family="text">
      <style:text-properties fo:color="#cda869" style:font-name="Lucida Console" fo:font-size="13.5pt" fo:language="en" fo:country="US" style:text-underline-style="none" style:font-size-asian="13.5pt" style:font-style-asian="normal" loext:padding="0cm" loext:border="none"/>
    </style:style>
    <style:style style:name="T367" style:family="text">
      <style:text-properties fo:color="#cda869" style:font-name="Operator Mono" fo:font-style="normal" fo:font-weight="normal" loext:padding="0cm" loext:border="none"/>
    </style:style>
    <style:style style:name="T368" style:family="text">
      <style:text-properties fo:color="#cda869" style:font-name="Operator Mono" fo:font-size="6pt" fo:font-style="normal" fo:font-weight="normal" style:font-size-asian="6pt" style:font-size-complex="6pt" loext:padding="0cm" loext:border="none"/>
    </style:style>
    <style:style style:name="T369" style:family="text">
      <style:text-properties fo:color="#cda869" loext:padding="0cm" loext:border="none"/>
    </style:style>
    <style:style style:name="T370" style:family="text">
      <style:text-properties style:font-name="Operator Mono" fo:font-style="normal" fo:font-weight="normal"/>
    </style:style>
    <style:style style:name="T371" style:family="text">
      <style:text-properties style:font-name="Operator Mono" fo:font-size="6pt" fo:font-style="normal" fo:font-weight="normal" style:font-size-asian="6pt" style:font-size-complex="6pt"/>
    </style:style>
    <style:style style:name="T372" style:family="text">
      <style:text-properties fo:color="#cf6a4c" style:font-name="Operator Mono" fo:font-size="6pt" fo:font-style="normal" fo:font-weight="normal" style:font-size-asian="6pt" style:font-size-complex="6pt" loext:padding="0cm" loext:border="none"/>
    </style:style>
    <style:style style:name="T373" style:family="text">
      <style:text-properties fo:color="#00d2b8" style:font-name="Operator Mono" fo:font-style="normal" fo:font-weight="bold" loext:padding="0cm" loext:border="none"/>
    </style:style>
    <style:style style:name="T374" style:family="text">
      <style:text-properties fo:color="#00d2b8" style:font-name="Operator Mono" fo:font-size="6pt" fo:font-style="normal" fo:font-weight="bold" style:font-size-asian="6pt" style:font-size-complex="6pt" loext:padding="0cm" loext:border="none"/>
    </style:style>
    <style:style style:name="T375" style:family="text">
      <style:text-properties fo:color="#4078c0" style:font-name="Operator Mono" fo:font-style="normal" fo:font-weight="normal" loext:padding="0cm" loext:border="none"/>
    </style:style>
    <style:style style:name="T376" style:family="text">
      <style:text-properties fo:color="#4078c0" loext:padding="0cm" loext:border="none"/>
    </style:style>
    <style:style style:name="T377" style:family="text">
      <style:text-properties fo:font-size="6pt" style:font-size-asian="6pt" style:font-size-complex="6pt"/>
    </style:style>
    <style:style style:name="T378" style:family="text">
      <style:text-properties fo:font-variant="normal" fo:text-transform="none" style:font-name="Operator Mono" fo:font-size="9.75pt" fo:letter-spacing="normal" fo:language="en" fo:country="US" fo:font-style="normal" style:text-underline-style="none" fo:font-weight="normal" style:font-style-asian="normal"/>
    </style:style>
    <style:style style:name="T379" style:family="text">
      <style:text-properties fo:color="#ac885b" loext:padding="0cm" loext:border="none"/>
    </style:style>
    <style:style style:name="T380" style:family="text">
      <style:text-properties fo:color="#bbbbbb" style:font-name="Operator Mono" fo:font-style="normal" fo:font-weight="normal" loext:padding="0cm" loext:border="none"/>
    </style:style>
    <style:style style:name="T381" style:family="text">
      <style:text-properties officeooo:rsid="0089235a"/>
    </style:style>
    <style:style style:name="T382" style:family="text">
      <style:text-properties officeooo:rsid="008b0583"/>
    </style:style>
    <style:style style:name="T383" style:family="text">
      <style:text-properties fo:background-color="#ffff6d" loext:char-shading-value="0"/>
    </style:style>
    <style:style style:name="T384" style:family="text">
      <style:text-properties fo:background-color="#ffff00" loext:char-shading-value="0"/>
    </style:style>
    <style:style style:name="T385" style:family="text">
      <style:text-properties style:text-underline-style="none" fo:font-weight="normal" fo:background-color="#dddddd" loext:char-shading-value="0" style:font-weight-asian="normal" style:font-weight-complex="normal"/>
    </style:style>
    <style:style style:name="T386" style:family="text">
      <style:text-properties style:text-underline-style="none" fo:font-weight="bold" style:font-weight-asian="bold" style:font-weight-complex="bold"/>
    </style:style>
    <style:style style:name="T387" style:family="text">
      <style:text-properties fo:background-color="#81aca6" loext:char-shading-value="0"/>
    </style:style>
    <style:style style:name="T388" style:family="text">
      <style:text-properties fo:background-color="#dde8cb" loext:char-shading-value="0"/>
    </style:style>
    <style:style style:name="T389" style:family="text">
      <style:text-properties fo:background-color="#dde8cb" loext:char-shading-value="0"/>
    </style:style>
    <style:style style:name="T390" style:family="text">
      <style:text-properties fo:background-color="#77bc65" loext:char-shading-value="0"/>
    </style:style>
    <style:style style:name="T391" style:family="text">
      <style:text-properties style:font-name="Liberation Mono" fo:font-size="10pt" fo:language="en" fo:country="US" officeooo:rsid="00950d71" style:font-name-asian="NSimSun1" style:font-size-asian="10pt" style:font-name-complex="Liberation Mono" style:font-size-complex="10pt"/>
    </style:style>
    <style:style style:name="T392" style:family="text">
      <style:text-properties officeooo:rsid="00a11f77"/>
    </style:style>
    <style:style style:name="T393" style:family="text">
      <style:text-properties style:font-name="Liberation Mono" fo:font-size="13pt" fo:language="en" fo:country="US" fo:font-style="normal" fo:font-weight="bold" officeooo:rsid="00a5366c" style:font-size-asian="13pt" style:font-style-asian="normal" style:font-weight-asian="bold" style:font-weight-complex="bold"/>
    </style:style>
    <style:style style:name="T394" style:family="text">
      <style:text-properties fo:font-size="12pt" fo:font-weight="bold" style:font-size-asian="12pt" style:font-weight-asian="bold" style:font-size-complex="12pt" style:font-weight-complex="bold"/>
    </style:style>
    <style:style style:name="T395" style:family="text">
      <style:text-properties fo:font-size="12pt" fo:font-weight="bold" fo:background-color="#ffff00" loext:char-shading-value="0" style:font-size-asian="12pt" style:font-weight-asian="bold" style:font-size-complex="12pt" style:font-weight-complex="bold"/>
    </style:style>
    <style:style style:name="T396" style:family="text">
      <style:text-properties fo:font-size="12pt" style:font-size-asian="12pt" style:font-size-complex="12pt"/>
    </style:style>
    <style:style style:name="T397" style:family="text">
      <style:text-properties style:font-name="Arial" fo:font-size="10pt" fo:font-style="normal" fo:font-weight="bold" style:font-size-asian="10pt" style:font-style-asian="normal" style:font-weight-asian="bold" style:font-weight-complex="bold"/>
    </style:style>
    <style:style style:name="T398" style:family="text">
      <style:text-properties officeooo:rsid="00ac82c7"/>
    </style:style>
    <style:style style:name="T399" style:family="text">
      <style:text-properties fo:color="#ff0000" fo:language="en" fo:country="US" style:text-underline-style="solid" style:text-underline-width="auto" style:text-underline-color="font-color" officeooo:rsid="00b05058"/>
    </style:style>
    <style:style style:name="T400" style:family="text">
      <style:text-properties fo:color="#ff0000" fo:language="en" fo:country="US" style:text-underline-style="solid" style:text-underline-width="auto" style:text-underline-color="font-color" officeooo:rsid="004d0ea3"/>
    </style:style>
    <style:style style:name="T401" style:family="text">
      <style:text-properties fo:color="#ff0000" style:font-name="Hack3" fo:font-size="9pt" fo:font-style="normal" fo:font-weight="normal" fo:background-color="#afd095" loext:char-shading-value="0" style:font-size-asian="9pt" style:font-style-asian="normal" style:font-weight-asian="normal"/>
    </style:style>
    <style:style style:name="T402" style:family="text">
      <style:text-properties fo:color="#ff0000" style:font-name="Hack3" fo:font-size="9pt" fo:font-style="normal" fo:font-weight="normal" style:font-size-asian="9pt" style:font-style-asian="normal" style:font-weight-asian="normal"/>
    </style:style>
    <style:style style:name="T403" style:family="text">
      <style:text-properties fo:color="#ff0000" style:font-name="Hack3" fo:font-size="9pt" fo:font-style="normal" fo:font-weight="normal" fo:background-color="transparent" loext:char-shading-value="0" style:font-size-asian="9pt" style:font-style-asian="normal" style:font-weight-asian="normal"/>
    </style:style>
    <style:style style:name="T404" style:family="text">
      <style:text-properties fo:color="#ff0000" style:font-name="Hack3" fo:font-size="9pt" fo:font-style="normal" fo:font-weight="normal" fo:background-color="transparent" loext:char-shading-value="0" style:font-size-asian="9pt" style:font-style-asian="normal" style:font-weight-asian="normal"/>
    </style:style>
    <style:style style:name="T405" style:family="text">
      <style:text-properties fo:color="#ff0000" style:font-name="Hack3" fo:font-size="9pt" fo:font-style="normal" fo:font-weight="normal" fo:background-color="transparent" loext:char-shading-value="0" style:font-size-asian="9pt" style:font-style-asian="normal" style:font-weight-asian="normal"/>
    </style:style>
    <style:style style:name="T406" style:family="text">
      <style:text-properties fo:color="#ff0000" style:font-name="Hack3" fo:font-size="9pt" fo:font-style="normal" fo:font-weight="normal" fo:background-color="transparent" loext:char-shading-value="0" style:font-size-asian="9pt" style:font-style-asian="normal" style:font-weight-asian="normal"/>
    </style:style>
    <style:style style:name="T407" style:family="text">
      <style:text-properties fo:color="#ff0000" style:font-name="Hack3" fo:font-size="9pt" fo:font-style="normal" fo:font-weight="bold" fo:background-color="transparent" loext:char-shading-value="0" style:font-size-asian="9pt" style:font-style-asian="normal" style:font-weight-asian="bold" style:font-weight-complex="bold"/>
    </style:style>
    <style:style style:name="T408" style:family="text">
      <style:text-properties fo:color="#ff0000" style:font-name="Arial" fo:font-size="9pt" fo:font-style="normal" fo:font-weight="bold" fo:background-color="transparent" loext:char-shading-value="0" style:font-size-asian="9pt" style:font-style-asian="normal" style:font-weight-asian="bold" style:font-weight-complex="bold"/>
    </style:style>
    <style:style style:name="T409" style:family="text">
      <style:text-properties officeooo:rsid="00b944ff"/>
    </style:style>
    <style:style style:name="T410" style:family="text">
      <style:text-properties officeooo:rsid="00bb8a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composer create-project symfony/framework-standard-edition blog "3.4"</text:p>
      <text:p text:style-name="P43"><text:s/>environment variable &gt; path &gt; edit &gt; new &gt; C:\xampp\php</text:p>
      <text:p text:style-name="P41"><text:s/><text:span text:style-name="T285">При свален проект:</text:span><text:span text:style-name="T381"> </text:span></text:p>
      <text:p text:style-name="P14">composer install</text:p>
      <text:p text:style-name="P14"/>
      <text:p text:style-name="P16"><text:span text:style-name="T1">Rename</text:span> AppBundle <text:span text:style-name="T392">dir, AppBundle.php,</text:span>...(routing,services.yml, composer.json)</text:p>
      <text:p text:style-name="P42">after rename files and folders:</text:p>
      <text:p text:style-name="P42">&gt;<text:span text:style-name="T13">composer dumpautoload</text:span></text:p>
      <text:p text:style-name="P16">======================</text:p>
      <text:p text:style-name="P21">base.html.twig:</text:p>
      <text:p text:style-name="P22"><text:span text:style-name="T383">dir web</text:span>: <text:span text:style-name="T268">place js and css folders</text:span></text:p>
      <text:p text:style-name="P44"><text:span text:style-name="T6">dir </text:span><text:span text:style-name="T384">&gt; Controller</text:span>:</text:p>
      <text:p text:style-name="P44"><text:span text:style-name="T84"><text:s text:c="3"/></text:span><text:span text:style-name="T290">create</text:span><text:span text:style-name="T84"> </text:span><text:span text:style-name="T286">s</text:span><text:span text:style-name="T19">SecurityController:</text:span></text:p>
      <text:p text:style-name="P44"><text:tab/><text:span text:style-name="T26">security/login.html.twig</text:span>-<text:span text:style-name="T115">(</text:span><text:span text:style-name="T351">create </text:span><text:span text:style-name="T354">folder security and </text:span><text:span text:style-name="T351">file login.html.twig</text:span><text:span text:style-name="T115">)</text:span></text:p>
      <text:p text:style-name="P44"><text:tab/>{% extends 'base.html.twig' %}</text:p>
      <text:p text:style-name="P44"><text:tab/>{% <text:span text:style-name="T1">block main</text:span> %}</text:p>
      <text:p text:style-name="P44"><text:s text:c="3"/><text:tab/> <text:tab/><text:span text:style-name="T116">bootstrap form...</text:span></text:p>
      <text:p text:style-name="P44"><text:tab/>{% <text:span text:style-name="T1">endblock</text:span> %}</text:p>
      <text:p text:style-name="P44"><text:span text:style-name="T86">SecurityController</text:span><text:span text:style-name="T85">: </text:span><text:span text:style-name="T156">@Route</text:span><text:span text:style-name="T158">("</text:span><text:span text:style-name="T157">/</text:span><text:span text:style-name="T227">login</text:span><text:span text:style-name="T158">", </text:span><text:span text:style-name="T157">name</text:span><text:span text:style-name="T158">="security_login")</text:span></text:p>
      <text:p text:style-name="P58">================<text:span text:style-name="T281">============================</text:span></text:p>
      <text:p text:style-name="P195">Creating entities in DB:</text:p>
      <text:p text:style-name="P47"><text:span text:style-name="T6">dir config</text:span> &gt; <text:span text:style-name="T387">parameters.yml</text:span>:</text:p>
      <text:p text:style-name="P47"><text:s text:c="4"/>database_port: 3306</text:p>
      <text:p text:style-name="P23"><text:s text:c="4"/>database_name: blog</text:p>
      <text:p text:style-name="P45">create database....</text:p>
      <text:p text:style-name="P37">ако в <text:span text:style-name="T68">parameters.yml e </text:span>зададедена базата(пр. <text:span text:style-name="T68">Blog</text:span>):</text:p>
      <text:p text:style-name="P18"><text:span text:style-name="T269">php bin/console </text:span><text:span text:style-name="T385">doctrine</text:span><text:span text:style-name="T269">:</text:span><text:span text:style-name="T8">database</text:span><text:span text:style-name="T13">:create</text:span></text:p>
      <text:p text:style-name="P46">create entity:</text:p>
      <text:p text:style-name="P5">php bin/console doctrine:generate:<text:span text:style-name="T1">entity</text:span></text:p>
      <text:p text:style-name="P6"><text:s/><text:tab/> <text:span text:style-name="T71">My</text:span><text:span text:style-name="T1">BlogBundle</text:span>:User</text:p>
      <text:p text:style-name="P6"><text:tab/><text:tab/><text:tab/> <text:s/>email(unique: true),</text:p>
      <text:p text:style-name="P6"><text:tab/><text:tab/><text:tab/> <text:s/>password,</text:p>
      <text:p text:style-name="P6"><text:tab/><text:tab/><text:tab/> <text:s/>fullName</text:p>
      <text:p text:style-name="P19"><text:span text:style-name="T13">==============</text:span><text:span text:style-name="T14">=========================================================</text:span></text:p>
      <text:p text:style-name="P163">generate form:</text:p>
      <text:p text:style-name="P165">create user form:</text:p>
      <text:p text:style-name="P148">php bin/console doctrine:generate:<text:span text:style-name="T8">form</text:span> BlogBundle:User</text:p>
      <text:p text:style-name="P24"><text:span text:style-name="T281">=</text:span>================</text:p>
      <text:p text:style-name="P20"><text:span text:style-name="T16">UserType</text:span><text:span text:style-name="T14">:</text:span><text:span text:style-name="T17"> builder….</text:span><text:span text:style-name="T18">(add types)</text:span></text:p>
      <text:p text:style-name="P149"/>
      <text:p text:style-name="P166"><text:span text:style-name="T87">dir Controller</text:span><text:span text:style-name="T88"> </text:span><text:span text:style-name="T288">create</text:span><text:span text:style-name="T88"> </text:span><text:span text:style-name="T287">s</text:span><text:span text:style-name="T74">User</text:span><text:span text:style-name="T76">(</text:span><text:span text:style-name="T74">Controller</text:span><text:span text:style-name="T76">)</text:span><text:span text:style-name="T250">:</text:span></text:p>
      <text:p text:style-name="P156"><text:span text:style-name="T250"><text:tab/>registerAction():</text:span></text:p>
      <text:p text:style-name="P48"><text:s text:c="4"/><text:tab/><text:span text:style-name="T283">create </text:span><text:span text:style-name="T289">dir </text:span><text:span text:style-name="T283">user </text:span><text:span text:style-name="T289">&gt;</text:span><text:span text:style-name="T89"> </text:span><text:span text:style-name="T26">register.html.twig</text:span> =&gt; (edit it)<text:span text:style-name="T122">(bootstrap form)</text:span></text:p>
      <text:p text:style-name="P48"><text:tab/>!!!<text:span text:style-name="T67">user</text:span><text:span text:style-name="T57">[email] --- </text:span><text:span text:style-name="T254">на обекта </text:span><text:span text:style-name="T263">user</text:span><text:span text:style-name="T255">, map-</text:span><text:span text:style-name="T256">ни полетата!!!</text:span></text:p>
      <text:p text:style-name="P168"><text:span text:style-name="T309"><text:tab/></text:span><text:span text:style-name="T310">@</text:span><text:span text:style-name="T393">Route</text:span><text:span text:style-name="T310">...</text:span></text:p>
      <text:p text:style-name="P48"><text:s text:c="4"/><text:tab/>(Request $request) – updateDoc</text:p>
      <text:p text:style-name="P48"><text:tab/><text:span text:style-name="T90">$user //</text:span><text:span text:style-name="T274">map-</text:span><text:span text:style-name="T273">ва формата към user</text:span><text:span text:style-name="T170">-</text:span><text:span text:style-name="T273">a</text:span></text:p>
      <text:p text:style-name="P48"><text:span text:style-name="T90"><text:tab/>$form-</text:span><text:span text:style-name="T117">&gt;handleRequest</text:span><text:span text:style-name="T90"> // </text:span><text:span text:style-name="T275">прихваща request-a </text:span></text:p>
      <text:p text:style-name="P48"><text:span text:style-name="T275"><text:tab/>//</text:span><text:span text:style-name="T277">hash password….; </text:span><text:span text:style-name="T278">set password;</text:span></text:p>
      <text:p text:style-name="P155"><text:span text:style-name="T137"><text:tab/>$em-&gt;persist($user); //създава заявката<text:line-break/> <text:tab/>$em-&gt;flush(); //изпълнява заявката към базата</text:span></text:p>
      <text:p text:style-name="P49"><text:span text:style-name="T173">User</text:span><text:span text:style-name="T171">.php </text:span><text:span text:style-name="T276">&gt; class User </text:span><text:span text:style-name="T247">implements</text:span><text:span text:style-name="T276"> UserInterface (</text:span><text:span text:style-name="T172">add methods</text:span><text:span text:style-name="T276">)</text:span></text:p>
      <text:p text:style-name="P49"><text:tab/><text:tab/><text:span text:style-name="T267">public function getRoles(</text:span><text:span text:style-name="T176">)...</text:span><text:span text:style-name="T177">return</text:span></text:p>
      <text:p text:style-name="P26"><text:span text:style-name="T180"><text:tab/><text:tab/>public function </text:span><text:span text:style-name="T178">getUsername()...return </text:span><text:span text:style-name="T179">email</text:span></text:p>
      <text:p text:style-name="P170"><text:span text:style-name="T394">update database:</text:span></text:p>
      <text:p text:style-name="P25"><text:span text:style-name="T382">&gt;php bin/console doctrine:schema:update --</text:span><text:span text:style-name="T2">force</text:span></text:p>
      <text:p text:style-name="P15"><text:soft-page-break/><text:span text:style-name="T257">settings in</text:span><text:span text:style-name="T2"> </text:span><text:span text:style-name="T12">security.yml</text:span></text:p>
      <text:p text:style-name="P17"><text:span text:style-name="T12">b</text:span><text:span text:style-name="T11">crypt; ...</text:span></text:p>
      <text:p text:style-name="P152"/>
      <text:p text:style-name="Preformatted_20_Text"><text:span text:style-name="T11">SecurityController</text:span>: public function logout();</text:p>
      <text:p text:style-name="Preformatted_20_Text"><text:span text:style-name="T11">UserController</text:span><text:span text:style-name="T390">:</text:span> public function profile();</text:p>
      <text:p text:style-name="P50"><text:span text:style-name="T7">dir views</text:span><text:span text:style-name="T384"> &gt; user:</text:span></text:p>
      <text:p text:style-name="P50"><text:s text:c="4"/>create <text:span text:style-name="T388">profile.html.twig</text:span> ....</text:p>
      <text:p text:style-name="P150">==Articles==</text:p>
      <text:p text:style-name="P150"><text:span text:style-name="T26">base.html.twig</text:span><text:span text:style-name="T271">: &gt; </text:span><text:span text:style-name="T272">&lt;</text:span><text:span text:style-name="T271">li&gt;Create Article..</text:span></text:p>
      <text:p text:style-name="P171"><text:span text:style-name="T7">dir Controller</text:span> &gt; create <text:span text:style-name="T258">s</text:span><text:span text:style-name="T118">Article</text:span><text:span text:style-name="T120">(</text:span><text:span text:style-name="T118">Controller</text:span><text:span text:style-name="T120">)</text:span> </text:p>
      <text:p text:style-name="P171"><text:s/>&gt; create <text:span text:style-name="T91">dir </text:span><text:span text:style-name="T119">Article</text:span><text:span text:style-name="T91"> &gt; </text:span><text:span text:style-name="T391">create</text:span>.html.twig...</text:p>
      <text:p text:style-name="P171">...<text:span text:style-name="T121">public function createAction()...</text:span> <text:s text:c="2"/></text:p>
      <text:p text:style-name="P27">=======================================================</text:p>
      <text:p text:style-name="P164">create entity <text:span text:style-name="T123">for articles:</text:span><text:span text:style-name="T291">====</text:span><text:span text:style-name="T284">creating articles</text:span><text:span text:style-name="T291">====</text:span></text:p>
      <text:p text:style-name="P7">php bin/console doctrine:generate:<text:span text:style-name="T1">entity</text:span></text:p>
      <text:p text:style-name="P7"><text:s/><text:tab/>BlogBundle:<text:span text:style-name="T386">Article</text:span><text:span text:style-name="T68"> </text:span><text:span text:style-name="T92">&gt;&gt;</text:span><text:span text:style-name="T68"> <text:s text:c="2"/></text:span>title, </text:p>
      <text:p text:style-name="P7"><text:tab/><text:tab/><text:tab/><text:tab/><text:tab/>content(string:<text:span text:style-name="T1">text</text:span>), </text:p>
      <text:p text:style-name="P7"><text:tab/><text:tab/><text:tab/><text:tab/><text:tab/>dateAdded(string:<text:span text:style-name="T1">datetime</text:span>)</text:p>
      <text:p text:style-name="P153">==================================================</text:p>
      <text:p text:style-name="P51"><text:span text:style-name="T396"><text:s/></text:span><text:span text:style-name="T395">dir Entity</text:span> &gt; <text:span text:style-name="T9">Article</text:span>:</text:p>
      <text:p text:style-name="P154"><text:s text:c="4"/>private $summary:(with getters and setters)...<text:span text:style-name="T5">substr</text:span><text:span text:style-name="T398">...</text:span></text:p>
      <text:p text:style-name="P196"><text:s text:c="8"/><text:span text:style-name="T248">private $authorId</text:span>: <text:span text:style-name="T121">(</text:span>add getters/setters<text:span text:style-name="T121">) </text:span><text:span text:style-name="T261">return!!! </text:span><text:span text:style-name="T262">/annotations!!!</text:span><text:span text:style-name="T260"><text:tab/></text:span></text:p>
      <text:p text:style-name="P197"><text:span text:style-name="T121"><text:s text:c="8"/>private $author:<text:tab/></text:span><text:span text:style-name="T262">/annotations!!!</text:span></text:p>
      <text:p text:style-name="P198"><text:span text:style-name="T259"><text:s text:c="7"/></text:span><text:span text:style-name="T199">contruct</text:span><text:span text:style-name="T198"> for dateAdded()...</text:span><text:span text:style-name="T259"><text:tab/></text:span></text:p>
      <text:p text:style-name="P197"><text:span text:style-name="T7">dir Entity</text:span> &gt; <text:span text:style-name="T9">User</text:span>:</text:p>
      <text:p text:style-name="P172"><text:s text:c="6"/>private $articles; <text:span text:style-name="T262">/annotations!!!</text:span></text:p>
      <text:p text:style-name="P173"><text:span text:style-name="T92"><text:s text:c="5"/>add getters/setters </text:span><text:span text:style-name="T94">(</text:span><text:span text:style-name="T249">!!!</text:span><text:span text:style-name="T160">public function </text:span><text:span text:style-name="T163">addPost</text:span><text:span text:style-name="T160">()</text:span><text:span text:style-name="T163">!!!</text:span><text:span text:style-name="T174">)</text:span><text:span text:style-name="T92"><text:tab/> <text:s/></text:span></text:p>
      <text:p text:style-name="P143"><text:s/>public function __construct()..</text:p>
      <text:p text:style-name="P174"><text:s/><text:span text:style-name="T124">&gt;php bin/console doctrine:schema:update --</text:span><text:span text:style-name="T82">force</text:span> <text:s/></text:p>
      <text:p text:style-name="P174"><text:span text:style-name="T30"><text:s/></text:span><text:span text:style-name="T270">&gt;php bin/console doctrine:generate:</text:span><text:span text:style-name="T15">form</text:span><text:span text:style-name="T270"> SimpleBlogBundle:</text:span><text:span text:style-name="T15">Article</text:span><text:span text:style-name="T72">(</text:span><text:span text:style-name="T252">на базата на </text:span><text:span text:style-name="T72">Article </text:span><text:span text:style-name="T252">създава форма</text:span><text:span text:style-name="T72">)</text:span><text:span text:style-name="T252"> ===</text:span><text:span text:style-name="T72">&gt; </text:span><text:span text:style-name="T83">ArticleType.php</text:span><text:span text:style-name="T68"> <text:s text:c="3"/></text:span></text:p>
      <text:p text:style-name="P175"><text:span text:style-name="T200">ArticleType </text:span><text:span text:style-name="T201">&gt;</text:span><text:span text:style-name="T202"> builder…. </text:span><text:span text:style-name="T203">TextType...</text:span></text:p>
      <text:p text:style-name="P28"><text:span text:style-name="T9">ArticleController</text:span>:</text:p>
      <text:p text:style-name="P29"><text:s text:c="4"/><text:span text:style-name="T95">createAction...(article, form, ..)</text:span></text:p>
      <text:p text:style-name="P29"><text:span text:style-name="T77">DefaultController</text:span><text:span text:style-name="T100">: ($article….return...)</text:span><text:tab/></text:p>
      <text:p text:style-name="P8"><text:span text:style-name="T9">ArticleController</text:span>:</text:p>
      <text:p text:style-name="Preformatted_20_Text"><text:s text:c="4"/>public function viewArticle()</text:p>
      <text:p text:style-name="Preformatted_20_Text"><text:s text:c="4"/><text:span text:style-name="T253">create</text:span> <text:span text:style-name="T389">article.html.twig</text:span></text:p>
      <text:p text:style-name="Preformatted_20_Text"><text:span text:style-name="T9">index</text:span><text:span text:style-name="T26">.html.twig</text:span>:</text:p>
      <text:p text:style-name="Preformatted_20_Text"><text:s text:c="4"/>href="{{ path('article_view', {'id': article.id}) }}"&gt;Read more &amp;raquo;&lt;/a&gt;</text:p>
      <text:p text:style-name="Preformatted_20_Text"><text:s/><text:span text:style-name="T253">create</text:span> edit.html.twig</text:p>
      <text:p text:style-name="Preformatted_20_Text"><text:s/><text:span text:style-name="T253">create</text:span> delete.html.twig</text:p>
      <text:p text:style-name="Preformatted_20_Text"><text:span text:style-name="T101">edit ,deleteActions &gt;&gt; check article === null ... </text:span><text:tab/></text:p>
      <text:p text:style-name="P1">======<text:span text:style-name="T282">create roles</text:span>======</text:p>
      <text:p text:style-name="Preformatted_20_Text">&gt;<text:span text:style-name="T29">php bin/console doctrine:generate:</text:span><text:span text:style-name="T13">entity</text:span></text:p>
      <text:p text:style-name="P176"><text:s/><text:span text:style-name="T29"><text:s/></text:span><text:span text:style-name="T13">BlogBundle</text:span><text:span text:style-name="T29">:Role</text:span></text:p>
      <text:p text:style-name="P176"><text:span text:style-name="T251"><text:tab/><text:tab/> </text:span><text:span text:style-name="T29">name(Unique:true)</text:span></text:p>
      <text:p text:style-name="Preformatted_20_Text"><text:span text:style-name="T9">Role.php</text:span> &gt;<text:span text:style-name="T73">add</text:span> public function <text:span text:style-name="T25">getRole</text:span>(<text:span text:style-name="T126">)</text:span> <text:s text:c="6"/></text:p>
      <text:p text:style-name="P177"><text:span text:style-name="T9">User</text:span><text:span text:style-name="T26">.</text:span><text:span text:style-name="T9">php</text:span> </text:p>
      <text:p text:style-name="P177">public function __construct()...<text:span text:style-name="T73">add</text:span><text:span text:style-name="T125"> roles</text:span></text:p>
      <text:p text:style-name="P177">&gt; <text:span text:style-name="T25">private $roles </text:span><text:span text:style-name="T93">&gt;&gt; </text:span><text:span text:style-name="T399">annotations, </text:span><text:span text:style-name="T400">add setter</text:span></text:p>
      <text:p text:style-name="P157">setRoles()...&gt; annotations</text:p>
      <text:p text:style-name="P9">getRoles() &gt; $stringRoles...foreach</text:p>
      <text:p text:style-name="P10"><text:span text:style-name="T9">Role</text:span> :</text:p>
      <text:p text:style-name="P10"><text:tab/><text:span text:style-name="T351">private $users()</text:span></text:p>
      <text:p text:style-name="P178"><text:span text:style-name="T102"><text:tab/></text:span><text:span text:style-name="T146">public function __construct</text:span><text:span text:style-name="T147">()</text:span><text:span text:style-name="T355"><text:tab/></text:span></text:p>
      <text:p text:style-name="P179"><text:span text:style-name="T355">&gt;</text:span><text:span text:style-name="T357">php bin/console doctrine:schema:update --force</text:span></text:p>
      <text:p text:style-name="P13">in db &gt; roles:</text:p>
      <text:p text:style-name="P13">add ROLE_USER</text:p>
      <text:p text:style-name="P178"><text:soft-page-break/><text:span text:style-name="T356">add ROLE_ADMIN</text:span><text:span text:style-name="T102"><text:tab/></text:span></text:p>
      <text:p text:style-name="P180"><text:span text:style-name="T102">u</text:span><text:span text:style-name="T68">sers_roles(set roles...)</text:span></text:p>
      <text:p text:style-name="P181"><text:span text:style-name="T127">=====================================================</text:span></text:p>
      <text:p text:style-name="Preformatted_20_Text"><text:s text:c="4"/><text:span text:style-name="T9">User</text:span><text:span text:style-name="T26">.php:</text:span></text:p>
      <text:p text:style-name="Preformatted_20_Text"><text:s text:c="4"/>public function isAuthor(Article $article) {</text:p>
      <text:p text:style-name="Preformatted_20_Text"><text:s text:c="12"/>return $article-&gt;getAuthor()-&gt;getId() === $this-&gt;getId();</text:p>
      <text:p text:style-name="Preformatted_20_Text"><text:s text:c="8"/>}</text:p>
      <text:p text:style-name="Preformatted_20_Text"><text:s text:c="8"/>public function isAdmin(Article $article) {</text:p>
      <text:p text:style-name="Preformatted_20_Text"><text:s text:c="12"/>return in_array("ROLE_ADMIN", $this-&gt;getRoles());</text:p>
      <text:p text:style-name="Preformatted_20_Text"><text:s text:c="8"/>}</text:p>
      <text:p text:style-name="P182"><text:span text:style-name="T78">ArticleController:</text:span><text:span text:style-name="T79">(na edit I delete:)</text:span><text:span text:style-name="T279">//ако не е автор и админ:..</text:span><text:span text:style-name="T280">проверка</text:span></text:p>
      <text:p text:style-name="P182"><text:span text:style-name="T75">article</text:span><text:span text:style-name="T96">.html.twig</text:span><text:span text:style-name="T103"> &gt; </text:span><text:span text:style-name="T44">{% </text:span><text:span text:style-name="T34">if </text:span><text:span text:style-name="T44">app.getUser() </text:span><text:span text:style-name="T34">and </text:span><text:span text:style-name="T44">(app.getUser().isAuthor(article) </text:span><text:span text:style-name="T34">or </text:span><text:span text:style-name="T44">app.getUser().isAdmin) ) %}</text:span></text:p>
      <text:p text:style-name="P4"><text:span text:style-name="T1">UserController</text:span>:</text:p>
      <text:p text:style-name="Preformatted_20_Text"><text:s text:c="5"/>//check for existing email</text:p>
      <text:p text:style-name="Preformatted_20_Text"><text:s text:c="12"/>$userEmail = ....</text:p>
      <text:p text:style-name="Preformatted_20_Text"><text:s text:c="12"/>$formEmail = ....</text:p>
      <text:p text:style-name="Preformatted_20_Text"><text:span text:style-name="T9">Register</text:span><text:span text:style-name="T26">.html.twig:</text:span></text:p>
      <text:p text:style-name="Preformatted_20_Text"><text:s text:c="7"/>{% for msg in app.session.flashBag.get('info') %}</text:p>
      <text:p text:style-name="Preformatted_20_Text"><text:s text:c="15"/>&lt;div class="alert alert-danger"&gt;</text:p>
      <text:p text:style-name="Preformatted_20_Text"><text:s text:c="19"/>{{ msg }}</text:p>
      <text:p text:style-name="Preformatted_20_Text"><text:s text:c="15"/>&lt;/div&gt;</text:p>
      <text:p text:style-name="Preformatted_20_Text"><text:s text:c="7"/>{% endfor %}</text:p>
      <text:p text:style-name="P4"><text:span text:style-name="T1">ArticleController</text:span>:</text:p>
      <text:p text:style-name="P183"><text:s text:c="4"/>public function myArticles()...<text:span text:style-name="T409">&gt;&gt; </text:span>myArticles.html.twig...:</text:p>
      <text:p text:style-name="P158"><text:span text:style-name="T28">base.html.twig:</text:span> <text:span text:style-name="T1">add</text:span> &lt;li&gt;My Articles</text:p>
      <text:p text:style-name="P151">add photo:</text:p>
      <text:p text:style-name="P4"><text:span text:style-name="T1">Article</text:span>.php:</text:p>
      <text:p text:style-name="Preformatted_20_Text"><text:s/>private $imgUrl;</text:p>
      <text:p text:style-name="Preformatted_20_Text"><text:s/>private $viewCount;</text:p>
      <text:p text:style-name="Preformatted_20_Text"><text:s/>getters/setters</text:p>
      <text:p text:style-name="Preformatted_20_Text"><text:span text:style-name="T9">create</text:span><text:span text:style-name="T26">.html.twig:... </text:span><text:span text:style-name="T408">enctype</text:span><text:span text:style-name="T405">="multipart/form-data"</text:span></text:p>
      <text:p text:style-name="P11">=========<text:span text:style-name="T410">===========</text:span></text:p>
      <text:p text:style-name="P161">php bin/console doctrine:schema:update --force</text:p>
      <text:p text:style-name="Preformatted_20_Text"><text:span text:style-name="T7">dir form </text:span>&gt; <text:span text:style-name="T26">ArticleType</text:span>:</text:p>
      <text:p text:style-name="Preformatted_20_Text"><text:s text:c="4"/>-&gt;add('imgUrl', TextType::class);</text:p>
      <text:p text:style-name="P12"><text:span text:style-name="T9">ArticleController</text:span><text:span text:style-name="T26">:</text:span> viewCount(0)</text:p>
      <text:p text:style-name="P12"><text:span text:style-name="T9">index</text:span><text:span text:style-name="T26">.html.twig: </text:span><text:span text:style-name="T1">&lt;img </text:span><text:span text:style-name="T3">src=</text:span><text:span text:style-name="T1">&gt;</text:span> , <text:span text:style-name="T4">Views</text:span><text:span text:style-name="T292">:</text:span></text:p>
      <text:p text:style-name="P160">ArticleController:</text:p>
      <text:p text:style-name="P52"><text:span text:style-name="T70">config.yml</text:span><text:span text:style-name="T69"> &gt; </text:span><text:span text:style-name="T32">art</text:span><text:span text:style-name="T33">i</text:span><text:span text:style-name="T32">cle_directory</text:span><text:span text:style-name="T43">: </text:span><text:span text:style-name="T56">'</text:span></text:p>
      <text:p text:style-name="P52"><text:span text:style-name="T56"><text:tab/></text:span><text:span text:style-name="T175">%kernel.project_dir%/</text:span><text:span text:style-name="T224">web</text:span><text:span text:style-name="T175">/</text:span><text:span text:style-name="T226">uploads/</text:span><text:span text:style-name="T225">images</text:span><text:span text:style-name="T175">'</text:span></text:p>
      <text:p text:style-name="P53"><text:span text:style-name="T7">dir web </text:span>&gt; <text:span text:style-name="T1">create</text:span> dir uploads&gt; dir images</text:p>
      <text:p text:style-name="P54"><text:span text:style-name="T1">ArticleController</text:span> :</text:p>
      <text:p text:style-name="P119"><text:span text:style-name="T128">$file = $form-&gt;getData()-getImage();</text:span><text:line-break/><text:span text:style-name="T128">$fileName = md5(uniqid()) . </text:span><text:span text:style-name="T131">'.' </text:span><text:span text:style-name="T128">. $file-&gt;guessExtension()</text:span></text:p>
      <text:p text:style-name="P190"><text:span text:style-name="T129">$file = $form-&gt;getData()-&gt;getImg();</text:span><text:span text:style-name="T268"><text:line-break/></text:span><text:span text:style-name="T129">$fileName = md5(uniqid()) . </text:span><text:span text:style-name="T132">'.' </text:span><text:span text:style-name="T129">. $file-&gt;guessExtension();</text:span><text:span text:style-name="T268"><text:line-break/></text:span><text:span text:style-name="T129">try </text:span><text:span text:style-name="T132">{</text:span><text:span text:style-name="T268"><text:line-break/></text:span><text:span text:style-name="T132"> <text:s text:c="3"/></text:span><text:span text:style-name="T129">$file-&gt;move($this-&gt;getParameter(</text:span><text:span text:style-name="T132">'article_directory'</text:span><text:span text:style-name="T129">), $fileName);</text:span><text:span text:style-name="T268"><text:line-break/></text:span><text:span text:style-name="T132">} </text:span><text:span text:style-name="T129">catch (FileException $ex) </text:span><text:span text:style-name="T132">{</text:span><text:span text:style-name="T268"><text:line-break/></text:span><text:span text:style-name="T132">}</text:span><text:span text:style-name="T268"><text:line-break/></text:span><text:span text:style-name="T129">$article→setImg($fileName);</text:span></text:p>
      <text:p text:style-name="P192"><text:span text:style-name="T130">index</text:span><text:span text:style-name="T129">.twig:</text:span></text:p>
      <text:p text:style-name="P191"><text:span text:style-name="T339">{</text:span><text:span text:style-name="T340">{ </text:span><text:span text:style-name="T397">asset</text:span><text:span text:style-name="T340">(</text:span><text:span text:style-name="T340">'uploads/images/' </text:span><text:span text:style-name="T265">~</text:span><text:span text:style-name="T340"> article.image) }}</text:span><text:span text:style-name="T340">"</text:span><text:span text:style-name="T342">(</text:span><text:span text:style-name="T345">взема снимката от базата</text:span><text:span text:style-name="T342">)</text:span></text:p>
      <text:p text:style-name="P120"><text:span text:style-name="T136">article</text:span><text:span text:style-name="T135">.html.twig </text:span><text:span text:style-name="T134">&gt; </text:span><text:span text:style-name="T152">&lt;</text:span><text:span text:style-name="T154">a </text:span><text:span text:style-name="T152">href=""&gt;&lt;</text:span><text:span text:style-name="T154">i </text:span><text:span text:style-name="T152">class="glyphicon glyphicon-thumbs-up"&gt;&lt;/</text:span><text:span text:style-name="T154">i</text:span><text:span text:style-name="T152">&gt;&lt;/</text:span><text:span text:style-name="T154">a</text:span><text:span text:style-name="T152">&gt;</text:span></text:p>
      <text:p text:style-name="P59"><text:span text:style-name="T1">ArticleController</text:span>:</text:p>
      <text:p text:style-name="P84">public function likes();</text:p>
      <text:p text:style-name="P60"><text:span text:style-name="T10">article</text:span><text:span text:style-name="T27">.html.twig</text:span><text:span text:style-name="T293">; </text:span></text:p>
      <text:p text:style-name="P60"><text:tab/><text:span text:style-name="T294">script &gt; form, </text:span></text:p>
      <text:p text:style-name="P3">Adding comment:</text:p>
      <text:p text:style-name="P30"><text:soft-page-break/>&gt;php bin/console doctrine:generate:<text:span text:style-name="T1">entity</text:span></text:p>
      <text:p text:style-name="P2"><text:tab/> <text:span text:style-name="T246">MyBlogBundle</text:span><text:span text:style-name="T190">:Comment</text:span></text:p>
      <text:p text:style-name="P31"><text:tab/><text:tab/><text:span text:style-name="T319">content(string:text),</text:span></text:p>
      <text:p text:style-name="P31"><text:tab/><text:tab/><text:span text:style-name="T319">dateAdded(string:datetime)</text:span></text:p>
      <text:p text:style-name="P32">========</text:p>
      <text:p text:style-name="P33"><text:span text:style-name="T1">Comment</text:span>:</text:p>
      <text:p text:style-name="P36"><text:span text:style-name="T181">private $article; </text:span><text:span text:style-name="T183">annotations</text:span><text:span text:style-name="T182">;</text:span></text:p>
      <text:p text:style-name="P39"><text:span text:style-name="T159">private $author; </text:span><text:span text:style-name="T166">annotations;</text:span></text:p>
      <text:p text:style-name="P38"><text:span text:style-name="T168">a</text:span><text:span text:style-name="T167">dd getter/setter</text:span></text:p>
      <text:p text:style-name="P62"><text:span text:style-name="T104">public function </text:span><text:span text:style-name="T266">__</text:span><text:span text:style-name="T20">construct </text:span><text:span text:style-name="T105">(dateAdded)</text:span></text:p>
      <text:p text:style-name="P34"><text:span text:style-name="T1">Article</text:span>:</text:p>
      <text:p text:style-name="P128"><text:span text:style-name="T138">private </text:span><text:span text:style-name="T144">$comments; </text:span><text:span text:style-name="T138">add to </text:span><text:span text:style-name="T161">public function </text:span><text:span text:style-name="T159">__construct</text:span></text:p>
      <text:p text:style-name="P128"><text:span text:style-name="T169">add getter/setter</text:span><text:span text:style-name="T186"> </text:span><text:span text:style-name="T187">(</text:span><text:span text:style-name="T189">public function </text:span><text:span text:style-name="T188">addComment!!!!!</text:span><text:span text:style-name="T187">)</text:span></text:p>
      <text:p text:style-name="P63"><text:span text:style-name="T109">U</text:span><text:span text:style-name="T108">ser</text:span><text:span text:style-name="T104">:</text:span></text:p>
      <text:p text:style-name="P63"><text:span text:style-name="T104">private $comments: </text:span><text:span text:style-name="T107">annotations,</text:span></text:p>
      <text:p text:style-name="P64"><text:tab/>add to __construct,</text:p>
      <text:p text:style-name="P64"><text:tab/>add getter/setter</text:p>
      <text:p text:style-name="P65">===================</text:p>
      <text:p text:style-name="P121"><text:span text:style-name="T104">create s</text:span><text:span text:style-name="T196">Comment</text:span><text:span text:style-name="T197">(</text:span><text:span text:style-name="T196">Controler</text:span><text:span text:style-name="T197">)</text:span><text:span text:style-name="T191"> //</text:span><text:span text:style-name="T192">annotations</text:span></text:p>
      <text:p text:style-name="P66">php bin/console doctrine:schema:update --force</text:p>
      <text:p text:style-name="P71"><text:span text:style-name="T110">article.twig</text:span><text:span text:style-name="T104">:</text:span></text:p>
      <text:p text:style-name="P128"><text:span text:style-name="T139"><text:s text:c="4"/></text:span><text:span text:style-name="T58">&lt;form method="post" action="</text:span><text:span text:style-name="T153">{{ </text:span><text:span text:style-name="T155">path</text:span><text:span text:style-name="T153">('add_comment', {'id': article.id}) }}</text:span><text:span text:style-name="T60">"&gt;</text:span></text:p>
      <text:p text:style-name="P128"><text:span text:style-name="T139"><text:s text:c="4"/></text:span><text:span text:style-name="T61">id="</text:span><text:span text:style-name="T320">comment</text:span><text:span text:style-name="T61">_content"</text:span><text:span text:style-name="T139"> <text:s/></text:span><text:span text:style-name="T58">name=</text:span><text:span text:style-name="T59">"</text:span><text:span text:style-name="T321">comment</text:span><text:span text:style-name="T59">[</text:span><text:span text:style-name="T66">content</text:span><text:span text:style-name="T59">]"</text:span></text:p>
      <text:p text:style-name="P123">create form:</text:p>
      <text:p text:style-name="P67">php bin/console doctrine:generate:form MyBlogBundle:Comment</text:p>
      <text:p text:style-name="P39"><text:span text:style-name="T113">================</text:span><text:line-break/><text:span text:style-name="T80">CommentContoller</text:span><text:span text:style-name="T113">:</text:span></text:p>
      <text:p text:style-name="P125"><text:span text:style-name="T322">public function </text:span><text:span text:style-name="T326">addComment()…</text:span><text:span text:style-name="T328">.</text:span></text:p>
      <text:p text:style-name="P124"><text:span text:style-name="T195">A</text:span><text:span text:style-name="T194">rticleController</text:span><text:span text:style-name="T327">:</text:span></text:p>
      <text:p text:style-name="P124"><text:span text:style-name="T327"><text:tab/></text:span><text:span text:style-name="T196">viewArticle: &gt; $articles, $comments….</text:span></text:p>
      <text:p text:style-name="P39"><text:span text:style-name="T143">article</text:span><text:span text:style-name="T141">.twig</text:span><text:span text:style-name="T139">:</text:span></text:p>
      <text:p text:style-name="P193"><text:span text:style-name="T334">{</text:span><text:span text:style-name="T305">% </text:span><text:span text:style-name="T307">for comment in comments</text:span><text:span text:style-name="T305"> %}</text:span><text:line-break/><text:span text:style-name="T305"> <text:s text:c="3"/>&lt;</text:span><text:span text:style-name="T306">p</text:span><text:span text:style-name="T305">&gt;{{ </text:span><text:span text:style-name="T317">comment.content</text:span><text:span text:style-name="T318"> </text:span><text:span text:style-name="T305">}}&lt;/</text:span><text:span text:style-name="T306">p</text:span><text:span text:style-name="T305">&gt;</text:span><text:line-break/><text:span text:style-name="T305"> <text:s text:c="3"/>&lt;</text:span><text:span text:style-name="T306">small</text:span><text:span text:style-name="T305">&gt;{{ comment.dateAdded|date("F jS \\a\\t g:ia", 'Europe/Sofia') }}&lt;/</text:span><text:span text:style-name="T306">small</text:span><text:span text:style-name="T305">&gt;</text:span><text:line-break/><text:span text:style-name="T305">{% endfor %}</text:span></text:p>
      <text:p text:style-name="P35"><text:span text:style-name="T1">CommentRepository</text:span>:</text:p>
      <text:p text:style-name="P126"><text:span text:style-name="T323">public function </text:span><text:span text:style-name="T329">findAllComments</text:span></text:p>
      <text:p text:style-name="P93"><text:span text:style-name="T1">base</text:span>.html.twig:</text:p>
      <text:p text:style-name="P87"><text:span text:style-name="T301">{% if is_granted('ROLE_ADMIN') %}</text:span><text:line-break/><text:span text:style-name="T301"> <text:s text:c="3"/>&lt;</text:span><text:span text:style-name="T303">li</text:span><text:span text:style-name="T301">&gt;</text:span><text:line-break/><text:span text:style-name="T301"> <text:s text:c="7"/>&lt;</text:span><text:span text:style-name="T303">a </text:span><text:span text:style-name="T301">href="#"&gt;</text:span><text:line-break/><text:span text:style-name="T301"> <text:s text:c="11"/>Admin Panel</text:span><text:line-break/><text:span text:style-name="T301"> <text:s text:c="7"/>&lt;/</text:span><text:span text:style-name="T303">a</text:span><text:span text:style-name="T301">&gt;</text:span><text:line-break/><text:span text:style-name="T301"> <text:s text:c="3"/>&lt;/</text:span><text:span text:style-name="T303">li</text:span><text:span text:style-name="T301">&gt;</text:span><text:line-break/><text:span text:style-name="T301">{% endif %}</text:span></text:p>
      <text:p text:style-name="P122"><text:span text:style-name="T128">create s</text:span><text:span text:style-name="T204">AdminController:</text:span></text:p>
      <text:p text:style-name="P92"><text:span text:style-name="T301">public function indexAction</text:span><text:span text:style-name="T302">() - annotations</text:span></text:p>
      <text:p text:style-name="P85"><text:span text:style-name="T304">create dir admin</text:span><text:span text:style-name="T301"> &gt;index.html.twig</text:span></text:p>
      <text:p text:style-name="P39"><text:span text:style-name="T142">base.html.twig</text:span><text:span text:style-name="T140">: &gt; </text:span><text:span text:style-name="T205">&lt;</text:span><text:span text:style-name="T156">a </text:span><text:span text:style-name="T158">href="{{ path('all_users') }}"&gt;</text:span></text:p>
      <text:p text:style-name="P39"><text:span text:style-name="T81">AdminController</text:span><text:span text:style-name="T114">:</text:span><text:tab/><text:line-break/><text:span text:style-name="T324">public function </text:span><text:span text:style-name="T330">userProfile</text:span></text:p>
      <text:p text:style-name="P39"><text:span text:style-name="T164">admin</text:span><text:span text:style-name="T162"> &gt;</text:span><text:span text:style-name="T165">index.html.twig:</text:span></text:p>
      <text:p text:style-name="P86"><text:span text:style-name="T308">&lt;</text:span><text:span text:style-name="T303">a </text:span><text:span text:style-name="T305">href="{{ path('user_profile', {'id': user.id}) }}"&gt;{{ user.email }}&lt;/</text:span><text:span text:style-name="T303">a</text:span><text:span text:style-name="T305">&gt;</text:span></text:p>
      <text:p text:style-name="P61"><text:span text:style-name="T296">a</text:span><text:span text:style-name="T295">dmin </text:span><text:span text:style-name="T297">&gt;</text:span><text:span text:style-name="T311">create user_profile.html.twig</text:span></text:p>
      <text:p text:style-name="P130">create message functionality:</text:p>
      <text:p text:style-name="P95">&gt;php bin/console doctrine:generate:<text:span text:style-name="T1">entity</text:span></text:p>
      <text:p text:style-name="P96"><text:tab/><text:span text:style-name="T1">MyBlogBundle</text:span>:Message</text:p>
      <text:p text:style-name="P96"><text:tab/><text:tab/><text:tab/> <text:s/>about,</text:p>
      <text:p text:style-name="P96"><text:tab/><text:tab/><text:tab/>content(string:text),</text:p>
      <text:p text:style-name="P96"><text:tab/><text:tab/> <text:s text:c="5"/>dateAdded: datetime</text:p>
      <text:p text:style-name="P97"><text:soft-page-break/>============</text:p>
      <text:p text:style-name="P129">Create relations between tables Message and Users:</text:p>
      <text:p text:style-name="P94">Message:</text:p>
      <text:p text:style-name="P100">private $sender;</text:p>
      <text:p text:style-name="P132"><text:span text:style-name="T148">private $senderId;</text:span><text:span text:style-name="T208"><text:line-break/>private $recipent;</text:span></text:p>
      <text:p text:style-name="P132"><text:span text:style-name="T208">__</text:span><text:span text:style-name="T212">construct for dateAdded</text:span></text:p>
      <text:p text:style-name="P138"><text:span text:style-name="T212">g</text:span><text:span text:style-name="T207">etters/setters</text:span></text:p>
      <text:p text:style-name="P68">User:</text:p>
      <text:p text:style-name="P72">private $senders;</text:p>
      <text:p text:style-name="P72">private $recipients;</text:p>
      <text:p text:style-name="P70">__<text:span text:style-name="T360">construct add:</text:span></text:p>
      <text:p text:style-name="P101">$this-&gt;senders = new ArrayCollection();</text:p>
      <text:p text:style-name="P133"><text:span text:style-name="T209">$this-&gt;</text:span><text:span text:style-name="T210">recipients</text:span><text:span text:style-name="T209"> = new ArrayCollection();</text:span></text:p>
      <text:p text:style-name="P134"><text:span text:style-name="T220">a</text:span><text:span text:style-name="T219">dd getters/setters</text:span><text:span text:style-name="T207"> of senders and recipients</text:span></text:p>
      <text:p text:style-name="P102">==============</text:p>
      <text:p text:style-name="P109">php bin/console doctrine:schema:update –force</text:p>
      <text:p text:style-name="P135"><text:span text:style-name="T214">create s</text:span><text:span text:style-name="T215">Messagecontroller</text:span></text:p>
      <text:p text:style-name="P105"><text:span text:style-name="T1">Messagecontroller</text:span>: </text:p>
      <text:p text:style-name="P103">create send_messsage.twig</text:p>
      <text:p text:style-name="P103"/>
      <text:p text:style-name="P106">article.html.twig:</text:p>
      <text:p text:style-name="P136"><text:span text:style-name="T211"><text:tab/></text:span><text:span text:style-name="T242">&lt;</text:span><text:span text:style-name="T230">a </text:span><text:span text:style-name="T231">href="{{</text:span><text:span text:style-name="T184"> </text:span><text:span text:style-name="T185">path</text:span><text:span text:style-name="T184">('user_message'</text:span><text:span text:style-name="T51">, </text:span><text:span text:style-name="T149">{</text:span><text:span text:style-name="T150">'id'</text:span><text:span text:style-name="T149">: comment.author.id}))</text:span><text:span text:style-name="T184"> </text:span><text:span text:style-name="T231">}}</text:span></text:p>
      <text:list xml:id="list4056639246" text:style-name="L1">
        <text:list-item>
          <text:p text:style-name="P184"><text:span text:style-name="T216">form in</text:span><text:span text:style-name="T217"> </text:span><text:span text:style-name="T218">send_message</text:span><text:span text:style-name="T217">:</text:span></text:p>
        </text:list-item>
      </text:list>
      <text:p text:style-name="P137"><text:span text:style-name="T243">&lt;</text:span><text:span text:style-name="T232">form <text:s/></text:span><text:span text:style-name="T233">method="post"&gt;</text:span><text:span text:style-name="T245"><text:line-break/></text:span><text:span text:style-name="T233"> <text:s text:c="3"/>About: &lt;</text:span><text:span text:style-name="T232">label</text:span><text:span text:style-name="T233">&gt;</text:span><text:span text:style-name="T245"><text:line-break/></text:span><text:span text:style-name="T233"> <text:s text:c="15"/>&lt;</text:span><text:span text:style-name="T232">input </text:span><text:span text:style-name="T233">type="text" name="message[about]"&gt;</text:span><text:span text:style-name="T245"><text:line-break/></text:span><text:span text:style-name="T233"> <text:s text:c="11"/>&lt;/</text:span><text:span text:style-name="T232">label</text:span><text:span text:style-name="T233">&gt; &lt;</text:span><text:span text:style-name="T232">br </text:span><text:span text:style-name="T233">/&gt;</text:span><text:span text:style-name="T245"><text:line-break/></text:span><text:span text:style-name="T233"> <text:s text:c="3"/>Content: &lt;</text:span><text:span text:style-name="T232">label</text:span><text:span text:style-name="T233">&gt;</text:span><text:span text:style-name="T245"><text:line-break/></text:span><text:span text:style-name="T233"> <text:s text:c="15"/>&lt;</text:span><text:span text:style-name="T232">textarea </text:span><text:span text:style-name="T233">name="message[content]" cols="10" rows="10"&gt;&lt;/</text:span><text:span text:style-name="T232">textarea</text:span><text:span text:style-name="T233">&gt;</text:span><text:span text:style-name="T245"><text:line-break/></text:span><text:span text:style-name="T233"> <text:s text:c="12"/>&lt;/</text:span><text:span text:style-name="T232">label</text:span><text:span text:style-name="T233">&gt;&lt;</text:span><text:span text:style-name="T232">br </text:span><text:span text:style-name="T233">/&gt;</text:span><text:span text:style-name="T245"><text:line-break/></text:span><text:span text:style-name="T233"> <text:s text:c="3"/>&lt;</text:span><text:span text:style-name="T232">input </text:span><text:span text:style-name="T233">type="submit" value="Send"&gt;&lt;</text:span><text:span text:style-name="T232">br </text:span><text:span text:style-name="T233">/&gt;</text:span><text:span text:style-name="T245"><text:line-break/></text:span><text:span text:style-name="T233">&lt;/</text:span><text:span text:style-name="T232">form</text:span><text:span text:style-name="T233">&gt;</text:span></text:p>
      <text:p text:style-name="P104">=====</text:p>
      <text:list xml:id="list1771328629" text:style-name="L2">
        <text:list-item>
          <text:p text:style-name="P185">create form for Message entity:</text:p>
        </text:list-item>
      </text:list>
      <text:p text:style-name="P107">register.html.twig:</text:p>
      <text:p text:style-name="P139"><text:span text:style-name="T213"><text:tab/></text:span><text:span text:style-name="T52">{</text:span><text:span text:style-name="T46">% </text:span><text:span text:style-name="T36">for </text:span><text:span text:style-name="T46">msg </text:span><text:span text:style-name="T36">in </text:span><text:span text:style-name="T46">app.session.flashbag.get(</text:span><text:span text:style-name="T62">'info'</text:span><text:span text:style-name="T46">) %}</text:span><text:span text:style-name="T351"><text:line-break/></text:span><text:span text:style-name="T46"> <text:s text:c="3"/><text:tab/><text:tab/></text:span><text:span text:style-name="T36">&lt;</text:span><text:span text:style-name="T361">div </text:span><text:span text:style-name="T358">class</text:span><text:span text:style-name="T62">="alert alert-danger"</text:span><text:span text:style-name="T36">&gt;</text:span><text:span text:style-name="T351"><text:line-break/></text:span><text:span text:style-name="T36"> <text:s text:c="6"/><text:tab/><text:tab/> <text:s text:c="7"/></text:span><text:span text:style-name="T46">{{ msg }}</text:span><text:span text:style-name="T351"><text:line-break/></text:span><text:span text:style-name="T46"> <text:s text:c="3"/><text:tab/><text:tab/></text:span><text:span text:style-name="T36">&lt;/</text:span><text:span text:style-name="T361">div</text:span><text:span text:style-name="T36">&gt;</text:span><text:span text:style-name="T351"><text:line-break/><text:tab/></text:span><text:span text:style-name="T46">{% </text:span><text:span text:style-name="T36">endfor </text:span><text:span text:style-name="T46">%}</text:span></text:p>
      <text:p text:style-name="P108">send_message.html.twig:</text:p>
      <text:p text:style-name="P127"><text:span text:style-name="T53">{</text:span><text:span text:style-name="T47">% </text:span><text:span text:style-name="T41">for </text:span><text:span text:style-name="T55">msg </text:span><text:span text:style-name="T41">in </text:span><text:span text:style-name="T55">app.session.flashbag.ge</text:span><text:span text:style-name="T47">t(</text:span><text:span text:style-name="T63">'message'</text:span><text:span text:style-name="T47">) %}</text:span><text:line-break/><text:span text:style-name="T47"> <text:s text:c="3"/></text:span><text:span text:style-name="T240">&lt;</text:span><text:span text:style-name="T241">div </text:span><text:span text:style-name="T240">class="alert alert-success"&gt;</text:span><text:span text:style-name="T133"><text:line-break/></text:span><text:span text:style-name="T240"> <text:s text:c="7"/>&lt;</text:span><text:span text:style-name="T241">a </text:span><text:span text:style-name="T240">href="#" class="close" data-dismiss="alert" aria-label="close"&gt;x&lt;/</text:span><text:span text:style-name="T241">a</text:span><text:span text:style-name="T240">&gt;</text:span><text:span text:style-name="T133"><text:line-break/></text:span><text:span text:style-name="T240"> <text:s text:c="7"/>{{ msg }}</text:span><text:span text:style-name="T133"><text:line-break/></text:span><text:span text:style-name="T240"> <text:s text:c="3"/>&lt;/</text:span><text:span text:style-name="T241">div</text:span><text:span text:style-name="T240">&gt;</text:span><text:line-break/><text:span text:style-name="T47">{% </text:span><text:span text:style-name="T42">endfor</text:span><text:span text:style-name="T37"> </text:span><text:span text:style-name="T47">%}</text:span></text:p>
      <text:p text:style-name="P108">base.html.twig:</text:p>
      <text:p text:style-name="P127"><text:span text:style-name="T35">&lt;</text:span><text:span text:style-name="T362">script</text:span><text:span text:style-name="T37">&gt;</text:span><text:line-break/><text:span text:style-name="T37"> <text:s text:c="2"/></text:span><text:span text:style-name="T38"><text:s/></text:span><text:span text:style-name="T221">setTimeout</text:span><text:span text:style-name="T222">(function() {</text:span><text:span text:style-name="T206"><text:line-break/></text:span><text:span text:style-name="T222"> <text:s text:c="7"/>$('#msg').</text:span><text:span text:style-name="T221">fadeOut</text:span><text:span text:style-name="T222">();</text:span><text:span text:style-name="T206"><text:line-break/></text:span><text:span text:style-name="T222"> <text:s text:c="3"/>}, 3000)</text:span><text:line-break/><text:span text:style-name="T37">&lt;/</text:span><text:span text:style-name="T362">script</text:span><text:span text:style-name="T37">&gt;</text:span></text:p>
      <text:list xml:id="list2341408996" text:style-name="L3">
        <text:list-item>
          <text:p text:style-name="P186">myProfile:</text:p>
        </text:list-item>
      </text:list>
      <text:p text:style-name="P110">profile.html.twig:</text:p>
      <text:p text:style-name="P140"><text:span text:style-name="T243">&lt;</text:span><text:span text:style-name="T232">a </text:span><text:span text:style-name="T233">href="#"&gt;&lt;</text:span><text:span text:style-name="T232">span </text:span><text:span text:style-name="T233">class="glyphicon glyphicon-envelope"&gt;&lt;/</text:span><text:span text:style-name="T232">span</text:span><text:span text:style-name="T233">&gt;&lt;/</text:span><text:span text:style-name="T232">a</text:span><text:span text:style-name="T233">&gt;</text:span></text:p>
      <text:p text:style-name="P73">MessageController:</text:p>
      <text:p text:style-name="P57"><text:span text:style-name="T325">public function </text:span><text:span text:style-name="T331">mailBox()…</text:span><text:span text:style-name="T228">.</text:span></text:p>
      <text:p text:style-name="P55"><text:span text:style-name="T145">create</text:span><text:span text:style-name="T234"> in user </text:span><text:span text:style-name="T237">/mailbox.html.twig</text:span></text:p>
      <text:p text:style-name="P74">UserController:</text:p>
      <text:p text:style-name="P56"><text:span text:style-name="T235">$messages…</text:span><text:span text:style-name="T233">.</text:span></text:p>
      <text:p text:style-name="P80"><text:span text:style-name="T111">$countMessages </text:span><text:span text:style-name="T20">= count($messages);</text:span></text:p>
      <text:p text:style-name="P117">return messages… count</text:p>
      <text:p text:style-name="P111">profile.html.twig:</text:p>
      <text:p text:style-name="P78"><text:span text:style-name="T111">{</text:span><text:span text:style-name="T20">{ countMessages }}</text:span></text:p>
      <text:p text:style-name="P75">Message:</text:p>
      <text:p text:style-name="P77"><text:span text:style-name="T20">private $isRea</text:span><text:span text:style-name="T21">der</text:span><text:span text:style-name="T20">; getters/setters</text:span></text:p>
      <text:p text:style-name="P76"><text:tab/>chema:update --force</text:p>
      <text:list xml:id="list1650469896" text:style-name="L4">
        <text:list-item>
          <text:p text:style-name="P187">print all messages:</text:p>
        </text:list-item>
      </text:list>
      <text:p text:style-name="P89"><text:span text:style-name="T364">{</text:span><text:span text:style-name="T337">% for message in messages %}</text:span><text:line-break/><text:span text:style-name="T337"> <text:s text:c="3"/>&lt;</text:span><text:span text:style-name="T336">p</text:span><text:span text:style-name="T337">&gt;</text:span><text:line-break/><text:span text:style-name="T337"> <text:s text:c="7"/>&lt;</text:span><text:span text:style-name="T336">a </text:span><text:span text:style-name="T337">href="{{ path('') }}"&gt; </text:span><text:line-break/><text:soft-page-break/><text:span text:style-name="T337"> <text:s text:c="11"/>{{ message.sender.email }}</text:span><text:line-break/><text:span text:style-name="T337"> <text:s text:c="7"/>&lt;/</text:span><text:span text:style-name="T336">a</text:span><text:span text:style-name="T337">&gt;</text:span><text:line-break/><text:span text:style-name="T337"> <text:s text:c="7"/>&lt;</text:span><text:span text:style-name="T336">span </text:span><text:span text:style-name="T337">style="float: right</text:span><text:span text:style-name="T336">; </text:span><text:span text:style-name="T337">color: red"&gt;...Unread&lt;/</text:span><text:span text:style-name="T336">span</text:span><text:span text:style-name="T337">&gt;</text:span><text:line-break/><text:span text:style-name="T337"> <text:s text:c="3"/>&lt;/</text:span><text:span text:style-name="T336">p</text:span><text:span text:style-name="T337">&gt;</text:span><text:line-break/><text:span text:style-name="T337"> <text:s text:c="3"/>&lt;</text:span><text:span text:style-name="T336">hr</text:span><text:span text:style-name="T337">&gt;</text:span><text:line-break/><text:span text:style-name="T337">{% endfor %}</text:span></text:p>
      <text:p text:style-name="P112"/>
      <text:p text:style-name="P113">Messagecontroller:</text:p>
      <text:p text:style-name="P141"><text:span text:style-name="T244">public function </text:span><text:span text:style-name="T332">currentMessageAction</text:span><text:span text:style-name="T229">()</text:span><text:span text:style-name="T236">, </text:span><text:span text:style-name="T238">mailbox</text:span><text:span text:style-name="T239"> &gt; path(user_current_message)</text:span></text:p>
      <text:p text:style-name="P115">create message.twig...</text:p>
      <text:p text:style-name="P142">//crete form for "add message here:"...</text:p>
      <text:p text:style-name="P98">add script….</text:p>
      <text:p text:style-name="P91"><text:span text:style-name="T363">$message</text:span><text:span text:style-name="T336">-&gt;setIsReader(</text:span><text:span text:style-name="T338">true</text:span><text:span text:style-name="T336">);</text:span></text:p>
      <text:p text:style-name="P114">mailbox.html.twig:</text:p>
      <text:p text:style-name="P131"><text:span text:style-name="T54">{</text:span><text:span text:style-name="T48">% </text:span><text:span text:style-name="T39">if not </text:span><text:span text:style-name="T48">message.reader %}....</text:span></text:p>
      <text:list xml:id="list3044805868" text:style-name="L5">
        <text:list-item>
          <text:p text:style-name="P188">decrease message counter when read message…</text:p>
        </text:list-item>
      </text:list>
      <text:p text:style-name="P83"><text:span text:style-name="T353">U</text:span><text:span text:style-name="T352">serController:</text:span></text:p>
      <text:p text:style-name="P82"><text:span text:style-name="T112">-&gt;</text:span><text:span text:style-name="T22">findBy([</text:span><text:span text:style-name="T365">'recipient' </text:span><text:span text:style-name="T22">=&gt; $user,</text:span><text:line-break/><text:span text:style-name="T22"> <text:s text:c="9"/><text:tab/></text:span><text:span text:style-name="T365">'isReader' </text:span><text:span text:style-name="T22">=&gt; false</text:span><text:line-break/><text:span text:style-name="T22"> <text:s text:c="7"/><text:tab/> ]);</text:span></text:p>
      <text:list xml:id="list2850942175" text:style-name="L6">
        <text:list-item>
          <text:p text:style-name="P189">pagination:</text:p>
        </text:list-item>
      </text:list>
      <text:p text:style-name="P81"><text:span text:style-name="T106">&gt;</text:span><text:span text:style-name="T104">composer require knplabs/knp-paginator-bundle</text:span></text:p>
      <text:p text:style-name="P99">AppKernel:</text:p>
      <text:p text:style-name="P79"><text:span text:style-name="T111">new </text:span><text:span text:style-name="T20">Knp</text:span><text:span text:style-name="T24">\</text:span><text:span text:style-name="T20">Bundle</text:span><text:span text:style-name="T24">\</text:span><text:span text:style-name="T20">PaginatorBundle</text:span><text:span text:style-name="T24">\</text:span><text:span text:style-name="T20">KnpPaginatorBundle()</text:span></text:p>
      <text:p text:style-name="P40"><text:span text:style-name="T366">knp_paginator</text:span><text:span text:style-name="T223">:</text:span></text:p>
      <text:p text:style-name="P144"><text:s/><text:span text:style-name="T377"><text:s text:c="3"/></text:span><text:span text:style-name="T368">page_range</text:span><text:span text:style-name="T371">: </text:span><text:span text:style-name="T372">5</text:span><text:span text:style-name="T371"> <text:s text:c="22"/></text:span><text:span text:style-name="T374"># number of links showed in the pagination menu (e.g: you have 10 pages, a page_range of 3, on the 5th page you'll see links to page 4, 5, 6)</text:span></text:p>
      <text:p text:style-name="P145"><text:s text:c="4"/><text:span text:style-name="T367">default_options</text:span><text:span text:style-name="T370">:</text:span></text:p>
      <text:p text:style-name="P145"><text:s text:c="8"/><text:span text:style-name="T367">page_name</text:span><text:span text:style-name="T370">: </text:span><text:span text:style-name="T375">page <text:s text:c="16"/></text:span><text:span text:style-name="T373"># page query parameter name</text:span></text:p>
      <text:p text:style-name="P145"><text:s text:c="8"/><text:span text:style-name="T367">sort_field_name</text:span><text:span text:style-name="T370">: </text:span><text:span text:style-name="T375">sort <text:s text:c="10"/></text:span><text:span text:style-name="T373"># sort field query parameter name</text:span></text:p>
      <text:p text:style-name="P145"><text:s text:c="8"/><text:span text:style-name="T367">sort_direction_name</text:span><text:span text:style-name="T370">: </text:span><text:span text:style-name="T375">direction <text:s/></text:span><text:span text:style-name="T373"># sort direction query parameter name</text:span></text:p>
      <text:p text:style-name="P145"><text:s text:c="8"/><text:span text:style-name="T367">distinct</text:span><text:span text:style-name="T370">: </text:span><text:span text:style-name="T375">true <text:s text:c="17"/></text:span><text:span text:style-name="T373"># ensure distinct results, useful when ORM queries are using GROUP BY statements</text:span></text:p>
      <text:p text:style-name="P145"><text:s text:c="8"/><text:span text:style-name="T367">filter_field_name</text:span><text:span text:style-name="T370">: </text:span><text:span text:style-name="T375">filterField <text:s/></text:span><text:span text:style-name="T373"># filter field query parameter name</text:span></text:p>
      <text:p text:style-name="P145"><text:s text:c="8"/><text:span text:style-name="T367">filter_value_name</text:span><text:span text:style-name="T370">: </text:span><text:span text:style-name="T375">filterValue <text:s/></text:span><text:span text:style-name="T373"># filter value query parameter name</text:span></text:p>
      <text:p text:style-name="P145"><text:s text:c="4"/><text:span text:style-name="T367">template</text:span><text:span text:style-name="T370">:</text:span></text:p>
      <text:p text:style-name="P145"><text:s text:c="8"/><text:span text:style-name="T367">pagination</text:span><text:span text:style-name="T370">: </text:span><text:span text:style-name="T375">'@KnpPaginator/Pagination/sliding.html.twig'</text:span><text:span text:style-name="T370"> <text:s text:c="4"/></text:span><text:span text:style-name="T373"># sliding pagination controls template</text:span></text:p>
      <text:p text:style-name="P145"><text:s text:c="8"/><text:span text:style-name="T367">sortable</text:span><text:span text:style-name="T370">: </text:span><text:span text:style-name="T375">'@KnpPaginator/Pagination/sortable_link.html.twig'</text:span><text:span text:style-name="T370"> </text:span><text:span text:style-name="T373"># sort link template</text:span></text:p>
      <text:p text:style-name="P145"><text:s text:c="8"/><text:span text:style-name="T367">filtration</text:span><text:span text:style-name="T370">: </text:span><text:span text:style-name="T375">'@KnpPaginator/Pagination/filtration.html.twig'</text:span><text:span text:style-name="T370"> <text:s/></text:span><text:span text:style-name="T373"># filters template</text:span></text:p>
      <text:p text:style-name="P118"><text:span text:style-name="T378">@KnpPaginator/Pagination/twitter_bootstrap_pagination.html.twig</text:span><text:span text:style-name="T335"> </text:span></text:p>
      <text:p text:style-name="P69">defaultController:</text:p>
      <text:p text:style-name="P88"><text:span text:style-name="T346">$paginator </text:span><text:span text:style-name="T347">= $this-&gt;get(</text:span><text:span text:style-name="T349">'knp_paginator'</text:span><text:span text:style-name="T347">);</text:span><text:span text:style-name="T350"><text:line-break/></text:span><text:span text:style-name="T347">$pagination = $paginator-&gt;paginate(</text:span><text:span text:style-name="T350"><text:line-break/></text:span><text:span text:style-name="T347"> <text:s text:c="3"/>$articles, /* query NOT result */</text:span><text:span text:style-name="T350"><text:line-break/></text:span><text:span text:style-name="T347"> <text:s text:c="3"/>$request-&gt;query-&gt;getInt(</text:span><text:span text:style-name="T349">'page'</text:span><text:span text:style-name="T347">, </text:span><text:span text:style-name="T348">1</text:span><text:span text:style-name="T347">), /*page number*/</text:span><text:span text:style-name="T350"><text:line-break/></text:span><text:span text:style-name="T347"> <text:s text:c="3"/></text:span><text:span text:style-name="T348">4</text:span><text:span text:style-name="T347"> /*limit per page*/</text:span><text:line-break/><text:span text:style-name="T347">);</text:span></text:p>
      <text:p text:style-name="P116">index.twig:</text:p>
      <text:list xml:id="list969036220" text:style-name="L7">
        <text:list-item>
          <text:p text:style-name="P194"><text:span text:style-name="T45">{% </text:span><text:span text:style-name="T40">for </text:span><text:span text:style-name="T45">article </text:span><text:span text:style-name="T40">in </text:span><text:span text:style-name="T151">pagination</text:span><text:span text:style-name="T45"> %}</text:span></text:p>
        </text:list-item>
        <text:list-item>
          <text:p text:style-name="P162">{# display navigation #}</text:p>
        </text:list-item>
      </text:list>
      <text:p text:style-name="P147"><text:tab/>&lt;<text:span text:style-name="T369">div</text:span> <text:span text:style-name="T379">class</text:span>=<text:span text:style-name="T376">"navigation"</text:span>&gt;</text:p>
      <text:p text:style-name="P146"><text:tab/> <text:s text:c="3"/><text:span text:style-name="T370">{{ knp_pagination_render(</text:span><text:span text:style-name="T380">pagination</text:span><text:span text:style-name="T370">) }}</text:span></text:p>
      <text:p text:style-name="P147"><text:tab/>&lt;/<text:span text:style-name="T369">div</text:span>&gt;</text:p>
      <text:p text:style-name="P9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rator Mono" svg:font-family="'Operator Mono', Hack, 'Fira Code', 'Ubuntu Mono', 'Droid Sans Mono', 'Liberation Mono', 'Source Code Pro', Menlo, Consolas, Courier, monospace"/>
    <style:font-face style:name="Hack3" svg:font-family="Hack" style:font-family-generic="roman"/>
    <style:font-face style:name="Liberation Serif" svg:font-family="'Liberation Serif'" style:font-family-generic="roman"/>
    <style:font-face style:name="Lucida Sans1" svg:font-family="'Lucida Sans'" style:font-family-generic="swiss"/>
    <style:font-face style:name="Hack4" svg:font-family="Hack" style:font-family-generic="modern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1" svg:font-family="NSimSun" style:font-family-generic="modern" style:font-pitch="fixed"/>
    <style:font-face style:name="Alef" svg:font-family="Alef" style:font-pitch="variable"/>
    <style:font-face style:name="Amiri" svg:font-family="Amiri" style:font-pitch="variable"/>
    <style:font-face style:name="Hack2" svg:font-family="Hack" style:font-pitch="variable"/>
    <style:font-face style:name="Hack" svg:font-family="Hack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Hack1" svg:font-family="Hack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bg" fo:country="BG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22T18:39:49.813000000</dc:date>
    <meta:editing-duration>P1DT12H52M53S</meta:editing-duration>
    <meta:editing-cycles>36</meta:editing-cycles>
    <meta:generator>LibreOffice/6.4.0.3$Windows_X86_64 LibreOffice_project/b0a288ab3d2d4774cb44b62f04d5d28733ac6df8</meta:generator>
    <meta:document-statistic meta:table-count="0" meta:image-count="0" meta:object-count="0" meta:page-count="6" meta:paragraph-count="296" meta:word-count="1115" meta:character-count="11508" meta:non-whitespace-character-count="9882"/>
  </office:meta>
</office:document-meta>
</file>